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83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7425in"/>
    </style:style>
    <style:style style:name="co7" style:family="table-column">
      <style:table-column-properties fo:break-before="auto" style:column-width="1.398in"/>
    </style:style>
    <style:style style:name="co8" style:family="table-column">
      <style:table-column-properties fo:break-before="auto" style:column-width="1.5839in"/>
    </style:style>
    <style:style style:name="co9" style:family="table-column">
      <style:table-column-properties fo:break-before="auto" style:column-width="1.2236in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22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 style:data-style-name="N118">
      <style:table-cell-properties fo:border-bottom="none" fo:background-color="#e6e6e6" style:text-align-source="fix" style:repeat-content="false" fo:border-left="0.0008in solid #000000" fo:border-right="none" fo:border-top="0.0008in solid #000000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18">
      <style:table-cell-properties fo:border-bottom="none" fo:background-color="#e6e6e6" style:text-align-source="fix" style:repeat-content="false" fo:border-left="0.0008in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e6e6e6" style:text-align-source="fix" style:repeat-content="false" fo:border-left="0.0008in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fo:background-color="#e6e6e6" fo:border-left="0.0008in solid #000000" fo:border-right="none" fo:border-top="0.0008in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008in solid #000000"/>
    </style:style>
    <style:style style:name="ce12" style:family="table-cell" style:parent-style-name="Default">
      <style:table-cell-properties fo:background-color="#e6e6e6" fo:border="0.0008in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fo:border-bottom="none" fo:border-left="none" fo:border-right="none" fo:border-top="0.0008in solid #000000"/>
      <style:text-properties fo:font-weight="bold" style:font-weight-asian="bold" style:font-weight-complex="bold"/>
    </style:style>
    <style:style style:name="ce15" style:family="table-cell" style:parent-style-name="Default" style:data-style-name="N118">
      <style:table-cell-properties fo:background-color="#e6e6e6"/>
      <style:text-properties fo:font-weight="normal" style:font-weight-asian="normal" style:font-weight-complex="normal"/>
    </style:style>
    <style:style style:name="ce16" style:family="table-cell" style:parent-style-name="Default" style:data-style-name="N121"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e6e6e6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0008in solid #000000" fo:border-left="none" fo:border-right="none" fo:border-top="none"/>
      <style:text-properties fo:font-weight="normal" style:font-weight-asian="normal" style:font-weight-complex="normal"/>
    </style:style>
    <style:style style:name="ce19" style:family="table-cell" style:parent-style-name="Default">
      <style:text-properties fo:font-size="13pt" style:font-size-asian="13pt" style:font-size-complex="13pt"/>
    </style:style>
    <style:style style:name="ce20" style:family="table-cell" style:parent-style-name="Default">
      <style:table-cell-properties fo:border-bottom="none" fo:background-color="transparent" fo:border-left="none" fo:border-right="none" fo:border-top="0.0008in solid #000000"/>
      <style:text-properties fo:font-weight="normal" style:font-weight-asian="normal" style:font-weight-complex="normal"/>
    </style:style>
    <style:style style:name="ce21" style:family="table-cell" style:parent-style-name="Default" style:data-style-name="N121">
      <style:table-cell-properties fo:background-color="transparent" fo:border="none"/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fo:background-color="transparent"/>
    </style:style>
    <style:style style:name="ce23" style:family="table-cell" style:parent-style-name="Default" style:data-style-name="N2">
      <style:table-cell-properties fo:background-color="#e6e6e6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0.0008in solid #000000" fo:background-color="transparent" fo:border-left="none" fo:border-right="none" fo:border-top="none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26" style:family="table-cell" style:parent-style-name="Default" style:data-style-name="N121">
      <style:table-cell-properties fo:border="none"/>
      <style:text-properties fo:font-weight="normal" style:font-weight-asian="normal" style:font-weight-complex="normal"/>
    </style:style>
    <style:style style:name="ce27" style:family="table-cell" style:parent-style-name="Default" style:data-style-name="N121">
      <style:table-cell-properties fo:border-bottom="none" fo:border-left="none" fo:border-right="none" fo:border-top="0.0008in solid #000000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none" fo:background-color="transparent" fo:border-left="none" fo:border-right="none" fo:border-top="0.0008in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3b3b3" fo:border="0.0008in solid #000000"/>
    </style:style>
    <style:style style:name="ce30" style:family="table-cell" style:parent-style-name="Default">
      <style:table-cell-properties fo:border-bottom="0.0008in solid #000000" fo:background-color="#e6e6e6" fo:border-left="0.0008in solid #000000" fo:border-right="none" fo:border-top="0.0008in solid #000000"/>
    </style:style>
    <style:style style:name="ce31" style:family="table-cell" style:parent-style-name="Default">
      <style:table-cell-properties fo:background-color="#e6e6e6" fo:border="0.0008in solid #000000"/>
    </style:style>
    <style:style style:name="ce32" style:family="table-cell" style:parent-style-name="Default" style:data-style-name="N2">
      <style:table-cell-properties fo:border="0.0008in solid #000000"/>
    </style:style>
    <style:style style:name="ce33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34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35" style:family="table-cell" style:parent-style-name="Default">
      <style:table-cell-properties fo:border-bottom="none" fo:background-color="#e6e6e6" fo:border-left="none" fo:border-right="none" fo:border-top="0.0008in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008in solid #000000" fo:border-left="none" fo:border-right="none" fo:border-top="none"/>
    </style:style>
    <style:style style:name="ce37" style:family="table-cell" style:parent-style-name="Default">
      <style:table-cell-properties fo:border-bottom="0.0008in solid #000000" fo:background-color="transparent" fo:border-left="none" fo:border-right="none" fo:border-top="none"/>
    </style:style>
    <style:style style:name="ce38" style:family="table-cell" style:parent-style-name="Default">
      <style:table-cell-properties fo:background-color="transparent" fo:border="none"/>
    </style:style>
    <style:style style:name="ce39" style:family="table-cell" style:parent-style-name="Default">
      <style:table-cell-properties fo:border-bottom="0.0008in solid #000000" fo:background-color="#e6e6e6" fo:border-left="none" fo:border-right="none" fo:border-top="0.0008in solid #000000"/>
    </style:style>
    <style:style style:name="ce40" style:family="table-cell" style:parent-style-name="Default">
      <style:table-cell-properties fo:border-bottom="0.0008in solid #000000" fo:border-left="none" fo:border-right="none" fo:border-top="0.0008in solid #000000"/>
    </style:style>
    <style:style style:name="ce41" style:family="table-cell" style:parent-style-name="Default">
      <style:table-cell-properties fo:border-bottom="none" fo:background-color="transparent" fo:border-left="none" fo:border-right="none" fo:border-top="0.0008in solid #000000"/>
    </style:style>
    <style:style style:name="ce42" style:family="table-cell" style:parent-style-name="Default" style:data-style-name="N2">
      <style:table-cell-properties fo:background-color="#e6e6e6"/>
      <style:text-properties fo:color="#008000" fo:font-size="13pt" fo:font-weight="bold" style:font-size-asian="13pt" style:font-weight-asian="bold" style:font-size-complex="13pt" style:font-weight-complex="bold"/>
    </style:style>
    <style:style style:name="ce43" style:family="table-cell" style:parent-style-name="Default">
      <style:table-cell-properties fo:border-bottom="none" fo:border-left="none" fo:border-right="none" fo:border-top="0.0008in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transparent" fo:border-left="none" fo:border-right="0.0008in solid #000000" fo:border-top="0.0008in solid #000000"/>
    </style:style>
    <style:style style:name="ce45" style:family="table-cell" style:parent-style-name="Default">
      <style:table-cell-properties fo:border-bottom="none" fo:background-color="transparent" fo:border-left="none" fo:border-right="0.0008in solid #000000" fo:border-top="none"/>
      <style:text-properties fo:font-weight="bold" style:font-weight-asian="bold" style:font-weight-complex="bold"/>
    </style:style>
    <style:style style:name="ce46" style:family="table-cell" style:parent-style-name="Default" style:data-style-name="N118">
      <style:table-cell-properties fo:border-bottom="none" fo:background-color="#e6e6e6" fo:border-left="none" fo:border-right="0.0008in solid #000000" fo:border-top="none"/>
      <style:text-properties fo:font-weight="normal" style:font-weight-asian="normal" style:font-weight-complex="normal"/>
    </style:style>
    <style:style style:name="ce47" style:family="table-cell" style:parent-style-name="Default" style:data-style-name="N2">
      <style:table-cell-properties fo:border-bottom="none" fo:background-color="transparent" fo:border-left="none" fo:border-right="0.0008in solid #000000" fo:border-top="none"/>
    </style:style>
    <style:style style:name="ce48" style:family="table-cell" style:parent-style-name="Default" style:data-style-name="N2">
      <style:table-cell-properties fo:border-bottom="none" fo:background-color="#e6e6e6" fo:border-left="none" fo:border-right="0.0008in solid #000000" fo:border-top="none"/>
      <style:text-properties fo:color="#00ae00"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fo:border-bottom="0.0008in solid #000000" fo:background-color="transparent" fo:border-left="none" fo:border-right="0.0008in solid #000000" fo:border-top="none"/>
    </style:style>
    <style:style style:name="ce50" style:family="table-cell" style:parent-style-name="Default" style:data-style-name="N2">
      <style:table-cell-properties fo:border-bottom="none" fo:background-color="#e6e6e6" fo:border-left="none" fo:border-right="0.0008in solid #000000" fo:border-top="none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0.0008in solid #000000" fo:background-color="#e6e6e6" fo:border-left="none" fo:border-right="0.0008in solid #000000" fo:border-top="0.0008in solid #000000"/>
    </style:style>
    <style:style style:name="ce52" style:family="table-cell" style:parent-style-name="Default" style:data-style-name="N121">
      <style:table-cell-properties fo:background-color="#e6e6e6"/>
      <style:text-properties fo:color="#00ae00" fo:font-weight="bold" style:font-weight-asian="bold" style:font-weight-complex="bold"/>
    </style:style>
    <style:style style:name="ce53" style:family="table-cell" style:parent-style-name="Default">
      <style:table-cell-properties fo:border-bottom="none" fo:border-left="none" fo:border-right="0.0008in solid #000000" fo:border-top="0.0008in solid #000000"/>
      <style:text-properties fo:font-weight="bold" style:font-weight-asian="bold" style:font-weight-complex="bold"/>
    </style:style>
    <style:style style:name="ce54" style:family="table-cell" style:parent-style-name="Default" style:data-style-name="N121">
      <style:table-cell-properties fo:border-bottom="none" fo:border-left="none" fo:border-right="0.0008in solid #000000" fo:border-top="none"/>
      <style:text-properties fo:font-weight="normal" style:font-weight-asian="normal" style:font-weight-complex="normal"/>
    </style:style>
    <style:style style:name="ce55" style:family="table-cell" style:parent-style-name="Default" style:data-style-name="N121">
      <style:table-cell-properties fo:border-bottom="none" fo:background-color="#e6e6e6" fo:border-left="none" fo:border-right="0.0008in solid #000000" fo:border-top="none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0.0008in solid #000000" fo:border-left="none" fo:border-right="0.0008in solid #000000" fo:border-top="none"/>
      <style:text-properties fo:font-weight="normal" style:font-weight-asian="normal" style:font-weight-complex="normal"/>
    </style:style>
    <style:style style:name="ce57" style:family="table-cell" style:parent-style-name="Default" style:data-style-name="N118">
      <style:table-cell-properties fo:background-color="#e6e6e6" fo:border="none"/>
      <style:text-properties fo:font-weight="normal" style:font-weight-asian="normal" style:font-weight-complex="normal"/>
    </style:style>
    <style:style style:name="ce58" style:family="table-cell" style:parent-style-name="Default" style:data-style-name="N121">
      <style:table-cell-properties fo:background-color="#e6e6e6" fo:border="none"/>
      <style:text-properties fo:font-weight="normal" style:font-weight-asian="normal" style:font-weight-complex="normal"/>
    </style:style>
    <style:style style:name="ce59" style:family="table-cell" style:parent-style-name="Default" style:data-style-name="N121">
      <style:table-cell-properties fo:background-color="#e6e6e6" fo:border="none"/>
      <style:text-properties fo:color="#00ae00" fo:font-weight="bold" style:font-weight-asian="bold" style:font-weight-complex="bold"/>
    </style:style>
    <style:style style:name="ce60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order-bottom="none" fo:border-left="none" fo:border-right="0.0008in solid #000000" fo:border-top="none"/>
    </style:style>
    <style:style style:name="ce62" style:family="table-cell" style:parent-style-name="Default" style:data-style-name="N121">
      <style:table-cell-properties fo:border-bottom="none" fo:background-color="#e6e6e6" fo:border-left="none" fo:border-right="0.0008in solid #000000" fo:border-top="none"/>
      <style:text-properties fo:color="#00ae00" fo:font-weight="bold" style:font-weight-asian="bold" style:font-weight-complex="bold"/>
    </style:style>
    <style:style style:name="ce63" style:family="table-cell" style:parent-style-name="Default">
      <style:table-cell-properties fo:border-bottom="0.0008in solid #000000" fo:border-left="none" fo:border-right="0.0008in solid #000000" fo:border-top="none"/>
    </style:style>
    <style:style style:name="ce64" style:family="table-cell" style:parent-style-name="Default">
      <style:table-cell-properties fo:border="none"/>
    </style:style>
    <style:style style:name="ce65" style:family="table-cell" style:parent-style-name="Default" style:data-style-name="N118"/>
    <style:style style:name="ce66" style:family="table-cell" style:parent-style-name="Default">
      <style:table-cell-properties fo:border-bottom="none" fo:border-left="none" fo:border-right="0.0008in solid #000000" fo:border-top="0.0008in solid #000000"/>
    </style:style>
    <style:style style:name="ce67" style:family="table-cell" style:parent-style-name="Default" style:data-style-name="N118">
      <style:table-cell-properties fo:border-bottom="none" fo:background-color="#e6e6e6" fo:border-left="none" fo:border-right="0.0008in solid #000000" fo:border-top="none"/>
    </style:style>
    <style:style style:name="ce68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69" style:family="table-cell" style:parent-style-name="Default" style:data-style-name="N120">
      <style:table-cell-properties fo:border-bottom="none" fo:background-color="#e6e6e6" fo:border-left="0.0008in solid #000000" fo:border-right="none" fo:border-top="0.0008in solid #000000"/>
      <style:text-properties fo:font-weight="bold" style:font-weight-asian="bold" style:font-weight-complex="bold"/>
    </style:style>
    <style:style style:name="ce70" style:family="table-cell" style:parent-style-name="Default">
      <style:text-properties style:use-window-font-color="true" style:text-outline="false" style:text-line-through-style="none" style:font-name="Times New Roman" fo:font-size="9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22">
      <style:table-cell-properties fo:border-bottom="none" fo:border-left="0.0008in solid #000000" fo:border-right="none" fo:border-top="none"/>
    </style:style>
    <style:style style:name="ce72" style:family="table-cell" style:parent-style-name="Default" style:data-style-name="N122">
      <style:table-cell-properties fo:border-bottom="0.0008in solid #000000" fo:border-left="0.0008in solid #000000" fo:border-right="none" fo:border-top="none"/>
    </style:style>
    <style:style style:name="ce73" style:family="table-cell" style:parent-style-name="Default" style:data-style-name="N120"/>
    <style:style style:name="ce74" style:family="table-cell" style:parent-style-name="Default" style:data-style-name="N118">
      <style:table-cell-properties fo:background-color="#e6e6e6"/>
    </style:style>
    <style:style style:name="ce75" style:family="table-cell" style:parent-style-name="Default">
      <style:table-cell-properties fo:border-bottom="none" fo:background-color="#e6e6e6" fo:border-left="none" fo:border-right="0.0008in solid #000000" fo:border-top="0.0008in solid #000000"/>
      <style:text-properties fo:font-weight="bold" style:font-weight-asian="bold" style:font-weight-complex="bold"/>
    </style:style>
    <style:style style:name="ce76" style:family="table-cell" style:parent-style-name="Default" style:data-style-name="N120"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e6e6e6" fo:border="0.0008in solid #000000"/>
      <style:text-properties fo:font-weight="normal" style:font-weight-asian="normal" style:font-weight-complex="normal"/>
    </style:style>
    <style:style style:name="ce78" style:family="table-cell" style:parent-style-name="Default" style:data-style-name="N122">
      <style:table-cell-properties fo:background-color="transparent" fo:border="0.0008in solid #000000"/>
    </style:style>
    <style:style style:name="ce79" style:family="table-cell" style:parent-style-name="Default" style:data-style-name="N1">
      <style:table-cell-properties fo:background-color="#e6e6e6" fo:border="0.0008in solid #000000"/>
    </style:style>
    <style:style style:name="ce80" style:family="table-cell" style:parent-style-name="Default">
      <style:text-properties fo:color="#ff0000"/>
    </style:style>
    <style:style style:name="gr1" style:family="graphic">
      <style:graphic-properties draw:ole-draw-aspect="1"/>
    </style:style>
    <style:style style:name="T1" style:family="text">
      <style:text-properties fo:color="#ff0000"/>
    </style:style>
    <style:style style:name="T2" style:family="text">
      <style:text-properties style:text-position="super 58%"/>
    </style:style>
  </office:automatic-styles>
  <office:body>
    <office:spreadsheet>
      <table:table table:name="vs fo2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number-columns-repeated="4" table:default-cell-style-name="Default"/>
        <table:table-column table:style-name="co3" table:number-columns-repeated="1015" table:default-cell-style-name="Default"/>
        <table:table-row table:style-name="ro3">
          <table:table-cell table:style-name="ce1" office:value-type="string">
            <text:p>Tests Patience vs FellOmen2</text:p>
          </table:table-cell>
          <table:table-cell table:style-name="ce2" table:number-columns-repeated="5"/>
          <table:table-cell table:number-columns-repeated="1018"/>
        </table:table-row>
        <table:table-row table:style-name="ro4">
          <table:table-cell table:style-name="ce2" table:number-columns-repeated="6"/>
          <table:table-cell table:number-columns-repeated="1018"/>
        </table:table-row>
        <table:table-row table:style-name="ro5">
          <table:table-cell table:style-name="ce3" office:value-type="string">
            <text:p>3x3x3x3</text:p>
          </table:table-cell>
          <table:table-cell table:style-name="ce2" table:number-columns-repeated="5"/>
          <table:table-cell table:number-columns-repeated="1018"/>
        </table:table-row>
        <table:table-row-group>
          <table:table-row table:style-name="ro4">
            <table:table-cell table:style-name="ce4" office:value-type="string">
              <text:p>CA</text:p>
            </table:table-cell>
            <table:table-cell table:style-name="ce14" office:value-type="string">
              <text:p>2 x hs-3x3x3x3, mc: 5,5G, leaves: 4K</text:p>
            </table:table-cell>
            <table:table-cell table:style-name="ce14" table:number-columns-repeated="2"/>
            <table:table-cell table:style-name="ce43" table:number-columns-repeated="2"/>
            <table:table-cell table:style-name="ce53"/>
            <table:table-cell table:number-columns-repeated="1017"/>
          </table:table-row>
          <table:table-row table:style-name="ro4">
            <table:table-cell table:style-name="ce5" office:value-type="string">
              <text:p>Epsilon</text:p>
            </table:table-cell>
            <table:table-cell table:style-name="ce15" office:value-type="float" office:value="0.1">
              <text:p>0.100</text:p>
            </table:table-cell>
            <table:table-cell table:style-name="ce15" office:value-type="float" office:value="0.075">
              <text:p>0.075</text:p>
            </table:table-cell>
            <table:table-cell table:style-name="ce15" office:value-type="float" office:value="0.05">
              <text:p>0.050</text:p>
            </table:table-cell>
            <table:table-cell table:style-name="ce15" office:value-type="float" office:value="0.025">
              <text:p>0.025</text:p>
            </table:table-cell>
            <table:table-cell table:style-name="ce15" office:value-type="float" office:value="0.01">
              <text:p>0.010</text:p>
            </table:table-cell>
            <table:table-cell table:style-name="ce46" office:value-type="float" office:value="0.005">
              <text:p>0.005</text:p>
            </table:table-cell>
            <table:table-cell table:style-name="ce65"/>
            <table:table-cell table:number-columns-repeated="1016"/>
          </table:table-row>
          <table:table-row table:style-name="ro4">
            <table:table-cell table:style-name="ce5" office:value-type="string">
              <text:p>0</text:p>
            </table:table-cell>
            <table:table-cell table:style-name="ce16" office:value-type="float" office:value="-59.12">
              <text:p>-59.1</text:p>
            </table:table-cell>
            <table:table-cell table:style-name="ce16" office:value-type="float" office:value="-39.46">
              <text:p>-39.5</text:p>
            </table:table-cell>
            <table:table-cell table:style-name="ce16" office:value-type="float" office:value="-64.68">
              <text:p>-64.7</text:p>
            </table:table-cell>
            <table:table-cell table:style-name="ce16" office:value-type="float" office:value="-26.67">
              <text:p>-26.7</text:p>
            </table:table-cell>
            <table:table-cell table:style-name="ce16"/>
            <table:table-cell table:style-name="ce54"/>
            <table:table-cell table:number-columns-repeated="1017"/>
          </table:table-row>
          <table:table-row table:style-name="ro4">
            <table:table-cell table:style-name="ce6" office:value-type="string">
              <text:p>1</text:p>
            </table:table-cell>
            <table:table-cell table:style-name="ce16" office:value-type="float" office:value="-186.75">
              <text:p>-186.8</text:p>
            </table:table-cell>
            <table:table-cell table:style-name="ce16" office:value-type="float" office:value="-213.83">
              <text:p>-213.8</text:p>
            </table:table-cell>
            <table:table-cell table:style-name="ce16" office:value-type="float" office:value="-161.85">
              <text:p>-161.9</text:p>
            </table:table-cell>
            <table:table-cell table:style-name="ce16" office:value-type="float" office:value="-200.86">
              <text:p>-200.9</text:p>
            </table:table-cell>
            <table:table-cell table:style-name="ce16"/>
            <table:table-cell table:style-name="ce54"/>
            <table:table-cell table:number-columns-repeated="1017"/>
          </table:table-row>
          <table:table-row table:style-name="ro4">
            <table:table-cell table:style-name="ce6" office:value-type="string">
              <text:p>Total</text:p>
            </table:table-cell>
            <table:table-cell table:style-name="ce17" table:formula="of:=([.B6]+[.B7])/2" office:value-type="float" office:value="-122.935">
              <text:p>-122.9</text:p>
            </table:table-cell>
            <table:table-cell table:style-name="ce17" table:formula="of:=([.C6]+[.C7])/2" office:value-type="float" office:value="-126.645">
              <text:p>-126.6</text:p>
            </table:table-cell>
            <table:table-cell table:style-name="ce17" table:formula="of:=([.D6]+[.D7])/2" office:value-type="float" office:value="-113.265">
              <text:p>-113.3</text:p>
            </table:table-cell>
            <table:table-cell table:style-name="ce17" table:formula="of:=([.E6]+[.E7])/2" office:value-type="float" office:value="-113.765">
              <text:p>-113.8</text:p>
            </table:table-cell>
            <table:table-cell table:style-name="ce17" table:formula="of:=([.F6]+[.F7])/2" office:value-type="float" office:value="0">
              <text:p>0.0</text:p>
            </table:table-cell>
            <table:table-cell table:style-name="ce55" table:formula="of:=([.G6]+[.G7])/2" office:value-type="float" office:value="0">
              <text:p>0.0</text:p>
            </table:table-cell>
            <table:table-cell table:number-columns-repeated="1017"/>
          </table:table-row>
          <table:table-row table:style-name="ro4">
            <table:table-cell table:style-name="ce7" office:value-type="string">
              <text:p>Games</text:p>
            </table:table-cell>
            <table:table-cell table:style-name="ce18" office:value-type="float" office:value="278000">
              <text:p>278000</text:p>
            </table:table-cell>
            <table:table-cell table:style-name="ce18" office:value-type="float" office:value="208000">
              <text:p>208000</text:p>
            </table:table-cell>
            <table:table-cell table:style-name="ce18" office:value-type="float" office:value="292000">
              <text:p>292000</text:p>
            </table:table-cell>
            <table:table-cell table:style-name="ce18" office:value-type="float" office:value="236000">
              <text:p>236000</text:p>
            </table:table-cell>
            <table:table-cell table:style-name="ce18"/>
            <table:table-cell table:style-name="ce56"/>
            <table:table-cell table:number-columns-repeated="1017"/>
          </table:table-row>
        </table:table-row-group>
        <table:table-row table:style-name="ro4">
          <table:table-cell table:number-columns-repeated="1024"/>
        </table:table-row>
        <table:table-row table:style-name="ro5">
          <table:table-cell table:style-name="ce3" office:value-type="string">
            <text:p>5x5x5x5</text:p>
          </table:table-cell>
          <table:table-cell table:number-columns-repeated="1023"/>
        </table:table-row>
        <table:table-row-group>
          <table:table-row table:style-name="ro4">
            <table:table-cell table:number-columns-repeated="1024"/>
          </table:table-row>
          <table:table-row table:style-name="ro4">
            <table:table-cell table:style-name="ce4" office:value-type="string">
              <text:p>CA</text:p>
            </table:table-cell>
            <table:table-cell table:style-name="ce14" office:value-type="string">
              <text:p>2 x hs-5x5x5x5, mc: 21G, leaves: 129K</text:p>
            </table:table-cell>
            <table:table-cell table:style-name="ce14" table:number-columns-repeated="2"/>
            <table:table-cell table:style-name="ce43" table:number-columns-repeated="2"/>
            <table:table-cell table:style-name="ce53"/>
            <table:table-cell table:number-columns-repeated="1017"/>
          </table:table-row>
          <table:table-row table:style-name="ro4">
            <table:table-cell table:style-name="ce5" office:value-type="string">
              <text:p>Epsilon</text:p>
            </table:table-cell>
            <table:table-cell table:style-name="ce15" office:value-type="float" office:value="0.1">
              <text:p>0.100</text:p>
            </table:table-cell>
            <table:table-cell table:style-name="ce15" office:value-type="float" office:value="0.075">
              <text:p>0.075</text:p>
            </table:table-cell>
            <table:table-cell table:style-name="ce15" office:value-type="float" office:value="0.05">
              <text:p>0.050</text:p>
            </table:table-cell>
            <table:table-cell table:style-name="ce15" office:value-type="float" office:value="0.025">
              <text:p>0.025</text:p>
            </table:table-cell>
            <table:table-cell table:style-name="ce15" office:value-type="float" office:value="0.01">
              <text:p>0.010</text:p>
            </table:table-cell>
            <table:table-cell table:style-name="ce46" office:value-type="float" office:value="0.005">
              <text:p>0.005</text:p>
            </table:table-cell>
            <table:table-cell table:number-columns-repeated="1017"/>
          </table:table-row>
          <table:table-row table:style-name="ro4">
            <table:table-cell table:style-name="ce5" office:value-type="string">
              <text:p>0</text:p>
            </table:table-cell>
            <table:table-cell table:style-name="ce16" office:value-type="float" office:value="-18.97">
              <text:p>-19.0</text:p>
            </table:table-cell>
            <table:table-cell table:style-name="ce16" office:value-type="float" office:value="6.47">
              <text:p>6.5</text:p>
            </table:table-cell>
            <table:table-cell table:style-name="ce16" office:value-type="float" office:value="19.33">
              <text:p>19.3</text:p>
            </table:table-cell>
            <table:table-cell table:style-name="ce16" office:value-type="float" office:value="31.04">
              <text:p>31.0</text:p>
            </table:table-cell>
            <table:table-cell table:style-name="ce16" office:value-type="float" office:value="34.69">
              <text:p>34.7</text:p>
            </table:table-cell>
            <table:table-cell table:style-name="ce54" office:value-type="float" office:value="44.19">
              <text:p>44.2</text:p>
            </table:table-cell>
            <table:table-cell table:number-columns-repeated="1017"/>
          </table:table-row>
          <table:table-row table:style-name="ro4">
            <table:table-cell table:style-name="ce6" office:value-type="string">
              <text:p>1</text:p>
            </table:table-cell>
            <table:table-cell table:style-name="ce16" office:value-type="float" office:value="-159.76">
              <text:p>-159.8</text:p>
            </table:table-cell>
            <table:table-cell table:style-name="ce16" office:value-type="float" office:value="-154.56">
              <text:p>-154.6</text:p>
            </table:table-cell>
            <table:table-cell table:style-name="ce16" office:value-type="float" office:value="-153.47">
              <text:p>-153.5</text:p>
            </table:table-cell>
            <table:table-cell table:style-name="ce16" office:value-type="float" office:value="-147.56">
              <text:p>-147.6</text:p>
            </table:table-cell>
            <table:table-cell table:style-name="ce16" office:value-type="float" office:value="-119.98">
              <text:p>-120.0</text:p>
            </table:table-cell>
            <table:table-cell table:style-name="ce54" office:value-type="float" office:value="-134.12">
              <text:p>-134.1</text:p>
            </table:table-cell>
            <table:table-cell table:number-columns-repeated="1017"/>
          </table:table-row>
          <table:table-row table:style-name="ro4">
            <table:table-cell table:style-name="ce6" office:value-type="string">
              <text:p>Total</text:p>
            </table:table-cell>
            <table:table-cell table:style-name="ce17" table:formula="of:=([.B15]+[.B16])/2" office:value-type="float" office:value="-89.365">
              <text:p>-89.4</text:p>
            </table:table-cell>
            <table:table-cell table:style-name="ce17" table:formula="of:=([.C15]+[.C16])/2" office:value-type="float" office:value="-74.045">
              <text:p>-74.0</text:p>
            </table:table-cell>
            <table:table-cell table:style-name="ce17" table:formula="of:=([.D15]+[.D16])/2" office:value-type="float" office:value="-67.07">
              <text:p>-67.1</text:p>
            </table:table-cell>
            <table:table-cell table:style-name="ce17" table:formula="of:=([.E15]+[.E16])/2" office:value-type="float" office:value="-58.26">
              <text:p>-58.3</text:p>
            </table:table-cell>
            <table:table-cell table:style-name="ce17" table:formula="of:=([.F15]+[.F16])/2" office:value-type="float" office:value="-42.645">
              <text:p>-42.6</text:p>
            </table:table-cell>
            <table:table-cell table:style-name="ce55" table:formula="of:=([.G15]+[.G16])/2" office:value-type="float" office:value="-44.965">
              <text:p>-45.0</text:p>
            </table:table-cell>
            <table:table-cell table:number-columns-repeated="1017"/>
          </table:table-row>
          <table:table-row table:style-name="ro4">
            <table:table-cell table:style-name="ce7" office:value-type="string">
              <text:p>Games</text:p>
            </table:table-cell>
            <table:table-cell table:style-name="ce18" office:value-type="float" office:value="230000">
              <text:p>230000</text:p>
            </table:table-cell>
            <table:table-cell table:style-name="ce18" office:value-type="float" office:value="226000">
              <text:p>226000</text:p>
            </table:table-cell>
            <table:table-cell table:style-name="ce18" office:value-type="float" office:value="214000">
              <text:p>214000</text:p>
            </table:table-cell>
            <table:table-cell table:style-name="ce18" office:value-type="float" office:value="204000">
              <text:p>204000</text:p>
            </table:table-cell>
            <table:table-cell table:style-name="ce18" office:value-type="float" office:value="222000">
              <text:p>222000</text:p>
            </table:table-cell>
            <table:table-cell table:style-name="ce56" office:value-type="float" office:value="206000">
              <text:p>206000</text:p>
            </table:table-cell>
            <table:table-cell table:number-columns-repeated="1017"/>
          </table:table-row>
          <table:table-row table:style-name="ro4">
            <table:table-cell table:number-columns-repeated="1024"/>
          </table:table-row>
          <table:table-row table:style-name="ro6">
            <table:table-cell table:style-name="ce4" office:value-type="string">
              <text:p>CA</text:p>
            </table:table-cell>
            <table:table-cell table:style-name="ce14" office:value-type="string">
              <text:p>hs-pfp-5x5x5x5 hand made (Neytiri),<text:span text:style-name="T1"> p0 neg -&gt; 0</text:span>, mc: 31G, leaves: 160K</text:p>
            </table:table-cell>
            <table:table-cell table:style-name="ce14" table:number-columns-repeated="2"/>
            <table:table-cell table:style-name="ce43" table:number-columns-repeated="2"/>
            <table:table-cell table:style-name="ce53"/>
            <table:table-cell table:number-columns-repeated="1017"/>
          </table:table-row>
          <table:table-row table:style-name="ro4">
            <table:table-cell table:style-name="ce5" office:value-type="string">
              <text:p>Epsilon</text:p>
            </table:table-cell>
            <table:table-cell table:style-name="ce15" office:value-type="float" office:value="0.1">
              <text:p>0.100</text:p>
            </table:table-cell>
            <table:table-cell table:style-name="ce15" office:value-type="float" office:value="0.075">
              <text:p>0.075</text:p>
            </table:table-cell>
            <table:table-cell table:style-name="ce15" office:value-type="float" office:value="0.05">
              <text:p>0.050</text:p>
            </table:table-cell>
            <table:table-cell table:style-name="ce15" office:value-type="float" office:value="0.025">
              <text:p>0.025</text:p>
            </table:table-cell>
            <table:table-cell table:style-name="ce15" office:value-type="float" office:value="0.01">
              <text:p>0.010</text:p>
            </table:table-cell>
            <table:table-cell table:style-name="ce46" office:value-type="float" office:value="0.005">
              <text:p>0.005</text:p>
            </table:table-cell>
            <table:table-cell table:number-columns-repeated="1017"/>
          </table:table-row>
          <table:table-row table:style-name="ro4">
            <table:table-cell table:style-name="ce5" office:value-type="string">
              <text:p>0</text:p>
            </table:table-cell>
            <table:table-cell table:style-name="ce16" office:value-type="float" office:value="7.25">
              <text:p>7.3</text:p>
            </table:table-cell>
            <table:table-cell table:style-name="ce16" office:value-type="float" office:value="-11.07">
              <text:p>-11.1</text:p>
            </table:table-cell>
            <table:table-cell table:style-name="ce16" office:value-type="float" office:value="-24.42">
              <text:p>-24.4</text:p>
            </table:table-cell>
            <table:table-cell table:style-name="ce16" office:value-type="float" office:value="14.66">
              <text:p>14.7</text:p>
            </table:table-cell>
            <table:table-cell table:style-name="ce16" office:value-type="float" office:value="1.99">
              <text:p>2.0</text:p>
            </table:table-cell>
            <table:table-cell table:style-name="ce54" office:value-type="float" office:value="0.59">
              <text:p>0.6</text:p>
            </table:table-cell>
            <table:table-cell office:value-type="string">
              <text:p>Pos 0 is very bad because of the wrong bucketizing of cards with negative value</text:p>
            </table:table-cell>
            <table:table-cell table:number-columns-repeated="1016"/>
          </table:table-row>
          <table:table-row table:style-name="ro4">
            <table:table-cell table:style-name="ce6" office:value-type="string">
              <text:p>1</text:p>
            </table:table-cell>
            <table:table-cell table:style-name="ce16" office:value-type="float" office:value="-170.38">
              <text:p>-170.4</text:p>
            </table:table-cell>
            <table:table-cell table:style-name="ce16" office:value-type="float" office:value="-136.39">
              <text:p>-136.4</text:p>
            </table:table-cell>
            <table:table-cell table:style-name="ce16" office:value-type="float" office:value="-124.87">
              <text:p>-124.9</text:p>
            </table:table-cell>
            <table:table-cell table:style-name="ce16" office:value-type="float" office:value="-133.16">
              <text:p>-133.2</text:p>
            </table:table-cell>
            <table:table-cell table:style-name="ce16" office:value-type="float" office:value="-116.51">
              <text:p>-116.5</text:p>
            </table:table-cell>
            <table:table-cell table:style-name="ce54" office:value-type="float" office:value="-114.34">
              <text:p>-114.3</text:p>
            </table:table-cell>
            <table:table-cell office:value-type="string">
              <text:p>Pos 1 is better compared to a simple HS bucketing preflop</text:p>
            </table:table-cell>
            <table:table-cell table:number-columns-repeated="1016"/>
          </table:table-row>
          <table:table-row table:style-name="ro4">
            <table:table-cell table:style-name="ce6" office:value-type="string">
              <text:p>Total</text:p>
            </table:table-cell>
            <table:table-cell table:style-name="ce17" table:formula="of:=([.B22]+[.B23])/2" office:value-type="float" office:value="-81.565">
              <text:p>-81.6</text:p>
            </table:table-cell>
            <table:table-cell table:style-name="ce17" table:formula="of:=([.C22]+[.C23])/2" office:value-type="float" office:value="-73.73">
              <text:p>-73.7</text:p>
            </table:table-cell>
            <table:table-cell table:style-name="ce17" table:formula="of:=([.D22]+[.D23])/2" office:value-type="float" office:value="-74.645">
              <text:p>-74.6</text:p>
            </table:table-cell>
            <table:table-cell table:style-name="ce17" table:formula="of:=([.E22]+[.E23])/2" office:value-type="float" office:value="-59.25">
              <text:p>-59.3</text:p>
            </table:table-cell>
            <table:table-cell table:style-name="ce17" table:formula="of:=([.F22]+[.F23])/2" office:value-type="float" office:value="-57.26">
              <text:p>-57.3</text:p>
            </table:table-cell>
            <table:table-cell table:style-name="ce55" table:formula="of:=([.G22]+[.G23])/2" office:value-type="float" office:value="-56.875">
              <text:p>-56.9</text:p>
            </table:table-cell>
            <table:table-cell table:number-columns-repeated="1017"/>
          </table:table-row>
          <table:table-row table:style-name="ro4">
            <table:table-cell table:style-name="ce7" office:value-type="string">
              <text:p>Games</text:p>
            </table:table-cell>
            <table:table-cell table:number-columns-repeated="4" table:style-name="ce18" office:value-type="float" office:value="200000">
              <text:p>200000</text:p>
            </table:table-cell>
            <table:table-cell table:style-name="ce18" office:value-type="float" office:value="224000">
              <text:p>224000</text:p>
            </table:table-cell>
            <table:table-cell table:style-name="ce56" office:value-type="float" office:value="226000">
              <text:p>226000</text:p>
            </table:table-cell>
            <table:table-cell table:number-columns-repeated="1017"/>
          </table:table-row>
          <table:table-row table:style-name="ro4">
            <table:table-cell table:number-columns-repeated="1024"/>
          </table:table-row>
          <table:table-row table:style-name="ro6">
            <table:table-cell table:style-name="ce4" office:value-type="string">
              <text:p>CA</text:p>
            </table:table-cell>
            <table:table-cell table:style-name="ce14" office:value-type="string">
              <text:p>hs-pfpkm-5x5x5x5 (Neytiri), p0 <text:span text:style-name="T1">neg -&gt; 0</text:span>, mc: 26G, leaves: 139K</text:p>
            </table:table-cell>
            <table:table-cell table:style-name="ce14" table:number-columns-repeated="2"/>
            <table:table-cell table:style-name="ce43" table:number-columns-repeated="2"/>
            <table:table-cell table:style-name="ce53"/>
            <table:table-cell table:number-columns-repeated="1017"/>
          </table:table-row>
          <table:table-row table:style-name="ro4">
            <table:table-cell table:style-name="ce5" office:value-type="string">
              <text:p>Epsilon</text:p>
            </table:table-cell>
            <table:table-cell table:style-name="ce15" office:value-type="float" office:value="0.1">
              <text:p>0.100</text:p>
            </table:table-cell>
            <table:table-cell table:style-name="ce15" office:value-type="float" office:value="0.075">
              <text:p>0.075</text:p>
            </table:table-cell>
            <table:table-cell table:style-name="ce15" office:value-type="float" office:value="0.05">
              <text:p>0.050</text:p>
            </table:table-cell>
            <table:table-cell table:style-name="ce15" office:value-type="float" office:value="0.025">
              <text:p>0.025</text:p>
            </table:table-cell>
            <table:table-cell table:style-name="ce15" office:value-type="float" office:value="0.01">
              <text:p>0.010</text:p>
            </table:table-cell>
            <table:table-cell table:style-name="ce46" office:value-type="float" office:value="0.005">
              <text:p>0.005</text:p>
            </table:table-cell>
            <table:table-cell table:number-columns-repeated="1017"/>
          </table:table-row>
          <table:table-row table:style-name="ro4">
            <table:table-cell table:style-name="ce5" office:value-type="string">
              <text:p>0</text:p>
            </table:table-cell>
            <table:table-cell table:style-name="ce16"/>
            <table:table-cell table:style-name="ce16" office:value-type="float" office:value="-3.04">
              <text:p>-3.0</text:p>
            </table:table-cell>
            <table:table-cell table:number-columns-repeated="3" table:style-name="ce16"/>
            <table:table-cell table:style-name="ce54"/>
            <table:table-cell table:number-columns-repeated="1017"/>
          </table:table-row>
          <table:table-row table:style-name="ro4">
            <table:table-cell table:style-name="ce6" office:value-type="string">
              <text:p>1</text:p>
            </table:table-cell>
            <table:table-cell table:style-name="ce16"/>
            <table:table-cell table:style-name="ce16" office:value-type="float" office:value="-149.82">
              <text:p>-149.8</text:p>
            </table:table-cell>
            <table:table-cell table:number-columns-repeated="3" table:style-name="ce16"/>
            <table:table-cell table:style-name="ce54"/>
            <table:table-cell table:number-columns-repeated="1017"/>
          </table:table-row>
          <table:table-row table:style-name="ro4">
            <table:table-cell table:style-name="ce6" office:value-type="string">
              <text:p>Total</text:p>
            </table:table-cell>
            <table:table-cell table:style-name="ce17" table:formula="of:=([.B29]+[.B30])/2" office:value-type="float" office:value="0">
              <text:p>0.0</text:p>
            </table:table-cell>
            <table:table-cell table:style-name="ce17" table:formula="of:=([.C29]+[.C30])/2" office:value-type="float" office:value="-76.43">
              <text:p>-76.4</text:p>
            </table:table-cell>
            <table:table-cell table:style-name="ce17" table:formula="of:=([.D29]+[.D30])/2" office:value-type="float" office:value="0">
              <text:p>0.0</text:p>
            </table:table-cell>
            <table:table-cell table:style-name="ce17" table:formula="of:=([.E29]+[.E30])/2" office:value-type="float" office:value="0">
              <text:p>0.0</text:p>
            </table:table-cell>
            <table:table-cell table:style-name="ce17" table:formula="of:=([.F29]+[.F30])/2" office:value-type="float" office:value="0">
              <text:p>0.0</text:p>
            </table:table-cell>
            <table:table-cell table:style-name="ce55" table:formula="of:=([.G29]+[.G30])/2" office:value-type="float" office:value="0">
              <text:p>0.0</text:p>
            </table:table-cell>
            <table:table-cell table:number-columns-repeated="1017"/>
          </table:table-row>
          <table:table-row table:style-name="ro4">
            <table:table-cell table:style-name="ce7" office:value-type="string">
              <text:p>Games</text:p>
            </table:table-cell>
            <table:table-cell table:style-name="ce18"/>
            <table:table-cell table:style-name="ce18" office:value-type="float" office:value="152000">
              <text:p>152000</text:p>
            </table:table-cell>
            <table:table-cell table:style-name="ce18" table:number-columns-repeated="3"/>
            <table:table-cell table:style-name="ce56"/>
            <table:table-cell office:value-type="string">
              <text:p>No more games because of the wrong CA for pos 0</text:p>
            </table:table-cell>
            <table:table-cell table:number-columns-repeated="1016"/>
          </table:table-row>
          <table:table-row table:style-name="ro4">
            <table:table-cell table:number-columns-repeated="1024"/>
          </table:table-row>
          <table:table-row table:style-name="ro4">
            <table:table-cell table:style-name="ce4" office:value-type="string">
              <text:p>CA</text:p>
            </table:table-cell>
            <table:table-cell table:style-name="ce14" office:value-type="string">
              <text:p>hs-pfpkm-5x5x5x5 (Neytiri), p0 -0.5-&gt;0, mc: 19G, leaves: 149K</text:p>
            </table:table-cell>
            <table:table-cell table:style-name="ce14" table:number-columns-repeated="2"/>
            <table:table-cell table:style-name="ce43" table:number-columns-repeated="2"/>
            <table:table-cell table:style-name="ce53"/>
            <table:table-cell table:number-columns-repeated="1017"/>
          </table:table-row>
          <table:table-row table:style-name="ro4">
            <table:table-cell table:style-name="ce5" office:value-type="string">
              <text:p>Epsilon</text:p>
            </table:table-cell>
            <table:table-cell table:style-name="ce15" office:value-type="float" office:value="0.1">
              <text:p>0.100</text:p>
            </table:table-cell>
            <table:table-cell table:style-name="ce15" office:value-type="float" office:value="0.075">
              <text:p>0.075</text:p>
            </table:table-cell>
            <table:table-cell table:style-name="ce15" office:value-type="float" office:value="0.05">
              <text:p>0.050</text:p>
            </table:table-cell>
            <table:table-cell table:style-name="ce15" office:value-type="float" office:value="0.025">
              <text:p>0.025</text:p>
            </table:table-cell>
            <table:table-cell table:style-name="ce15" office:value-type="float" office:value="0.01">
              <text:p>0.010</text:p>
            </table:table-cell>
            <table:table-cell table:style-name="ce46" office:value-type="float" office:value="0.005">
              <text:p>0.005</text:p>
            </table:table-cell>
            <table:table-cell table:number-columns-repeated="1017"/>
          </table:table-row>
          <table:table-row table:style-name="ro4">
            <table:table-cell table:style-name="ce5" office:value-type="string">
              <text:p>0</text:p>
            </table:table-cell>
            <table:table-cell table:style-name="ce16"/>
            <table:table-cell office:value-type="float" office:value="5.85">
              <text:p>5.85</text:p>
            </table:table-cell>
            <table:table-cell table:style-name="ce16" office:value-type="float" office:value="-10.53">
              <text:p>-10.5</text:p>
            </table:table-cell>
            <table:table-cell table:style-name="ce16" office:value-type="float" office:value="-10.54">
              <text:p>-10.5</text:p>
            </table:table-cell>
            <table:table-cell table:style-name="ce16" office:value-type="float" office:value="25.2">
              <text:p>25.2</text:p>
            </table:table-cell>
            <table:table-cell table:style-name="ce54" office:value-type="float" office:value="24.74">
              <text:p>24.7</text:p>
            </table:table-cell>
            <table:table-cell table:number-columns-repeated="1017"/>
          </table:table-row>
          <table:table-row table:style-name="ro4">
            <table:table-cell table:style-name="ce6" office:value-type="string">
              <text:p>1</text:p>
            </table:table-cell>
            <table:table-cell table:style-name="ce16"/>
            <table:table-cell office:value-type="float" office:value="-136.58">
              <text:p>-136.58</text:p>
            </table:table-cell>
            <table:table-cell table:style-name="ce16" office:value-type="float" office:value="-119.8">
              <text:p>-119.8</text:p>
            </table:table-cell>
            <table:table-cell table:style-name="ce16" office:value-type="float" office:value="-104.06">
              <text:p>-104.1</text:p>
            </table:table-cell>
            <table:table-cell table:style-name="ce16" office:value-type="float" office:value="-120.14">
              <text:p>-120.1</text:p>
            </table:table-cell>
            <table:table-cell table:style-name="ce54" office:value-type="float" office:value="-131.7">
              <text:p>-131.7</text:p>
            </table:table-cell>
            <table:table-cell table:number-columns-repeated="1017"/>
          </table:table-row>
          <table:table-row table:style-name="ro4">
            <table:table-cell table:style-name="ce6" office:value-type="string">
              <text:p>Total</text:p>
            </table:table-cell>
            <table:table-cell table:style-name="ce17" table:formula="of:=([.B36]+[.B37])/2" office:value-type="float" office:value="0">
              <text:p>0.0</text:p>
            </table:table-cell>
            <table:table-cell table:style-name="ce17" table:formula="of:=([.C36]+[.C37])/2" office:value-type="float" office:value="-65.365">
              <text:p>-65.4</text:p>
            </table:table-cell>
            <table:table-cell table:style-name="ce17" table:formula="of:=([.D36]+[.D37])/2" office:value-type="float" office:value="-65.165">
              <text:p>-65.2</text:p>
            </table:table-cell>
            <table:table-cell table:style-name="ce17" table:formula="of:=([.E36]+[.E37])/2" office:value-type="float" office:value="-57.3">
              <text:p>-57.3</text:p>
            </table:table-cell>
            <table:table-cell table:style-name="ce17" table:formula="of:=([.F36]+[.F37])/2" office:value-type="float" office:value="-47.47">
              <text:p>-47.5</text:p>
            </table:table-cell>
            <table:table-cell table:style-name="ce55" table:formula="of:=([.G36]+[.G37])/2" office:value-type="float" office:value="-53.48">
              <text:p>-53.5</text:p>
            </table:table-cell>
            <table:table-cell table:number-columns-repeated="1017"/>
          </table:table-row>
          <table:table-row table:style-name="ro4">
            <table:table-cell table:style-name="ce7" office:value-type="string">
              <text:p>Games</text:p>
            </table:table-cell>
            <table:table-cell table:style-name="ce18"/>
            <table:table-cell table:style-name="ce18" office:value-type="float" office:value="224000">
              <text:p>224000</text:p>
            </table:table-cell>
            <table:table-cell table:style-name="ce18" office:value-type="float" office:value="230000">
              <text:p>230000</text:p>
            </table:table-cell>
            <table:table-cell table:style-name="ce18" office:value-type="float" office:value="200000">
              <text:p>200000</text:p>
            </table:table-cell>
            <table:table-cell table:style-name="ce18" office:value-type="float" office:value="228000">
              <text:p>228000</text:p>
            </table:table-cell>
            <table:table-cell table:style-name="ce56" office:value-type="float" office:value="238000">
              <text:p>238000</text:p>
            </table:table-cell>
            <table:table-cell table:number-columns-repeated="1017"/>
          </table:table-row>
          <table:table-row table:style-name="ro4">
            <table:table-cell table:number-columns-repeated="1024"/>
          </table:table-row>
        </table:table-row-group>
        <table:table-row table:style-name="ro4">
          <table:table-cell table:number-columns-repeated="1024"/>
        </table:table-row>
        <table:table-row table:style-name="ro5">
          <table:table-cell table:style-name="ce3" office:value-type="string">
            <text:p>8x5x4x4</text:p>
          </table:table-cell>
          <table:table-cell table:style-name="ce19" table:number-columns-repeated="1023"/>
        </table:table-row>
        <table:table-row-group>
          <table:table-row table:style-name="ro5">
            <table:table-cell table:style-name="ce8" office:value-type="string">
              <text:p>This series compares different methods of bucketizing (mostly preflop). All tests are done in one seat-permutation session of 200K games each (RNG seed 1)</text:p>
            </table:table-cell>
            <table:table-cell table:style-name="ce19" table:number-columns-repeated="1023"/>
          </table:table-row>
          <table:table-row table:style-name="ro7">
            <table:table-cell table:style-name="ce3"/>
            <table:table-cell table:style-name="ce19" table:number-columns-repeated="1023"/>
          </table:table-row>
          <table:table-row table:style-name="ro4">
            <table:table-cell table:style-name="ce4" office:value-type="string">
              <text:p>CA</text:p>
            </table:table-cell>
            <table:table-cell table:style-name="ce14" office:value-type="string">
              <text:p>hs 8x5x4x4, pf hs km, mc: 12G, leaves: 184K</text:p>
            </table:table-cell>
            <table:table-cell table:style-name="ce14" table:number-columns-repeated="2"/>
            <table:table-cell table:style-name="ce43" table:number-columns-repeated="2"/>
            <table:table-cell table:style-name="ce53"/>
            <table:table-cell table:number-columns-repeated="1017"/>
          </table:table-row>
          <table:table-row table:style-name="ro4">
            <table:table-cell table:style-name="ce5" office:value-type="string">
              <text:p>Epsilon</text:p>
            </table:table-cell>
            <table:table-cell table:style-name="ce15" office:value-type="float" office:value="0.1">
              <text:p>0.100</text:p>
            </table:table-cell>
            <table:table-cell table:style-name="ce15" office:value-type="float" office:value="0.075">
              <text:p>0.075</text:p>
            </table:table-cell>
            <table:table-cell table:style-name="ce15" office:value-type="float" office:value="0.05">
              <text:p>0.050</text:p>
            </table:table-cell>
            <table:table-cell table:style-name="ce15" office:value-type="float" office:value="0.025">
              <text:p>0.025</text:p>
            </table:table-cell>
            <table:table-cell table:style-name="ce15" office:value-type="float" office:value="0.01">
              <text:p>0.010</text:p>
            </table:table-cell>
            <table:table-cell table:style-name="ce46" office:value-type="float" office:value="0.005">
              <text:p>0.005</text:p>
            </table:table-cell>
            <table:table-cell table:number-columns-repeated="1017"/>
          </table:table-row>
          <table:table-row table:style-name="ro4">
            <table:table-cell table:style-name="ce5" office:value-type="string">
              <text:p>0</text:p>
            </table:table-cell>
            <table:table-cell/>
            <table:table-cell office:value-type="float" office:value="30.77">
              <text:p>30.77</text:p>
            </table:table-cell>
            <table:table-cell office:value-type="float" office:value="22.76">
              <text:p>22.76</text:p>
            </table:table-cell>
            <table:table-cell office:value-type="float" office:value="30.55">
              <text:p>30.55</text:p>
            </table:table-cell>
            <table:table-cell office:value-type="float" office:value="44.07">
              <text:p>44.07</text:p>
            </table:table-cell>
            <table:table-cell table:style-name="ce54"/>
            <table:table-cell table:number-columns-repeated="1017"/>
          </table:table-row>
          <table:table-row table:style-name="ro4">
            <table:table-cell table:style-name="ce6" office:value-type="string">
              <text:p>1</text:p>
            </table:table-cell>
            <table:table-cell/>
            <table:table-cell office:value-type="float" office:value="-161.67">
              <text:p>-161.67</text:p>
            </table:table-cell>
            <table:table-cell office:value-type="float" office:value="-153.41">
              <text:p>-153.41</text:p>
            </table:table-cell>
            <table:table-cell office:value-type="float" office:value="-153.54">
              <text:p>-153.54</text:p>
            </table:table-cell>
            <table:table-cell office:value-type="float" office:value="-153.82">
              <text:p>-153.82</text:p>
            </table:table-cell>
            <table:table-cell table:style-name="ce54"/>
            <table:table-cell table:number-columns-repeated="1017"/>
          </table:table-row>
          <table:table-row table:style-name="ro4">
            <table:table-cell table:style-name="ce6" office:value-type="string">
              <text:p>Total</text:p>
            </table:table-cell>
            <table:table-cell table:style-name="ce17" table:formula="of:=([.B47]+[.B48])/2" office:value-type="float" office:value="0">
              <text:p>0.0</text:p>
            </table:table-cell>
            <table:table-cell table:style-name="ce17" table:formula="of:=([.C47]+[.C48])/2" office:value-type="float" office:value="-65.45">
              <text:p>-65.5</text:p>
            </table:table-cell>
            <table:table-cell table:style-name="ce17" table:formula="of:=([.D47]+[.D48])/2" office:value-type="float" office:value="-65.325">
              <text:p>-65.3</text:p>
            </table:table-cell>
            <table:table-cell table:style-name="ce17" table:formula="of:=([.E47]+[.E48])/2" office:value-type="float" office:value="-61.495">
              <text:p>-61.5</text:p>
            </table:table-cell>
            <table:table-cell table:style-name="ce17" table:formula="of:=([.F47]+[.F48])/2" office:value-type="float" office:value="-54.875">
              <text:p>-54.9</text:p>
            </table:table-cell>
            <table:table-cell table:style-name="ce55" table:formula="of:=([.G47]+[.G48])/2" office:value-type="float" office:value="0">
              <text:p>0.0</text:p>
            </table:table-cell>
            <table:table-cell table:number-columns-repeated="1017"/>
          </table:table-row>
          <table:table-row table:style-name="ro4">
            <table:table-cell table:style-name="ce7" office:value-type="string">
              <text:p>Games</text:p>
            </table:table-cell>
            <table:table-cell table:style-name="ce18"/>
            <table:table-cell table:number-columns-repeated="4" table:style-name="ce36" office:value-type="float" office:value="200000">
              <text:p>200000</text:p>
            </table:table-cell>
            <table:table-cell table:style-name="ce56"/>
            <table:table-cell table:number-columns-repeated="1017"/>
          </table:table-row>
          <table:table-row table:style-name="ro4">
            <table:table-cell table:number-columns-repeated="1024"/>
          </table:table-row>
          <table:table-row table:style-name="ro4">
            <table:table-cell table:style-name="ce4" office:value-type="string">
              <text:p>CA</text:p>
            </table:table-cell>
            <table:table-cell table:style-name="ce14" office:value-type="string">
              <text:p>hsr 8x5x4x4, pf hs km, mc: 10G, leaves: 353K. Player ct: 849 nodes.</text:p>
            </table:table-cell>
            <table:table-cell table:style-name="ce14" table:number-columns-repeated="2"/>
            <table:table-cell table:style-name="ce43" table:number-columns-repeated="2"/>
            <table:table-cell table:style-name="ce53"/>
            <table:table-cell table:number-columns-repeated="1017"/>
          </table:table-row>
          <table:table-row table:style-name="ro4">
            <table:table-cell table:style-name="ce5" office:value-type="string">
              <text:p>Epsilon</text:p>
            </table:table-cell>
            <table:table-cell table:style-name="ce15" office:value-type="float" office:value="0.1">
              <text:p>0.100</text:p>
            </table:table-cell>
            <table:table-cell table:style-name="ce15" office:value-type="float" office:value="0.075">
              <text:p>0.075</text:p>
            </table:table-cell>
            <table:table-cell table:style-name="ce15" office:value-type="float" office:value="0.05">
              <text:p>0.050</text:p>
            </table:table-cell>
            <table:table-cell table:style-name="ce15" office:value-type="float" office:value="0.025">
              <text:p>0.025</text:p>
            </table:table-cell>
            <table:table-cell table:style-name="ce15" office:value-type="float" office:value="0.01">
              <text:p>0.010</text:p>
            </table:table-cell>
            <table:table-cell table:style-name="ce46" office:value-type="float" office:value="0.005">
              <text:p>0.005</text:p>
            </table:table-cell>
            <table:table-cell table:number-columns-repeated="1017"/>
          </table:table-row>
          <table:table-row table:style-name="ro4">
            <table:table-cell table:style-name="ce5" office:value-type="string">
              <text:p>0</text:p>
            </table:table-cell>
            <table:table-cell/>
            <table:table-cell office:value-type="float" office:value="35.27">
              <text:p>35.27</text:p>
            </table:table-cell>
            <table:table-cell office:value-type="float" office:value="53.86">
              <text:p>53.86</text:p>
            </table:table-cell>
            <table:table-cell office:value-type="float" office:value="52.27">
              <text:p>52.27</text:p>
            </table:table-cell>
            <table:table-cell office:value-type="float" office:value="57.4">
              <text:p>57.4</text:p>
            </table:table-cell>
            <table:table-cell table:style-name="ce54" office:value-type="float" office:value="56.82">
              <text:p>56.8</text:p>
            </table:table-cell>
            <table:table-cell table:number-columns-repeated="1017"/>
          </table:table-row>
          <table:table-row table:style-name="ro4">
            <table:table-cell table:style-name="ce6" office:value-type="string">
              <text:p>1</text:p>
            </table:table-cell>
            <table:table-cell/>
            <table:table-cell office:value-type="float" office:value="-142.33">
              <text:p>-142.33</text:p>
            </table:table-cell>
            <table:table-cell office:value-type="float" office:value="-136.19">
              <text:p>-136.19</text:p>
            </table:table-cell>
            <table:table-cell office:value-type="float" office:value="-134.05">
              <text:p>-134.05</text:p>
            </table:table-cell>
            <table:table-cell office:value-type="float" office:value="-120.27">
              <text:p>-120.27</text:p>
            </table:table-cell>
            <table:table-cell table:style-name="ce54" office:value-type="float" office:value="-128.05">
              <text:p>-128.1</text:p>
            </table:table-cell>
            <table:table-cell table:number-columns-repeated="1017"/>
          </table:table-row>
          <table:table-row table:style-name="ro4">
            <table:table-cell table:style-name="ce6" office:value-type="string">
              <text:p>Total</text:p>
            </table:table-cell>
            <table:table-cell table:style-name="ce17" table:formula="of:=([.B54]+[.B55])/2" office:value-type="float" office:value="0">
              <text:p>0.0</text:p>
            </table:table-cell>
            <table:table-cell table:style-name="ce17" table:formula="of:=([.C54]+[.C55])/2" office:value-type="float" office:value="-53.53">
              <text:p>-53.5</text:p>
            </table:table-cell>
            <table:table-cell table:style-name="ce17" table:formula="of:=([.D54]+[.D55])/2" office:value-type="float" office:value="-41.165">
              <text:p>-41.2</text:p>
            </table:table-cell>
            <table:table-cell table:style-name="ce17" table:formula="of:=([.E54]+[.E55])/2" office:value-type="float" office:value="-40.89">
              <text:p>-40.9</text:p>
            </table:table-cell>
            <table:table-cell table:style-name="ce52" table:formula="of:=([.F54]+[.F55])/2" office:value-type="float" office:value="-31.435">
              <text:p>-31.4</text:p>
            </table:table-cell>
            <table:table-cell table:style-name="ce55" table:formula="of:=([.G54]+[.G55])/2" office:value-type="float" office:value="-35.615">
              <text:p>-35.6</text:p>
            </table:table-cell>
            <table:table-cell table:number-columns-repeated="1017"/>
          </table:table-row>
          <table:table-row table:style-name="ro4">
            <table:table-cell table:style-name="ce7" office:value-type="string">
              <text:p>Games</text:p>
            </table:table-cell>
            <table:table-cell table:style-name="ce18"/>
            <table:table-cell table:number-columns-repeated="4" table:style-name="ce36" office:value-type="float" office:value="200000">
              <text:p>200000</text:p>
            </table:table-cell>
            <table:table-cell table:style-name="ce56" office:value-type="float" office:value="200000">
              <text:p>200000</text:p>
            </table:table-cell>
            <table:table-cell table:number-columns-repeated="1017"/>
          </table:table-row>
          <table:table-row table:style-name="ro4">
            <table:table-cell table:number-columns-repeated="1024"/>
          </table:table-row>
          <table:table-row table:style-name="ro4">
            <table:table-cell table:style-name="ce4" office:value-type="string">
              <text:p>CA</text:p>
            </table:table-cell>
            <table:table-cell table:style-name="ce14" office:value-type="string">
              <text:p>hsr 8x5x4x4, pf ney km, mc: 8G, leaves: 340K</text:p>
            </table:table-cell>
            <table:table-cell table:style-name="ce14" table:number-columns-repeated="2"/>
            <table:table-cell table:style-name="ce43" table:number-columns-repeated="2"/>
            <table:table-cell table:style-name="ce53"/>
            <table:table-cell office:value-type="string">
              <text:p>I also wanted to do bucketing for pos 0 where cards with values -0.5 goes to bucket 0, but it is not </text:p>
            </table:table-cell>
            <table:table-cell table:number-columns-repeated="1016"/>
          </table:table-row>
          <table:table-row table:style-name="ro4">
            <table:table-cell table:style-name="ce5" office:value-type="string">
              <text:p>Epsilon</text:p>
            </table:table-cell>
            <table:table-cell table:style-name="ce15" office:value-type="float" office:value="0.1">
              <text:p>0.100</text:p>
            </table:table-cell>
            <table:table-cell table:style-name="ce15" office:value-type="float" office:value="0.075">
              <text:p>0.075</text:p>
            </table:table-cell>
            <table:table-cell table:style-name="ce15" office:value-type="float" office:value="0.05">
              <text:p>0.050</text:p>
            </table:table-cell>
            <table:table-cell table:style-name="ce15" office:value-type="float" office:value="0.025">
              <text:p>0.025</text:p>
            </table:table-cell>
            <table:table-cell table:style-name="ce15" office:value-type="float" office:value="0.01">
              <text:p>0.010</text:p>
            </table:table-cell>
            <table:table-cell table:style-name="ce46" office:value-type="float" office:value="0.005">
              <text:p>0.005</text:p>
            </table:table-cell>
            <table:table-cell office:value-type="string">
              <text:p>necessary, because k-means did it on its own! Only one card with value -0.33 went to bucket 0, the rest was -0.5!</text:p>
            </table:table-cell>
            <table:table-cell table:number-columns-repeated="1016"/>
          </table:table-row>
          <table:table-row table:style-name="ro4">
            <table:table-cell table:style-name="ce5" office:value-type="string">
              <text:p>0</text:p>
            </table:table-cell>
            <table:table-cell/>
            <table:table-cell office:value-type="float" office:value="22.62">
              <text:p>22.62</text:p>
            </table:table-cell>
            <table:table-cell office:value-type="float" office:value="33.8">
              <text:p>33.8</text:p>
            </table:table-cell>
            <table:table-cell office:value-type="float" office:value="29.5">
              <text:p>29.5</text:p>
            </table:table-cell>
            <table:table-cell office:value-type="float" office:value="36.08">
              <text:p>36.08</text:p>
            </table:table-cell>
            <table:table-cell table:style-name="ce54" office:value-type="float" office:value="45.83">
              <text:p>45.8</text:p>
            </table:table-cell>
            <table:table-cell table:number-columns-repeated="1017"/>
          </table:table-row>
          <table:table-row table:style-name="ro4">
            <table:table-cell table:style-name="ce6" office:value-type="string">
              <text:p>1</text:p>
            </table:table-cell>
            <table:table-cell/>
            <table:table-cell office:value-type="float" office:value="-152.05">
              <text:p>-152.05</text:p>
            </table:table-cell>
            <table:table-cell office:value-type="float" office:value="-141.25">
              <text:p>-141.25</text:p>
            </table:table-cell>
            <table:table-cell office:value-type="float" office:value="-140.12">
              <text:p>-140.12</text:p>
            </table:table-cell>
            <table:table-cell office:value-type="float" office:value="-149.5">
              <text:p>-149.5</text:p>
            </table:table-cell>
            <table:table-cell table:style-name="ce54" office:value-type="float" office:value="-131.85">
              <text:p>-131.9</text:p>
            </table:table-cell>
            <table:table-cell table:number-columns-repeated="1017"/>
          </table:table-row>
          <table:table-row table:style-name="ro4">
            <table:table-cell table:style-name="ce6" office:value-type="string">
              <text:p>Total</text:p>
            </table:table-cell>
            <table:table-cell table:style-name="ce17" table:formula="of:=([.B61]+[.B62])/2" office:value-type="float" office:value="0">
              <text:p>0.0</text:p>
            </table:table-cell>
            <table:table-cell table:style-name="ce17" table:formula="of:=([.C61]+[.C62])/2" office:value-type="float" office:value="-64.715">
              <text:p>-64.7</text:p>
            </table:table-cell>
            <table:table-cell table:style-name="ce17" table:formula="of:=([.D61]+[.D62])/2" office:value-type="float" office:value="-53.725">
              <text:p>-53.7</text:p>
            </table:table-cell>
            <table:table-cell table:style-name="ce17" table:formula="of:=([.E61]+[.E62])/2" office:value-type="float" office:value="-55.31">
              <text:p>-55.3</text:p>
            </table:table-cell>
            <table:table-cell table:style-name="ce17" table:formula="of:=([.F61]+[.F62])/2" office:value-type="float" office:value="-56.71">
              <text:p>-56.7</text:p>
            </table:table-cell>
            <table:table-cell table:style-name="ce55" table:formula="of:=([.G61]+[.G62])/2" office:value-type="float" office:value="-43.01">
              <text:p>-43.0</text:p>
            </table:table-cell>
            <table:table-cell table:number-columns-repeated="1017"/>
          </table:table-row>
          <table:table-row table:style-name="ro4">
            <table:table-cell table:style-name="ce7" office:value-type="string">
              <text:p>Games</text:p>
            </table:table-cell>
            <table:table-cell table:style-name="ce18"/>
            <table:table-cell table:number-columns-repeated="4" table:style-name="ce36" office:value-type="float" office:value="200000">
              <text:p>200000</text:p>
            </table:table-cell>
            <table:table-cell table:style-name="ce56" office:value-type="float" office:value="200000">
              <text:p>200000</text:p>
            </table:table-cell>
            <table:table-cell table:number-columns-repeated="1017"/>
          </table:table-row>
          <table:table-row table:style-name="ro4">
            <table:table-cell table:number-columns-repeated="1024"/>
          </table:table-row>
          <table:table-row table:style-name="ro6">
            <table:table-cell table:style-name="ce4" office:value-type="string">
              <text:p>CA</text:p>
            </table:table-cell>
            <table:table-cell table:style-name="ce14" office:value-type="string">
              <text:p>hsra 8x6x5x5, pf hs km, mc: 7G, leaves: 381K. Player ct: ~850 nodes.</text:p>
            </table:table-cell>
            <table:table-cell table:style-name="ce14" table:number-columns-repeated="2"/>
            <table:table-cell table:style-name="ce43" table:number-columns-repeated="2"/>
            <table:table-cell table:style-name="ce53"/>
            <table:table-cell office:value-type="string">
              <text:p>1<text:span text:style-name="T2">st</text:span> test with an adaptive bucketizer, parameters are chosen to reach almost the same player tree size as in the current champion hsr-pf-hskm-8x4x4x4</text:p>
            </table:table-cell>
            <table:table-cell table:number-columns-repeated="1016"/>
          </table:table-row>
          <table:table-row table:style-name="ro4">
            <table:table-cell table:style-name="ce5" office:value-type="string">
              <text:p>Epsilon</text:p>
            </table:table-cell>
            <table:table-cell table:style-name="ce15" office:value-type="float" office:value="0.1">
              <text:p>0.100</text:p>
            </table:table-cell>
            <table:table-cell table:style-name="ce15" office:value-type="float" office:value="0.075">
              <text:p>0.075</text:p>
            </table:table-cell>
            <table:table-cell table:style-name="ce15" office:value-type="float" office:value="0.05">
              <text:p>0.050</text:p>
            </table:table-cell>
            <table:table-cell table:style-name="ce15" office:value-type="float" office:value="0.025">
              <text:p>0.025</text:p>
            </table:table-cell>
            <table:table-cell table:style-name="ce15" office:value-type="float" office:value="0.01">
              <text:p>0.010</text:p>
            </table:table-cell>
            <table:table-cell table:style-name="ce46" office:value-type="float" office:value="0.005">
              <text:p>0.005</text:p>
            </table:table-cell>
            <table:table-cell table:number-columns-repeated="1017"/>
          </table:table-row>
          <table:table-row table:style-name="ro4">
            <table:table-cell table:style-name="ce5" office:value-type="string">
              <text:p>0</text:p>
            </table:table-cell>
            <table:table-cell table:number-columns-repeated="2"/>
            <table:table-cell office:value-type="float" office:value="40.71">
              <text:p>40.71</text:p>
            </table:table-cell>
            <table:table-cell office:value-type="float" office:value="53.19">
              <text:p>53.19</text:p>
            </table:table-cell>
            <table:table-cell office:value-type="float" office:value="53.48">
              <text:p>53.48</text:p>
            </table:table-cell>
            <table:table-cell table:style-name="ce54"/>
            <table:table-cell table:number-columns-repeated="1017"/>
          </table:table-row>
          <table:table-row table:style-name="ro4">
            <table:table-cell table:style-name="ce6" office:value-type="string">
              <text:p>1</text:p>
            </table:table-cell>
            <table:table-cell table:number-columns-repeated="2"/>
            <table:table-cell office:value-type="float" office:value="-133.68">
              <text:p>-133.68</text:p>
            </table:table-cell>
            <table:table-cell office:value-type="float" office:value="-137.52">
              <text:p>-137.52</text:p>
            </table:table-cell>
            <table:table-cell office:value-type="float" office:value="-126.03">
              <text:p>-126.03</text:p>
            </table:table-cell>
            <table:table-cell table:style-name="ce54"/>
            <table:table-cell table:number-columns-repeated="1017"/>
          </table:table-row>
          <table:table-row table:style-name="ro4">
            <table:table-cell table:style-name="ce6" office:value-type="string">
              <text:p>Total</text:p>
            </table:table-cell>
            <table:table-cell table:style-name="ce17" table:formula="of:=([.B68]+[.B69])/2" office:value-type="float" office:value="0">
              <text:p>0.0</text:p>
            </table:table-cell>
            <table:table-cell table:style-name="ce17" table:formula="of:=([.C68]+[.C69])/2" office:value-type="float" office:value="0">
              <text:p>0.0</text:p>
            </table:table-cell>
            <table:table-cell table:style-name="ce17" table:formula="of:=([.D68]+[.D69])/2" office:value-type="float" office:value="-46.485">
              <text:p>-46.5</text:p>
            </table:table-cell>
            <table:table-cell table:style-name="ce17" table:formula="of:=([.E68]+[.E69])/2" office:value-type="float" office:value="-42.165">
              <text:p>-42.2</text:p>
            </table:table-cell>
            <table:table-cell table:style-name="ce17" table:formula="of:=([.F68]+[.F69])/2" office:value-type="float" office:value="-36.275">
              <text:p>-36.3</text:p>
            </table:table-cell>
            <table:table-cell table:style-name="ce55" table:formula="of:=([.G68]+[.G69])/2" office:value-type="float" office:value="0">
              <text:p>0.0</text:p>
            </table:table-cell>
            <table:table-cell table:number-columns-repeated="1017"/>
          </table:table-row>
          <table:table-row table:style-name="ro4">
            <table:table-cell table:style-name="ce7" office:value-type="string">
              <text:p>Games</text:p>
            </table:table-cell>
            <table:table-cell table:style-name="ce18"/>
            <table:table-cell table:number-columns-repeated="4" table:style-name="ce36" office:value-type="float" office:value="200000">
              <text:p>200000</text:p>
            </table:table-cell>
            <table:table-cell table:style-name="ce56"/>
            <table:table-cell table:number-columns-repeated="1017"/>
          </table:table-row>
          <table:table-row table:style-name="ro4">
            <table:table-cell table:number-columns-repeated="1024"/>
          </table:table-row>
          <table:table-row table:style-name="ro6">
            <table:table-cell table:style-name="ce4" office:value-type="string">
              <text:p>CA</text:p>
            </table:table-cell>
            <table:table-cell table:style-name="ce14" office:value-type="string">
              <text:p>hskma 8x5x4x4, pf hs km, mc: 10G, leaves: 407K. Player ct: 849 nodes.</text:p>
            </table:table-cell>
            <table:table-cell table:style-name="ce14" table:number-columns-repeated="2"/>
            <table:table-cell table:style-name="ce43" table:number-columns-repeated="3"/>
            <table:table-cell table:style-name="ce66"/>
            <table:table-cell office:value-type="string">
              <text:p>1<text:span text:style-name="T2">st</text:span> test with KM bucketizer. Preflop hskm is used, as it showed the bests results so far.</text:p>
            </table:table-cell>
            <table:table-cell table:number-columns-repeated="1015"/>
          </table:table-row>
          <table:table-row table:style-name="ro4">
            <table:table-cell table:style-name="ce5" office:value-type="string">
              <text:p>Epsilon</text:p>
            </table:table-cell>
            <table:table-cell table:style-name="ce15" office:value-type="float" office:value="0.1">
              <text:p>0.100</text:p>
            </table:table-cell>
            <table:table-cell table:style-name="ce15" office:value-type="float" office:value="0.075">
              <text:p>0.075</text:p>
            </table:table-cell>
            <table:table-cell table:style-name="ce15" office:value-type="float" office:value="0.05">
              <text:p>0.050</text:p>
            </table:table-cell>
            <table:table-cell table:style-name="ce15" office:value-type="float" office:value="0.025">
              <text:p>0.025</text:p>
            </table:table-cell>
            <table:table-cell table:style-name="ce15" office:value-type="float" office:value="0.01">
              <text:p>0.010</text:p>
            </table:table-cell>
            <table:table-cell table:style-name="ce57" office:value-type="float" office:value="0.005">
              <text:p>0.005</text:p>
            </table:table-cell>
            <table:table-cell table:style-name="ce46" office:value-type="float" office:value="0.003">
              <text:p>0.003</text:p>
            </table:table-cell>
            <table:table-cell office:value-type="string">
              <text:p>Adaptive clustering is switched off to compare with the current champion hsr-pf-hskm-8x4x4x4</text:p>
            </table:table-cell>
            <table:table-cell table:number-columns-repeated="1015"/>
          </table:table-row>
          <table:table-row table:style-name="ro4">
            <table:table-cell table:style-name="ce5" office:value-type="string">
              <text:p>0</text:p>
            </table:table-cell>
            <table:table-cell table:number-columns-repeated="2"/>
            <table:table-cell office:value-type="float" office:value="52.84">
              <text:p>52.84</text:p>
            </table:table-cell>
            <table:table-cell office:value-type="float" office:value="68.14">
              <text:p>68.14</text:p>
            </table:table-cell>
            <table:table-cell office:value-type="float" office:value="52.94">
              <text:p>52.94</text:p>
            </table:table-cell>
            <table:table-cell table:style-name="ce26" office:value-type="float" office:value="61.37">
              <text:p>61.4</text:p>
            </table:table-cell>
            <table:table-cell office:value-type="float" office:value="58.5">
              <text:p>58.5</text:p>
            </table:table-cell>
            <table:table-cell table:number-columns-repeated="1016"/>
          </table:table-row>
          <table:table-row table:style-name="ro4">
            <table:table-cell table:style-name="ce6" office:value-type="string">
              <text:p>1</text:p>
            </table:table-cell>
            <table:table-cell table:number-columns-repeated="2"/>
            <table:table-cell office:value-type="float" office:value="-134.06">
              <text:p>-134.06</text:p>
            </table:table-cell>
            <table:table-cell office:value-type="float" office:value="-133.53">
              <text:p>-133.53</text:p>
            </table:table-cell>
            <table:table-cell office:value-type="float" office:value="-124.76">
              <text:p>-124.76</text:p>
            </table:table-cell>
            <table:table-cell table:style-name="ce26" office:value-type="float" office:value="-127.98">
              <text:p>-128.0</text:p>
            </table:table-cell>
            <table:table-cell office:value-type="float" office:value="-127.04">
              <text:p>-127.04</text:p>
            </table:table-cell>
            <table:table-cell table:number-columns-repeated="1016"/>
          </table:table-row>
          <table:table-row table:style-name="ro4">
            <table:table-cell table:style-name="ce6" office:value-type="string">
              <text:p>Total</text:p>
            </table:table-cell>
            <table:table-cell table:style-name="ce17" table:formula="of:=([.B75]+[.B76])/2" office:value-type="float" office:value="0">
              <text:p>0.0</text:p>
            </table:table-cell>
            <table:table-cell table:style-name="ce17" table:formula="of:=([.C75]+[.C76])/2" office:value-type="float" office:value="0">
              <text:p>0.0</text:p>
            </table:table-cell>
            <table:table-cell table:style-name="ce17" table:formula="of:=([.D75]+[.D76])/2" office:value-type="float" office:value="-40.61">
              <text:p>-40.6</text:p>
            </table:table-cell>
            <table:table-cell table:style-name="ce17" table:formula="of:=([.E75]+[.E76])/2" office:value-type="float" office:value="-32.695">
              <text:p>-32.7</text:p>
            </table:table-cell>
            <table:table-cell table:style-name="ce17" table:formula="of:=([.F75]+[.F76])/2" office:value-type="float" office:value="-35.91">
              <text:p>-35.9</text:p>
            </table:table-cell>
            <table:table-cell table:style-name="ce58" table:formula="of:=([.G75]+[.G76])/2" office:value-type="float" office:value="-33.305">
              <text:p>-33.3</text:p>
            </table:table-cell>
            <table:table-cell table:style-name="ce55" table:formula="of:=([.H75]+[.H76])/2" office:value-type="float" office:value="-34.27">
              <text:p>-34.3</text:p>
            </table:table-cell>
            <table:table-cell table:number-columns-repeated="1016"/>
          </table:table-row>
          <table:table-row table:style-name="ro4">
            <table:table-cell table:style-name="ce7" office:value-type="string">
              <text:p>Games</text:p>
            </table:table-cell>
            <table:table-cell table:style-name="ce18"/>
            <table:table-cell table:number-columns-repeated="4" table:style-name="ce36" office:value-type="float" office:value="200000">
              <text:p>200000</text:p>
            </table:table-cell>
            <table:table-cell table:style-name="ce18" office:value-type="float" office:value="200000">
              <text:p>200000</text:p>
            </table:table-cell>
            <table:table-cell table:style-name="ce56" office:value-type="float" office:value="200000">
              <text:p>200000</text:p>
            </table:table-cell>
            <table:table-cell table:number-columns-repeated="1016"/>
          </table:table-row>
          <table:table-row table:style-name="ro4">
            <table:table-cell table:number-columns-repeated="1024"/>
          </table:table-row>
          <table:table-row table:style-name="ro4">
            <table:table-cell table:style-name="ce4" office:value-type="string">
              <text:p>CA</text:p>
            </table:table-cell>
            <table:table-cell table:style-name="ce14" office:value-type="string">
              <text:p>hskma 8x5x4x4, pf hssd3km, mc: 21G, leaves: 403K. Player ct: 849 nodes.</text:p>
            </table:table-cell>
            <table:table-cell table:style-name="ce14" table:number-columns-repeated="2"/>
            <table:table-cell table:style-name="ce43" table:number-columns-repeated="3"/>
            <table:table-cell table:style-name="ce66"/>
            <table:table-cell office:value-type="string">
              <text:p>The result of e=0.005 is surprisingly good! Probably due to an accident, because e=0.003 was again in line with other results.</text:p>
            </table:table-cell>
            <table:table-cell table:number-columns-repeated="1015"/>
          </table:table-row>
          <table:table-row table:style-name="ro4">
            <table:table-cell table:style-name="ce5" office:value-type="string">
              <text:p>Epsilon</text:p>
            </table:table-cell>
            <table:table-cell table:style-name="ce15" office:value-type="float" office:value="0.1">
              <text:p>0.100</text:p>
            </table:table-cell>
            <table:table-cell table:style-name="ce15" office:value-type="float" office:value="0.075">
              <text:p>0.075</text:p>
            </table:table-cell>
            <table:table-cell table:style-name="ce15" office:value-type="float" office:value="0.05">
              <text:p>0.050</text:p>
            </table:table-cell>
            <table:table-cell table:style-name="ce15" office:value-type="float" office:value="0.025">
              <text:p>0.025</text:p>
            </table:table-cell>
            <table:table-cell table:style-name="ce15" office:value-type="float" office:value="0.01">
              <text:p>0.010</text:p>
            </table:table-cell>
            <table:table-cell table:style-name="ce57" office:value-type="float" office:value="0.005">
              <text:p>0.005</text:p>
            </table:table-cell>
            <table:table-cell table:style-name="ce46" office:value-type="float" office:value="0.003">
              <text:p>0.003</text:p>
            </table:table-cell>
            <table:table-cell table:number-columns-repeated="1016"/>
          </table:table-row>
          <table:table-row table:style-name="ro4">
            <table:table-cell table:style-name="ce5" office:value-type="string">
              <text:p>0</text:p>
            </table:table-cell>
            <table:table-cell table:number-columns-repeated="2"/>
            <table:table-cell office:value-type="float" office:value="55.59">
              <text:p>55.59</text:p>
            </table:table-cell>
            <table:table-cell/>
            <table:table-cell office:value-type="float" office:value="60.82">
              <text:p>60.82</text:p>
            </table:table-cell>
            <table:table-cell table:style-name="ce26" office:value-type="float" office:value="77.8">
              <text:p>77.8</text:p>
            </table:table-cell>
            <table:table-cell table:style-name="ce61" office:value-type="float" office:value="64.28">
              <text:p>64.28</text:p>
            </table:table-cell>
            <table:table-cell table:number-columns-repeated="1016"/>
          </table:table-row>
          <table:table-row table:style-name="ro4">
            <table:table-cell table:style-name="ce6" office:value-type="string">
              <text:p>1</text:p>
            </table:table-cell>
            <table:table-cell table:number-columns-repeated="2"/>
            <table:table-cell office:value-type="float" office:value="-148.88">
              <text:p>-148.88</text:p>
            </table:table-cell>
            <table:table-cell/>
            <table:table-cell office:value-type="float" office:value="-127.18">
              <text:p>-127.18</text:p>
            </table:table-cell>
            <table:table-cell table:style-name="ce26" office:value-type="float" office:value="-119.36">
              <text:p>-119.4</text:p>
            </table:table-cell>
            <table:table-cell table:style-name="ce61" office:value-type="float" office:value="-130.49">
              <text:p>-130.49</text:p>
            </table:table-cell>
            <table:table-cell table:number-columns-repeated="1016"/>
          </table:table-row>
          <table:table-row table:style-name="ro4">
            <table:table-cell table:style-name="ce6" office:value-type="string">
              <text:p>Total</text:p>
            </table:table-cell>
            <table:table-cell table:style-name="ce17" table:formula="of:=([.B82]+[.B83])/2" office:value-type="float" office:value="0">
              <text:p>0.0</text:p>
            </table:table-cell>
            <table:table-cell table:style-name="ce17" table:formula="of:=([.C82]+[.C83])/2" office:value-type="float" office:value="0">
              <text:p>0.0</text:p>
            </table:table-cell>
            <table:table-cell table:style-name="ce17" table:formula="of:=([.D82]+[.D83])/2" office:value-type="float" office:value="-46.645">
              <text:p>-46.6</text:p>
            </table:table-cell>
            <table:table-cell table:style-name="ce17" table:formula="of:=([.E82]+[.E83])/2" office:value-type="float" office:value="0">
              <text:p>0.0</text:p>
            </table:table-cell>
            <table:table-cell table:style-name="ce17" table:formula="of:=([.F82]+[.F83])/2" office:value-type="float" office:value="-33.18">
              <text:p>-33.2</text:p>
            </table:table-cell>
            <table:table-cell table:style-name="ce59" table:formula="of:=([.G82]+[.G83])/2" office:value-type="float" office:value="-20.78">
              <text:p>-20.8</text:p>
            </table:table-cell>
            <table:table-cell table:style-name="ce55" table:formula="of:=([.H82]+[.H83])/2" office:value-type="float" office:value="-33.105">
              <text:p>-33.1</text:p>
            </table:table-cell>
            <table:table-cell table:number-columns-repeated="1016"/>
          </table:table-row>
          <table:table-row table:style-name="ro4">
            <table:table-cell table:style-name="ce7" office:value-type="string">
              <text:p>Games</text:p>
            </table:table-cell>
            <table:table-cell table:style-name="ce18"/>
            <table:table-cell table:style-name="ce36"/>
            <table:table-cell table:style-name="ce36" office:value-type="float" office:value="2000000">
              <text:p>2000000</text:p>
            </table:table-cell>
            <table:table-cell table:style-name="ce36"/>
            <table:table-cell table:style-name="ce36" office:value-type="float" office:value="200000">
              <text:p>200000</text:p>
            </table:table-cell>
            <table:table-cell table:style-name="ce18" office:value-type="float" office:value="200000">
              <text:p>200000</text:p>
            </table:table-cell>
            <table:table-cell table:style-name="ce56" office:value-type="float" office:value="200000">
              <text:p>200000</text:p>
            </table:table-cell>
            <table:table-cell table:number-columns-repeated="1016"/>
          </table:table-row>
          <table:table-row table:style-name="ro4">
            <table:table-cell/>
            <table:table-cell table:style-name="ce18"/>
            <table:table-cell table:style-name="ce36" table:number-columns-repeated="4"/>
            <table:table-cell table:style-name="ce60"/>
            <table:table-cell table:number-columns-repeated="1017"/>
          </table:table-row>
          <table:table-row table:style-name="ro4">
            <table:table-cell table:style-name="ce4" office:value-type="string">
              <text:p>CA</text:p>
            </table:table-cell>
            <table:table-cell table:style-name="ce14" office:value-type="string">
              <text:p>hskma 8x5x4x4, pf hssd1x2km, mc: 17G, leaves: 403K. Player ct: 849 nodes.</text:p>
            </table:table-cell>
            <table:table-cell table:style-name="ce14" table:number-columns-repeated="2"/>
            <table:table-cell table:style-name="ce43" table:number-columns-repeated="2"/>
            <table:table-cell table:style-name="ce53"/>
            <table:table-cell office:value-type="string">
              <text:p>SD1 was arbitrarily multiplied by 2 to add weight</text:p>
            </table:table-cell>
            <table:table-cell table:number-columns-repeated="1016"/>
          </table:table-row>
          <table:table-row table:style-name="ro4">
            <table:table-cell table:style-name="ce5" office:value-type="string">
              <text:p>Epsilon</text:p>
            </table:table-cell>
            <table:table-cell table:style-name="ce15" office:value-type="float" office:value="0.1">
              <text:p>0.100</text:p>
            </table:table-cell>
            <table:table-cell table:style-name="ce15" office:value-type="float" office:value="0.075">
              <text:p>0.075</text:p>
            </table:table-cell>
            <table:table-cell table:style-name="ce15" office:value-type="float" office:value="0.05">
              <text:p>0.050</text:p>
            </table:table-cell>
            <table:table-cell table:style-name="ce15" office:value-type="float" office:value="0.025">
              <text:p>0.025</text:p>
            </table:table-cell>
            <table:table-cell table:style-name="ce15" office:value-type="float" office:value="0.01">
              <text:p>0.010</text:p>
            </table:table-cell>
            <table:table-cell table:style-name="ce46" office:value-type="float" office:value="0.005">
              <text:p>0.005</text:p>
            </table:table-cell>
            <table:table-cell table:number-columns-repeated="1017"/>
          </table:table-row>
          <table:table-row table:style-name="ro4">
            <table:table-cell table:style-name="ce5" office:value-type="string">
              <text:p>0</text:p>
            </table:table-cell>
            <table:table-cell table:number-columns-repeated="4"/>
            <table:table-cell office:value-type="float" office:value="69.05">
              <text:p>69.05</text:p>
            </table:table-cell>
            <table:table-cell table:style-name="ce61" office:value-type="float" office:value="73.47">
              <text:p>73.47</text:p>
            </table:table-cell>
            <table:table-cell table:number-columns-repeated="1017"/>
          </table:table-row>
          <table:table-row table:style-name="ro4">
            <table:table-cell table:style-name="ce6" office:value-type="string">
              <text:p>1</text:p>
            </table:table-cell>
            <table:table-cell table:number-columns-repeated="4"/>
            <table:table-cell office:value-type="float" office:value="-125.79">
              <text:p>-125.79</text:p>
            </table:table-cell>
            <table:table-cell table:style-name="ce61" office:value-type="float" office:value="-125.04">
              <text:p>-125.04</text:p>
            </table:table-cell>
            <table:table-cell table:number-columns-repeated="1017"/>
          </table:table-row>
          <table:table-row table:style-name="ro4">
            <table:table-cell table:style-name="ce6" office:value-type="string">
              <text:p>Total</text:p>
            </table:table-cell>
            <table:table-cell table:style-name="ce17" table:formula="of:=([.B89]+[.B90])/2" office:value-type="float" office:value="0">
              <text:p>0.0</text:p>
            </table:table-cell>
            <table:table-cell table:style-name="ce17" table:formula="of:=([.C89]+[.C90])/2" office:value-type="float" office:value="0">
              <text:p>0.0</text:p>
            </table:table-cell>
            <table:table-cell table:style-name="ce17" table:formula="of:=([.D89]+[.D90])/2" office:value-type="float" office:value="0">
              <text:p>0.0</text:p>
            </table:table-cell>
            <table:table-cell table:style-name="ce17" table:formula="of:=([.E89]+[.E90])/2" office:value-type="float" office:value="0">
              <text:p>0.0</text:p>
            </table:table-cell>
            <table:table-cell table:style-name="ce17" table:formula="of:=([.F89]+[.F90])/2" office:value-type="float" office:value="-28.37">
              <text:p>-28.4</text:p>
            </table:table-cell>
            <table:table-cell table:style-name="ce62" table:formula="of:=([.G89]+[.G90])/2" office:value-type="float" office:value="-25.785">
              <text:p>-25.8</text:p>
            </table:table-cell>
            <table:table-cell table:number-columns-repeated="1017"/>
          </table:table-row>
          <table:table-row table:style-name="ro4">
            <table:table-cell table:style-name="ce7" office:value-type="string">
              <text:p>Games</text:p>
            </table:table-cell>
            <table:table-cell table:style-name="ce18"/>
            <table:table-cell table:style-name="ce36" table:number-columns-repeated="3"/>
            <table:table-cell table:style-name="ce36" office:value-type="float" office:value="200000">
              <text:p>200000</text:p>
            </table:table-cell>
            <table:table-cell table:style-name="ce63" office:value-type="float" office:value="200000">
              <text:p>200000</text:p>
            </table:table-cell>
            <table:table-cell table:number-columns-repeated="1017"/>
          </table:table-row>
          <table:table-row table:style-name="ro4">
            <table:table-cell table:number-columns-repeated="1024"/>
          </table:table-row>
          <table:table-row table:style-name="ro4">
            <table:table-cell table:style-name="ce4" office:value-type="string">
              <text:p>CA</text:p>
            </table:table-cell>
            <table:table-cell table:style-name="ce14" office:value-type="string">
              <text:p>hskma 8x5x4x4, pf hssd3wkm, mc: 8,2G, leaves: 407K. Player ct: 849 nodes.</text:p>
            </table:table-cell>
            <table:table-cell table:style-name="ce14" table:number-columns-repeated="2"/>
            <table:table-cell table:style-name="ce43" table:number-columns-repeated="2"/>
            <table:table-cell table:style-name="ce53"/>
            <table:table-cell office:value-type="string">
              <text:p>Preflop: <text:s/>hssd3 weighed by number of pockets in a pocket kind. Compare with ps hssd3km.</text:p>
            </table:table-cell>
            <table:table-cell table:number-columns-repeated="1016"/>
          </table:table-row>
          <table:table-row table:style-name="ro4">
            <table:table-cell table:style-name="ce5" office:value-type="string">
              <text:p>Epsilon</text:p>
            </table:table-cell>
            <table:table-cell table:style-name="ce15" office:value-type="float" office:value="0.1">
              <text:p>0.100</text:p>
            </table:table-cell>
            <table:table-cell table:style-name="ce15" office:value-type="float" office:value="0.075">
              <text:p>0.075</text:p>
            </table:table-cell>
            <table:table-cell table:style-name="ce15" office:value-type="float" office:value="0.05">
              <text:p>0.050</text:p>
            </table:table-cell>
            <table:table-cell table:style-name="ce15" office:value-type="float" office:value="0.025">
              <text:p>0.025</text:p>
            </table:table-cell>
            <table:table-cell table:style-name="ce15" office:value-type="float" office:value="0.01">
              <text:p>0.010</text:p>
            </table:table-cell>
            <table:table-cell table:style-name="ce46" office:value-type="float" office:value="0.005">
              <text:p>0.005</text:p>
            </table:table-cell>
            <table:table-cell office:value-type="string">
              <text:p>It was expected to perform better, because kmeans clustering preflop should be closer to the real picture.</text:p>
            </table:table-cell>
            <table:table-cell table:number-columns-repeated="1016"/>
          </table:table-row>
          <table:table-row table:style-name="ro4">
            <table:table-cell table:style-name="ce5" office:value-type="string">
              <text:p>0</text:p>
            </table:table-cell>
            <table:table-cell table:number-columns-repeated="4"/>
            <table:table-cell office:value-type="float" office:value="57.45">
              <text:p>57.45</text:p>
            </table:table-cell>
            <table:table-cell table:style-name="ce61" office:value-type="float" office:value="71.4">
              <text:p>71.4</text:p>
            </table:table-cell>
            <table:table-cell office:value-type="string">
              <text:p>It is not so easy to compare though, because a small changes in k-means centers lead to very different bucketing for a low number of buckets (8).</text:p>
            </table:table-cell>
            <table:table-cell table:number-columns-repeated="1016"/>
          </table:table-row>
          <table:table-row table:style-name="ro4">
            <table:table-cell table:style-name="ce6" office:value-type="string">
              <text:p>1</text:p>
            </table:table-cell>
            <table:table-cell table:number-columns-repeated="4"/>
            <table:table-cell office:value-type="float" office:value="-124.66">
              <text:p>-124.66</text:p>
            </table:table-cell>
            <table:table-cell table:style-name="ce61" office:value-type="float" office:value="-136.27">
              <text:p>-136.27</text:p>
            </table:table-cell>
            <table:table-cell office:value-type="string">
              <text:p>It is difficult to say if a result is better by accident or due to a better method.</text:p>
            </table:table-cell>
            <table:table-cell table:number-columns-repeated="1016"/>
          </table:table-row>
          <table:table-row table:style-name="ro4">
            <table:table-cell table:style-name="ce6" office:value-type="string">
              <text:p>Total</text:p>
            </table:table-cell>
            <table:table-cell table:style-name="ce17" table:formula="of:=([.B96]+[.B97])/2" office:value-type="float" office:value="0">
              <text:p>0.0</text:p>
            </table:table-cell>
            <table:table-cell table:style-name="ce17" table:formula="of:=([.C96]+[.C97])/2" office:value-type="float" office:value="0">
              <text:p>0.0</text:p>
            </table:table-cell>
            <table:table-cell table:style-name="ce17" table:formula="of:=([.D96]+[.D97])/2" office:value-type="float" office:value="0">
              <text:p>0.0</text:p>
            </table:table-cell>
            <table:table-cell table:style-name="ce17" table:formula="of:=([.E96]+[.E97])/2" office:value-type="float" office:value="0">
              <text:p>0.0</text:p>
            </table:table-cell>
            <table:table-cell table:style-name="ce17" table:formula="of:=([.F96]+[.F97])/2" office:value-type="float" office:value="-33.605">
              <text:p>-33.6</text:p>
            </table:table-cell>
            <table:table-cell table:style-name="ce55" table:formula="of:=([.G96]+[.G97])/2" office:value-type="float" office:value="-32.435">
              <text:p>-32.4</text:p>
            </table:table-cell>
            <table:table-cell office:value-type="string">
              <text:p>It is also almost impossible to beat the result for e=0.005.</text:p>
            </table:table-cell>
            <table:table-cell table:number-columns-repeated="1016"/>
          </table:table-row>
          <table:table-row table:style-name="ro4">
            <table:table-cell table:style-name="ce7" office:value-type="string">
              <text:p>Games</text:p>
            </table:table-cell>
            <table:table-cell table:style-name="ce18"/>
            <table:table-cell table:style-name="ce36" table:number-columns-repeated="3"/>
            <table:table-cell table:style-name="ce36" office:value-type="float" office:value="200000">
              <text:p>200000</text:p>
            </table:table-cell>
            <table:table-cell table:style-name="ce63" office:value-type="float" office:value="200000">
              <text:p>200000</text:p>
            </table:table-cell>
            <table:table-cell table:number-columns-repeated="1017"/>
          </table:table-row>
          <table:table-row table:style-name="ro4">
            <table:table-cell table:number-columns-repeated="1024"/>
          </table:table-row>
          <table:table-row table:style-name="ro4">
            <table:table-cell table:style-name="ce4" office:value-type="string">
              <text:p>CA</text:p>
            </table:table-cell>
            <table:table-cell table:style-name="ce14" office:value-type="string">
              <text:p>hskma w 8x5x4x4, pf hssd3wkm, <text:s/>Player ct: 849 nodes.</text:p>
            </table:table-cell>
            <table:table-cell table:style-name="ce14" table:number-columns-repeated="2"/>
            <table:table-cell table:style-name="ce43" table:number-columns-repeated="3"/>
            <table:table-cell table:style-name="ce66"/>
            <table:table-cell office:value-type="string">
              <text:p>Use hssd3 weighed by number of pockets in a pocket kind for all rounds. Compare with the previous test (pf hssd3wkm), they have exactly the same preflop bucketing.</text:p>
            </table:table-cell>
            <table:table-cell table:number-columns-repeated="1015"/>
          </table:table-row>
          <table:table-row table:style-name="ro4">
            <table:table-cell table:style-name="ce5" office:value-type="string">
              <text:p>Epsilon</text:p>
            </table:table-cell>
            <table:table-cell table:style-name="ce15" office:value-type="float" office:value="0.1">
              <text:p>0.100</text:p>
            </table:table-cell>
            <table:table-cell table:style-name="ce15" office:value-type="float" office:value="0.075">
              <text:p>0.075</text:p>
            </table:table-cell>
            <table:table-cell table:style-name="ce15" office:value-type="float" office:value="0.05">
              <text:p>0.050</text:p>
            </table:table-cell>
            <table:table-cell table:style-name="ce15" office:value-type="float" office:value="0.025">
              <text:p>0.025</text:p>
            </table:table-cell>
            <table:table-cell table:style-name="ce15" office:value-type="float" office:value="0.01">
              <text:p>0.010</text:p>
            </table:table-cell>
            <table:table-cell table:style-name="ce57" office:value-type="float" office:value="0.005">
              <text:p>0.005</text:p>
            </table:table-cell>
            <table:table-cell table:style-name="ce67" office:value-type="float" office:value="0.003">
              <text:p>0.003</text:p>
            </table:table-cell>
            <table:table-cell office:value-type="string">
              <text:p>It was expected to perform better, because kmeans clustering on rounds 1-3 should be closer to the real picture.</text:p>
            </table:table-cell>
            <table:table-cell table:number-columns-repeated="1015"/>
          </table:table-row>
          <table:table-row table:style-name="ro4">
            <table:table-cell table:style-name="ce5" office:value-type="string">
              <text:p>0</text:p>
            </table:table-cell>
            <table:table-cell table:number-columns-repeated="4"/>
            <table:table-cell office:value-type="float" office:value="71.72">
              <text:p>71.72</text:p>
            </table:table-cell>
            <table:table-cell table:style-name="ce64" office:value-type="float" office:value="74.9">
              <text:p>74.9</text:p>
            </table:table-cell>
            <table:table-cell table:style-name="ce61" office:value-type="float" office:value="82.25">
              <text:p>82.25</text:p>
            </table:table-cell>
            <table:table-cell table:number-columns-repeated="1016"/>
          </table:table-row>
          <table:table-row table:style-name="ro4">
            <table:table-cell table:style-name="ce6" office:value-type="string">
              <text:p>1</text:p>
            </table:table-cell>
            <table:table-cell table:number-columns-repeated="4"/>
            <table:table-cell office:value-type="float" office:value="-119.54">
              <text:p>-119.54</text:p>
            </table:table-cell>
            <table:table-cell table:style-name="ce64" office:value-type="float" office:value="-133.28">
              <text:p>-133.28</text:p>
            </table:table-cell>
            <table:table-cell table:style-name="ce61" office:value-type="float" office:value="-130.95">
              <text:p>-130.95</text:p>
            </table:table-cell>
            <table:table-cell office:value-type="string">
              <text:p>The results are significantly better, which proves the assumption that weighed clustering is a better approximation.</text:p>
            </table:table-cell>
            <table:table-cell table:number-columns-repeated="1015"/>
          </table:table-row>
          <table:table-row table:style-name="ro4">
            <table:table-cell table:style-name="ce6" office:value-type="string">
              <text:p>Total</text:p>
            </table:table-cell>
            <table:table-cell table:style-name="ce17" table:formula="of:=([.B103]+[.B104])/2" office:value-type="float" office:value="0">
              <text:p>0.0</text:p>
            </table:table-cell>
            <table:table-cell table:style-name="ce17" table:formula="of:=([.C103]+[.C104])/2" office:value-type="float" office:value="0">
              <text:p>0.0</text:p>
            </table:table-cell>
            <table:table-cell table:style-name="ce17" table:formula="of:=([.D103]+[.D104])/2" office:value-type="float" office:value="0">
              <text:p>0.0</text:p>
            </table:table-cell>
            <table:table-cell table:style-name="ce17" table:formula="of:=([.E103]+[.E104])/2" office:value-type="float" office:value="0">
              <text:p>0.0</text:p>
            </table:table-cell>
            <table:table-cell table:style-name="ce52" table:formula="of:=([.F103]+[.F104])/2" office:value-type="float" office:value="-23.91">
              <text:p>-23.9</text:p>
            </table:table-cell>
            <table:table-cell table:style-name="ce58" table:formula="of:=([.G103]+[.G104])/2" office:value-type="float" office:value="-29.19">
              <text:p>-29.2</text:p>
            </table:table-cell>
            <table:table-cell table:style-name="ce55" table:formula="of:=([.H103]+[.H104])/2" office:value-type="float" office:value="-24.35">
              <text:p>-24.4</text:p>
            </table:table-cell>
            <table:table-cell office:value-type="string">
              <text:p>Therefore all subsequent bucketizers will use weighing by default and will not contain 'w“ in the names.</text:p>
            </table:table-cell>
            <table:table-cell table:number-columns-repeated="1015"/>
          </table:table-row>
          <table:table-row table:style-name="ro4">
            <table:table-cell table:style-name="ce7" office:value-type="string">
              <text:p>Games</text:p>
            </table:table-cell>
            <table:table-cell table:style-name="ce18"/>
            <table:table-cell table:style-name="ce36" table:number-columns-repeated="3"/>
            <table:table-cell table:number-columns-repeated="2" table:style-name="ce36" office:value-type="float" office:value="200000">
              <text:p>200000</text:p>
            </table:table-cell>
            <table:table-cell table:style-name="ce63" office:value-type="float" office:value="200000">
              <text:p>200000</text:p>
            </table:table-cell>
            <table:table-cell table:number-columns-repeated="1016"/>
          </table:table-row>
          <table:table-row table:style-name="ro4">
            <table:table-cell table:number-columns-repeated="1024"/>
          </table:table-row>
          <table:table-row table:style-name="ro4">
            <table:table-cell table:style-name="ce4" office:value-type="string">
              <text:p>CA</text:p>
            </table:table-cell>
            <table:table-cell table:style-name="ce14" office:value-type="string">
              <text:p>hssd3km 8x5x4x4, pf hssd3km, <text:s/>mc: 10G, leaves: 405K. Player ct: 849 nodes.</text:p>
            </table:table-cell>
            <table:table-cell table:style-name="ce14" table:number-columns-repeated="2"/>
            <table:table-cell table:style-name="ce43" table:number-columns-repeated="2"/>
            <table:table-cell table:style-name="ce53"/>
            <table:table-cell office:value-type="string">
              <text:p>First test for hssd bucketizing on the flop and turn. HS SD3 normalized is used. </text:p>
            </table:table-cell>
            <table:table-cell table:number-columns-repeated="1016"/>
          </table:table-row>
          <table:table-row table:style-name="ro4">
            <table:table-cell table:style-name="ce5" office:value-type="string">
              <text:p>Epsilon</text:p>
            </table:table-cell>
            <table:table-cell table:style-name="ce15" office:value-type="float" office:value="0.1">
              <text:p>0.100</text:p>
            </table:table-cell>
            <table:table-cell table:style-name="ce15" office:value-type="float" office:value="0.075">
              <text:p>0.075</text:p>
            </table:table-cell>
            <table:table-cell table:style-name="ce15" office:value-type="float" office:value="0.05">
              <text:p>0.050</text:p>
            </table:table-cell>
            <table:table-cell table:style-name="ce15" office:value-type="float" office:value="0.025">
              <text:p>0.025</text:p>
            </table:table-cell>
            <table:table-cell table:style-name="ce15" office:value-type="float" office:value="0.01">
              <text:p>0.010</text:p>
            </table:table-cell>
            <table:table-cell table:style-name="ce46" office:value-type="float" office:value="0.005">
              <text:p>0.005</text:p>
            </table:table-cell>
            <table:table-cell office:value-type="string">
              <text:p>It uses the same preflop bucketing as pf hssd3wkm to enable direct comparison.</text:p>
            </table:table-cell>
            <table:table-cell table:number-columns-repeated="1016"/>
          </table:table-row>
          <table:table-row table:style-name="ro4">
            <table:table-cell table:style-name="ce5" office:value-type="string">
              <text:p>0</text:p>
            </table:table-cell>
            <table:table-cell table:number-columns-repeated="2"/>
            <table:table-cell office:value-type="float" office:value="65.31">
              <text:p>65.31</text:p>
            </table:table-cell>
            <table:table-cell/>
            <table:table-cell office:value-type="float" office:value="75.04">
              <text:p>75.04</text:p>
            </table:table-cell>
            <table:table-cell table:style-name="ce61" office:value-type="float" office:value="82.76">
              <text:p>82.76</text:p>
            </table:table-cell>
            <table:table-cell office:value-type="string">
              <text:p>(Weighing by pocket counts is used here as well by default).</text:p>
            </table:table-cell>
            <table:table-cell table:number-columns-repeated="1016"/>
          </table:table-row>
          <table:table-row table:style-name="ro4">
            <table:table-cell table:style-name="ce6" office:value-type="string">
              <text:p>1</text:p>
            </table:table-cell>
            <table:table-cell table:number-columns-repeated="2"/>
            <table:table-cell office:value-type="float" office:value="-126.16">
              <text:p>-126.16</text:p>
            </table:table-cell>
            <table:table-cell/>
            <table:table-cell office:value-type="float" office:value="-123.33">
              <text:p>-123.33</text:p>
            </table:table-cell>
            <table:table-cell table:style-name="ce61" office:value-type="float" office:value="-124.53">
              <text:p>-124.53</text:p>
            </table:table-cell>
            <table:table-cell office:value-type="string">
              <text:p>The result for e=0.01 is very close to the „brother“ bucketizer, but the charts were quite different.</text:p>
            </table:table-cell>
            <table:table-cell table:number-columns-repeated="1016"/>
          </table:table-row>
          <table:table-row table:style-name="ro4">
            <table:table-cell table:style-name="ce6" office:value-type="string">
              <text:p>Total</text:p>
            </table:table-cell>
            <table:table-cell table:style-name="ce17" table:formula="of:=([.B110]+[.B111])/2" office:value-type="float" office:value="0">
              <text:p>0.0</text:p>
            </table:table-cell>
            <table:table-cell table:style-name="ce17" table:formula="of:=([.C110]+[.C111])/2" office:value-type="float" office:value="0">
              <text:p>0.0</text:p>
            </table:table-cell>
            <table:table-cell table:style-name="ce17" table:formula="of:=([.D110]+[.D111])/2" office:value-type="float" office:value="-30.425">
              <text:p>-30.4</text:p>
            </table:table-cell>
            <table:table-cell table:style-name="ce17" table:formula="of:=([.E110]+[.E111])/2" office:value-type="float" office:value="0">
              <text:p>0.0</text:p>
            </table:table-cell>
            <table:table-cell table:style-name="ce52" table:formula="of:=([.F110]+[.F111])/2" office:value-type="float" office:value="-24.145">
              <text:p>-24.1</text:p>
            </table:table-cell>
            <table:table-cell table:style-name="ce62" table:formula="of:=([.G110]+[.G111])/2" office:value-type="float" office:value="-20.885">
              <text:p>-20.9</text:p>
            </table:table-cell>
            <table:table-cell office:value-type="string">
              <text:p>The result for e=0.005 is almost as good as the record above and more stable</text:p>
            </table:table-cell>
            <table:table-cell table:number-columns-repeated="1016"/>
          </table:table-row>
          <table:table-row table:style-name="ro4">
            <table:table-cell table:style-name="ce7" office:value-type="string">
              <text:p>Games</text:p>
            </table:table-cell>
            <table:table-cell table:style-name="ce18"/>
            <table:table-cell table:style-name="ce36"/>
            <table:table-cell table:style-name="ce36" office:value-type="float" office:value="200000">
              <text:p>200000</text:p>
            </table:table-cell>
            <table:table-cell table:style-name="ce36"/>
            <table:table-cell table:style-name="ce36" office:value-type="float" office:value="200000">
              <text:p>200000</text:p>
            </table:table-cell>
            <table:table-cell table:style-name="ce63" office:value-type="float" office:value="200000">
              <text:p>200000</text:p>
            </table:table-cell>
            <table:table-cell table:number-columns-repeated="1017"/>
          </table:table-row>
          <table:table-row table:style-name="ro4">
            <table:table-cell table:number-columns-repeated="1024"/>
          </table:table-row>
        </table:table-row-group>
        <table:table-row table:style-name="ro4">
          <table:table-cell table:number-columns-repeated="1024"/>
        </table:table-row>
        <table:table-row table:style-name="ro5">
          <table:table-cell table:style-name="ce3" office:value-type="string">
            <text:p>8x8x8x8</text:p>
          </table:table-cell>
          <table:table-cell table:number-columns-repeated="1023"/>
        </table:table-row>
        <table:table-row-group>
          <table:table-row table:style-name="ro4">
            <table:table-cell table:number-columns-repeated="1024"/>
          </table:table-row>
          <table:table-row table:style-name="ro4">
            <table:table-cell table:style-name="ce4" office:value-type="string">
              <text:p>CA</text:p>
            </table:table-cell>
            <table:table-cell table:style-name="ce14" office:value-type="string">
              <text:p>2 x hs-8x8x8x8, mc: 31G, leaves: 2.5M</text:p>
            </table:table-cell>
            <table:table-cell table:style-name="ce14" table:number-columns-repeated="2"/>
            <table:table-cell table:style-name="ce43" table:number-columns-repeated="2"/>
            <table:table-cell table:style-name="ce53"/>
            <table:table-cell office:value-type="string">
              <text:p>Games with same cards</text:p>
            </table:table-cell>
            <table:table-cell table:number-columns-repeated="1016"/>
          </table:table-row>
          <table:table-row table:style-name="ro4">
            <table:table-cell table:style-name="ce5" office:value-type="string">
              <text:p>Epsilon</text:p>
            </table:table-cell>
            <table:table-cell table:style-name="ce15" office:value-type="float" office:value="0.1">
              <text:p>0.100</text:p>
            </table:table-cell>
            <table:table-cell table:style-name="ce15" office:value-type="float" office:value="0.075">
              <text:p>0.075</text:p>
            </table:table-cell>
            <table:table-cell table:style-name="ce15" office:value-type="float" office:value="0.05">
              <text:p>0.050</text:p>
            </table:table-cell>
            <table:table-cell table:style-name="ce15" office:value-type="float" office:value="0.025">
              <text:p>0.025</text:p>
            </table:table-cell>
            <table:table-cell table:style-name="ce15" office:value-type="float" office:value="0.01">
              <text:p>0.010</text:p>
            </table:table-cell>
            <table:table-cell table:style-name="ce46" office:value-type="float" office:value="0.005">
              <text:p>0.005</text:p>
            </table:table-cell>
            <table:table-cell table:style-name="ce15" office:value-type="float" office:value="0.1">
              <text:p>0.100</text:p>
            </table:table-cell>
            <table:table-cell table:style-name="ce15" office:value-type="float" office:value="0.075">
              <text:p>0.075</text:p>
            </table:table-cell>
            <table:table-cell table:style-name="ce15" office:value-type="float" office:value="0.05">
              <text:p>0.050</text:p>
            </table:table-cell>
            <table:table-cell table:style-name="ce15" office:value-type="float" office:value="0.025">
              <text:p>0.025</text:p>
            </table:table-cell>
            <table:table-cell table:style-name="ce15" office:value-type="float" office:value="0.01">
              <text:p>0.010</text:p>
            </table:table-cell>
            <table:table-cell table:style-name="ce46" office:value-type="float" office:value="0.005">
              <text:p>0.005</text:p>
            </table:table-cell>
            <table:table-cell table:number-columns-repeated="1011"/>
          </table:table-row>
          <table:table-row table:style-name="ro4">
            <table:table-cell table:style-name="ce5" office:value-type="string">
              <text:p>0</text:p>
            </table:table-cell>
            <table:table-cell table:style-name="ce16" office:value-type="float" office:value="33.16">
              <text:p>33.2</text:p>
            </table:table-cell>
            <table:table-cell table:style-name="ce16" office:value-type="float" office:value="50.14">
              <text:p>50.1</text:p>
            </table:table-cell>
            <table:table-cell table:style-name="ce16" office:value-type="float" office:value="42.37">
              <text:p>42.4</text:p>
            </table:table-cell>
            <table:table-cell table:style-name="ce16" office:value-type="float" office:value="66.63">
              <text:p>66.6</text:p>
            </table:table-cell>
            <table:table-cell table:style-name="ce16" office:value-type="float" office:value="65.58">
              <text:p>65.6</text:p>
            </table:table-cell>
            <table:table-cell table:style-name="ce54" office:value-type="float" office:value="80.77">
              <text:p>80.8</text:p>
            </table:table-cell>
            <table:table-cell table:style-name="ce16" office:value-type="float" office:value="43.61">
              <text:p>43.6</text:p>
            </table:table-cell>
            <table:table-cell table:style-name="ce16" office:value-type="float" office:value="53.72">
              <text:p>53.7</text:p>
            </table:table-cell>
            <table:table-cell table:style-name="ce16" office:value-type="float" office:value="62.1">
              <text:p>62.1</text:p>
            </table:table-cell>
            <table:table-cell table:style-name="ce16" office:value-type="float" office:value="88.58">
              <text:p>88.6</text:p>
            </table:table-cell>
            <table:table-cell table:style-name="ce16" office:value-type="float" office:value="72.72">
              <text:p>72.7</text:p>
            </table:table-cell>
            <table:table-cell table:style-name="ce54" office:value-type="float" office:value="83.71">
              <text:p>83.7</text:p>
            </table:table-cell>
            <table:table-cell table:number-columns-repeated="1011"/>
          </table:table-row>
          <table:table-row table:style-name="ro4">
            <table:table-cell table:style-name="ce6" office:value-type="string">
              <text:p>1</text:p>
            </table:table-cell>
            <table:table-cell table:style-name="ce16" office:value-type="float" office:value="-126.88">
              <text:p>-126.9</text:p>
            </table:table-cell>
            <table:table-cell table:style-name="ce16" office:value-type="float" office:value="-154.78">
              <text:p>-154.8</text:p>
            </table:table-cell>
            <table:table-cell table:style-name="ce16" office:value-type="float" office:value="-125.99">
              <text:p>-126.0</text:p>
            </table:table-cell>
            <table:table-cell table:style-name="ce16" office:value-type="float" office:value="-126.94">
              <text:p>-126.9</text:p>
            </table:table-cell>
            <table:table-cell table:style-name="ce16" office:value-type="float" office:value="-122.67">
              <text:p>-122.7</text:p>
            </table:table-cell>
            <table:table-cell table:style-name="ce54" office:value-type="float" office:value="-138.75">
              <text:p>-138.8</text:p>
            </table:table-cell>
            <table:table-cell table:style-name="ce16" office:value-type="float" office:value="-150.89">
              <text:p>-150.9</text:p>
            </table:table-cell>
            <table:table-cell table:style-name="ce16" office:value-type="float" office:value="-147.59">
              <text:p>-147.6</text:p>
            </table:table-cell>
            <table:table-cell table:style-name="ce16" office:value-type="float" office:value="-143.13">
              <text:p>-143.1</text:p>
            </table:table-cell>
            <table:table-cell table:style-name="ce16" office:value-type="float" office:value="-141.76">
              <text:p>-141.8</text:p>
            </table:table-cell>
            <table:table-cell table:style-name="ce16" office:value-type="float" office:value="-143.1">
              <text:p>-143.1</text:p>
            </table:table-cell>
            <table:table-cell table:style-name="ce54" office:value-type="float" office:value="-129.46">
              <text:p>-129.5</text:p>
            </table:table-cell>
            <table:table-cell table:number-columns-repeated="1011"/>
          </table:table-row>
          <table:table-row table:style-name="ro4">
            <table:table-cell table:style-name="ce6" office:value-type="string">
              <text:p>Total</text:p>
            </table:table-cell>
            <table:table-cell table:style-name="ce17" table:formula="of:=([.B120]+[.B121])/2" office:value-type="float" office:value="-46.86">
              <text:p>-46.9</text:p>
            </table:table-cell>
            <table:table-cell table:style-name="ce17" table:formula="of:=([.C120]+[.C121])/2" office:value-type="float" office:value="-52.32">
              <text:p>-52.3</text:p>
            </table:table-cell>
            <table:table-cell table:style-name="ce17" table:formula="of:=([.D120]+[.D121])/2" office:value-type="float" office:value="-41.81">
              <text:p>-41.8</text:p>
            </table:table-cell>
            <table:table-cell table:style-name="ce17" table:formula="of:=([.E120]+[.E121])/2" office:value-type="float" office:value="-30.155">
              <text:p>-30.2</text:p>
            </table:table-cell>
            <table:table-cell table:style-name="ce17" table:formula="of:=([.F120]+[.F121])/2" office:value-type="float" office:value="-28.545">
              <text:p>-28.5</text:p>
            </table:table-cell>
            <table:table-cell table:style-name="ce55" table:formula="of:=([.G120]+[.G121])/2" office:value-type="float" office:value="-28.99">
              <text:p>-29.0</text:p>
            </table:table-cell>
            <table:table-cell table:style-name="ce17" table:formula="of:=([.H120]+[.H121])/2" office:value-type="float" office:value="-53.64">
              <text:p>-53.6</text:p>
            </table:table-cell>
            <table:table-cell table:style-name="ce17" table:formula="of:=([.I120]+[.I121])/2" office:value-type="float" office:value="-46.935">
              <text:p>-46.9</text:p>
            </table:table-cell>
            <table:table-cell table:style-name="ce17" table:formula="of:=([.J120]+[.J121])/2" office:value-type="float" office:value="-40.515">
              <text:p>-40.5</text:p>
            </table:table-cell>
            <table:table-cell table:style-name="ce17" table:formula="of:=([.K120]+[.K121])/2" office:value-type="float" office:value="-26.59">
              <text:p>-26.6</text:p>
            </table:table-cell>
            <table:table-cell table:style-name="ce17" table:formula="of:=([.L120]+[.L121])/2" office:value-type="float" office:value="-35.19">
              <text:p>-35.2</text:p>
            </table:table-cell>
            <table:table-cell table:style-name="ce55" table:formula="of:=([.M120]+[.M121])/2" office:value-type="float" office:value="-22.875">
              <text:p>-22.9</text:p>
            </table:table-cell>
            <table:table-cell table:number-columns-repeated="1011"/>
          </table:table-row>
          <table:table-row table:style-name="ro4">
            <table:table-cell table:style-name="ce7" office:value-type="string">
              <text:p>Games</text:p>
            </table:table-cell>
            <table:table-cell table:style-name="ce18" office:value-type="float" office:value="292000">
              <text:p>292000</text:p>
            </table:table-cell>
            <table:table-cell table:style-name="ce18" office:value-type="float" office:value="304000">
              <text:p>304000</text:p>
            </table:table-cell>
            <table:table-cell table:style-name="ce18" office:value-type="float" office:value="238000">
              <text:p>238000</text:p>
            </table:table-cell>
            <table:table-cell table:style-name="ce18" office:value-type="float" office:value="300000">
              <text:p>300000</text:p>
            </table:table-cell>
            <table:table-cell table:style-name="ce18" office:value-type="float" office:value="392000">
              <text:p>392000</text:p>
            </table:table-cell>
            <table:table-cell table:style-name="ce56" office:value-type="float" office:value="418000">
              <text:p>418000</text:p>
            </table:table-cell>
            <table:table-cell table:number-columns-repeated="5" table:style-name="ce18" office:value-type="float" office:value="100000">
              <text:p>100000</text:p>
            </table:table-cell>
            <table:table-cell table:style-name="ce56" office:value-type="float" office:value="100000">
              <text:p>100000</text:p>
            </table:table-cell>
            <table:table-cell table:number-columns-repeated="1011"/>
          </table:table-row>
          <table:table-row table:style-name="ro4">
            <table:table-cell table:number-columns-repeated="1024"/>
          </table:table-row>
        </table:table-row-group>
        <table:table-row table:style-name="ro4" table:number-rows-repeated="2">
          <table:table-cell table:number-columns-repeated="1024"/>
        </table:table-row>
        <table:table-row table:style-name="ro5">
          <table:table-cell table:style-name="ce3" office:value-type="string">
            <text:p>23x8x5x5</text:p>
          </table:table-cell>
          <table:table-cell table:number-columns-repeated="1023"/>
        </table:table-row>
        <table:table-row-group>
          <table:table-row table:style-name="ro4">
            <table:table-cell table:number-columns-repeated="1024"/>
          </table:table-row>
          <table:table-row table:style-name="ro4">
            <table:table-cell table:style-name="ce4" office:value-type="string">
              <text:p>CA</text:p>
            </table:table-cell>
            <table:table-cell table:style-name="ce14" office:value-type="string">
              <text:p>2 x hsr-pf-m-23x8x5x5, mc: 57G, leaves: 13.7M</text:p>
            </table:table-cell>
            <table:table-cell table:style-name="ce14" table:number-columns-repeated="2"/>
            <table:table-cell table:style-name="ce43" table:number-columns-repeated="2"/>
            <table:table-cell table:style-name="ce53"/>
            <table:table-cell office:value-type="string">
              <text:p>Games with same cards</text:p>
            </table:table-cell>
            <table:table-cell table:number-columns-repeated="1016"/>
          </table:table-row>
          <table:table-row table:style-name="ro4">
            <table:table-cell table:style-name="ce5" office:value-type="string">
              <text:p>Epsilon</text:p>
            </table:table-cell>
            <table:table-cell table:style-name="ce15" office:value-type="float" office:value="0.1">
              <text:p>0.100</text:p>
            </table:table-cell>
            <table:table-cell table:style-name="ce15" office:value-type="float" office:value="0.075">
              <text:p>0.075</text:p>
            </table:table-cell>
            <table:table-cell table:style-name="ce15" office:value-type="float" office:value="0.05">
              <text:p>0.050</text:p>
            </table:table-cell>
            <table:table-cell table:style-name="ce15" office:value-type="float" office:value="0.025">
              <text:p>0.025</text:p>
            </table:table-cell>
            <table:table-cell table:style-name="ce15" office:value-type="float" office:value="0.01">
              <text:p>0.010</text:p>
            </table:table-cell>
            <table:table-cell table:style-name="ce46" office:value-type="float" office:value="0.005">
              <text:p>0.005</text:p>
            </table:table-cell>
            <table:table-cell table:style-name="ce15" office:value-type="float" office:value="0.1">
              <text:p>0.100</text:p>
            </table:table-cell>
            <table:table-cell table:style-name="ce15" office:value-type="float" office:value="0.075">
              <text:p>0.075</text:p>
            </table:table-cell>
            <table:table-cell table:style-name="ce15" office:value-type="float" office:value="0.05">
              <text:p>0.050</text:p>
            </table:table-cell>
            <table:table-cell table:style-name="ce15" office:value-type="float" office:value="0.025">
              <text:p>0.025</text:p>
            </table:table-cell>
            <table:table-cell table:style-name="ce15" office:value-type="float" office:value="0.01">
              <text:p>0.010</text:p>
            </table:table-cell>
            <table:table-cell table:style-name="ce46" office:value-type="float" office:value="0.005">
              <text:p>0.005</text:p>
            </table:table-cell>
            <table:table-cell table:number-columns-repeated="1011"/>
          </table:table-row>
          <table:table-row table:style-name="ro4">
            <table:table-cell table:style-name="ce5" office:value-type="string">
              <text:p>0</text:p>
            </table:table-cell>
            <table:table-cell table:style-name="ce16"/>
            <table:table-cell table:style-name="ce16" office:value-type="float" office:value="49.48">
              <text:p>49.5</text:p>
            </table:table-cell>
            <table:table-cell table:style-name="ce16" office:value-type="float" office:value="65.08">
              <text:p>65.1</text:p>
            </table:table-cell>
            <table:table-cell table:style-name="ce16" office:value-type="float" office:value="54.7">
              <text:p>54.7</text:p>
            </table:table-cell>
            <table:table-cell table:style-name="ce16" office:value-type="float" office:value="70.05">
              <text:p>70.1</text:p>
            </table:table-cell>
            <table:table-cell table:style-name="ce54"/>
            <table:table-cell table:style-name="ce16"/>
            <table:table-cell table:style-name="ce16" office:value-type="float" office:value="58.39">
              <text:p>58.4</text:p>
            </table:table-cell>
            <table:table-cell table:style-name="ce16" office:value-type="float" office:value="68.73">
              <text:p>68.7</text:p>
            </table:table-cell>
            <table:table-cell table:style-name="ce16" office:value-type="float" office:value="69.83">
              <text:p>69.8</text:p>
            </table:table-cell>
            <table:table-cell table:style-name="ce16" office:value-type="float" office:value="84.42">
              <text:p>84.4</text:p>
            </table:table-cell>
            <table:table-cell table:style-name="ce54"/>
            <table:table-cell table:number-columns-repeated="1011"/>
          </table:table-row>
          <table:table-row table:style-name="ro4">
            <table:table-cell table:style-name="ce6" office:value-type="string">
              <text:p>1</text:p>
            </table:table-cell>
            <table:table-cell table:style-name="ce16"/>
            <table:table-cell table:style-name="ce16" office:value-type="float" office:value="-131.98">
              <text:p>-132.0</text:p>
            </table:table-cell>
            <table:table-cell table:style-name="ce16" office:value-type="float" office:value="-127.53">
              <text:p>-127.5</text:p>
            </table:table-cell>
            <table:table-cell table:style-name="ce16" office:value-type="float" office:value="-105.36">
              <text:p>-105.4</text:p>
            </table:table-cell>
            <table:table-cell table:style-name="ce16" office:value-type="float" office:value="-102.85">
              <text:p>-102.9</text:p>
            </table:table-cell>
            <table:table-cell table:style-name="ce54"/>
            <table:table-cell table:style-name="ce16"/>
            <table:table-cell table:style-name="ce16" office:value-type="float" office:value="-145.6">
              <text:p>-145.6</text:p>
            </table:table-cell>
            <table:table-cell table:style-name="ce16" office:value-type="float" office:value="-127.26">
              <text:p>-127.3</text:p>
            </table:table-cell>
            <table:table-cell table:style-name="ce16" office:value-type="float" office:value="-119.49">
              <text:p>-119.5</text:p>
            </table:table-cell>
            <table:table-cell table:style-name="ce16" office:value-type="float" office:value="-107.5">
              <text:p>-107.5</text:p>
            </table:table-cell>
            <table:table-cell table:style-name="ce54"/>
            <table:table-cell table:number-columns-repeated="1011"/>
          </table:table-row>
          <table:table-row table:style-name="ro4">
            <table:table-cell table:style-name="ce6" office:value-type="string">
              <text:p>Total</text:p>
            </table:table-cell>
            <table:table-cell table:style-name="ce17" table:formula="of:=([.B131]+[.B132])/2" office:value-type="float" office:value="0">
              <text:p>0.0</text:p>
            </table:table-cell>
            <table:table-cell table:style-name="ce17" table:formula="of:=([.C131]+[.C132])/2" office:value-type="float" office:value="-41.25">
              <text:p>-41.3</text:p>
            </table:table-cell>
            <table:table-cell table:style-name="ce17" table:formula="of:=([.D131]+[.D132])/2" office:value-type="float" office:value="-31.225">
              <text:p>-31.2</text:p>
            </table:table-cell>
            <table:table-cell table:style-name="ce17" table:formula="of:=([.E131]+[.E132])/2" office:value-type="float" office:value="-25.33">
              <text:p>-25.3</text:p>
            </table:table-cell>
            <table:table-cell table:style-name="ce17" table:formula="of:=([.F131]+[.F132])/2" office:value-type="float" office:value="-16.4">
              <text:p>-16.4</text:p>
            </table:table-cell>
            <table:table-cell table:style-name="ce55" table:formula="of:=([.G131]+[.G132])/2" office:value-type="float" office:value="0">
              <text:p>0.0</text:p>
            </table:table-cell>
            <table:table-cell table:style-name="ce17" table:formula="of:=([.H131]+[.H132])/2" office:value-type="float" office:value="0">
              <text:p>0.0</text:p>
            </table:table-cell>
            <table:table-cell table:style-name="ce17" table:formula="of:=([.I131]+[.I132])/2" office:value-type="float" office:value="-43.605">
              <text:p>-43.6</text:p>
            </table:table-cell>
            <table:table-cell table:style-name="ce17" table:formula="of:=([.J131]+[.J132])/2" office:value-type="float" office:value="-29.265">
              <text:p>-29.3</text:p>
            </table:table-cell>
            <table:table-cell table:style-name="ce17" table:formula="of:=([.K131]+[.K132])/2" office:value-type="float" office:value="-24.83">
              <text:p>-24.8</text:p>
            </table:table-cell>
            <table:table-cell table:style-name="ce17" table:formula="of:=([.L131]+[.L132])/2" office:value-type="float" office:value="-11.54">
              <text:p>-11.5</text:p>
            </table:table-cell>
            <table:table-cell table:style-name="ce55" table:formula="of:=([.M131]+[.M132])/2" office:value-type="float" office:value="0">
              <text:p>0.0</text:p>
            </table:table-cell>
            <table:table-cell table:number-columns-repeated="1011"/>
          </table:table-row>
          <table:table-row table:style-name="ro4">
            <table:table-cell table:style-name="ce7" office:value-type="string">
              <text:p>Games</text:p>
            </table:table-cell>
            <table:table-cell table:style-name="ce18"/>
            <table:table-cell table:style-name="ce18" office:value-type="float" office:value="380000">
              <text:p>380000</text:p>
            </table:table-cell>
            <table:table-cell table:style-name="ce18" office:value-type="float" office:value="361000">
              <text:p>361000</text:p>
            </table:table-cell>
            <table:table-cell table:style-name="ce18" office:value-type="float" office:value="417000">
              <text:p>417000</text:p>
            </table:table-cell>
            <table:table-cell table:style-name="ce18" office:value-type="float" office:value="385000">
              <text:p>385000</text:p>
            </table:table-cell>
            <table:table-cell table:style-name="ce56"/>
            <table:table-cell table:style-name="ce18"/>
            <table:table-cell table:number-columns-repeated="4" table:style-name="ce18" office:value-type="float" office:value="200000">
              <text:p>200000</text:p>
            </table:table-cell>
            <table:table-cell table:style-name="ce56"/>
            <table:table-cell table:number-columns-repeated="1011"/>
          </table:table-row>
          <table:table-row table:style-name="ro4">
            <table:table-cell table:number-columns-repeated="1024"/>
          </table:table-row>
        </table:table-row-group>
        <table:table-row table:style-name="ro4">
          <table:table-cell table:number-columns-repeated="1024"/>
        </table:table-row>
        <table:table-row table:style-name="ro5">
          <table:table-cell table:style-name="ce3" office:value-type="string">
            <text:p>10x10x10x10</text:p>
          </table:table-cell>
          <table:table-cell table:number-columns-repeated="1023"/>
        </table:table-row>
        <table:table-row-group>
          <table:table-row table:style-name="ro4">
            <table:table-cell table:number-columns-repeated="1024"/>
          </table:table-row>
          <table:table-row table:style-name="ro4">
            <table:table-cell table:style-name="ce4" office:value-type="string">
              <text:p>CA</text:p>
            </table:table-cell>
            <table:table-cell table:style-name="ce14" office:value-type="string">
              <text:p>2 x hskma-pf-hskm-10x10x10x10, mc: 103G, leaves: 62.6M</text:p>
            </table:table-cell>
            <table:table-cell table:style-name="ce14" table:number-columns-repeated="2"/>
            <table:table-cell table:style-name="ce43" table:number-columns-repeated="2"/>
            <table:table-cell table:style-name="ce53"/>
            <table:table-cell office:value-type="string">
              <text:p>Games with same cards</text:p>
            </table:table-cell>
            <table:table-cell table:number-columns-repeated="1016"/>
          </table:table-row>
          <table:table-row table:style-name="ro4">
            <table:table-cell table:style-name="ce5" office:value-type="string">
              <text:p>Epsilon</text:p>
            </table:table-cell>
            <table:table-cell table:style-name="ce15" office:value-type="float" office:value="0.1">
              <text:p>0.100</text:p>
            </table:table-cell>
            <table:table-cell table:style-name="ce15" office:value-type="float" office:value="0.075">
              <text:p>0.075</text:p>
            </table:table-cell>
            <table:table-cell table:style-name="ce15" office:value-type="float" office:value="0.05">
              <text:p>0.050</text:p>
            </table:table-cell>
            <table:table-cell table:style-name="ce15" office:value-type="float" office:value="0.025">
              <text:p>0.025</text:p>
            </table:table-cell>
            <table:table-cell table:style-name="ce15" office:value-type="float" office:value="0.01">
              <text:p>0.010</text:p>
            </table:table-cell>
            <table:table-cell table:style-name="ce46" office:value-type="float" office:value="0.005">
              <text:p>0.005</text:p>
            </table:table-cell>
            <table:table-cell table:style-name="ce15" office:value-type="float" office:value="0.1">
              <text:p>0.100</text:p>
            </table:table-cell>
            <table:table-cell table:style-name="ce15" office:value-type="float" office:value="0.075">
              <text:p>0.075</text:p>
            </table:table-cell>
            <table:table-cell table:style-name="ce15" office:value-type="float" office:value="0.05">
              <text:p>0.050</text:p>
            </table:table-cell>
            <table:table-cell table:style-name="ce15" office:value-type="float" office:value="0.025">
              <text:p>0.025</text:p>
            </table:table-cell>
            <table:table-cell table:style-name="ce15" office:value-type="float" office:value="0.01">
              <text:p>0.010</text:p>
            </table:table-cell>
            <table:table-cell table:style-name="ce46" office:value-type="float" office:value="0.005">
              <text:p>0.005</text:p>
            </table:table-cell>
            <table:table-cell table:number-columns-repeated="1011"/>
          </table:table-row>
          <table:table-row table:style-name="ro4">
            <table:table-cell table:style-name="ce5" office:value-type="string">
              <text:p>0</text:p>
            </table:table-cell>
            <table:table-cell table:style-name="ce16"/>
            <table:table-cell table:style-name="ce16" office:value-type="float" office:value="56.52">
              <text:p>56.5</text:p>
            </table:table-cell>
            <table:table-cell table:style-name="ce16" office:value-type="float" office:value="49.88">
              <text:p>49.9</text:p>
            </table:table-cell>
            <table:table-cell table:style-name="ce16" office:value-type="float" office:value="75.78">
              <text:p>75.8</text:p>
            </table:table-cell>
            <table:table-cell table:style-name="ce16"/>
            <table:table-cell table:style-name="ce54"/>
            <table:table-cell table:style-name="ce16"/>
            <table:table-cell table:style-name="ce16" office:value-type="float" office:value="59.38">
              <text:p>59.4</text:p>
            </table:table-cell>
            <table:table-cell table:style-name="ce16" office:value-type="float" office:value="64.46">
              <text:p>64.5</text:p>
            </table:table-cell>
            <table:table-cell table:style-name="ce16" office:value-type="float" office:value="71.71">
              <text:p>71.7</text:p>
            </table:table-cell>
            <table:table-cell table:style-name="ce16"/>
            <table:table-cell table:style-name="ce54"/>
            <table:table-cell table:number-columns-repeated="1011"/>
          </table:table-row>
          <table:table-row table:style-name="ro4">
            <table:table-cell table:style-name="ce6" office:value-type="string">
              <text:p>1</text:p>
            </table:table-cell>
            <table:table-cell table:style-name="ce16"/>
            <table:table-cell table:style-name="ce16" office:value-type="float" office:value="-117.01">
              <text:p>-117.0</text:p>
            </table:table-cell>
            <table:table-cell table:style-name="ce16" office:value-type="float" office:value="-99.86">
              <text:p>-99.9</text:p>
            </table:table-cell>
            <table:table-cell table:style-name="ce16" office:value-type="float" office:value="-116.15">
              <text:p>-116.2</text:p>
            </table:table-cell>
            <table:table-cell table:style-name="ce16"/>
            <table:table-cell table:style-name="ce54"/>
            <table:table-cell table:style-name="ce16"/>
            <table:table-cell table:style-name="ce16" office:value-type="float" office:value="-118.97">
              <text:p>-119.0</text:p>
            </table:table-cell>
            <table:table-cell table:style-name="ce16" office:value-type="float" office:value="-115.33">
              <text:p>-115.3</text:p>
            </table:table-cell>
            <table:table-cell table:style-name="ce16" office:value-type="float" office:value="-120.84">
              <text:p>-120.8</text:p>
            </table:table-cell>
            <table:table-cell table:style-name="ce16"/>
            <table:table-cell table:style-name="ce54"/>
            <table:table-cell table:number-columns-repeated="1011"/>
          </table:table-row>
          <table:table-row table:style-name="ro4">
            <table:table-cell table:style-name="ce6" office:value-type="string">
              <text:p>Total</text:p>
            </table:table-cell>
            <table:table-cell table:style-name="ce17" table:formula="of:=([.B141]+[.B142])/2" office:value-type="float" office:value="0">
              <text:p>0.0</text:p>
            </table:table-cell>
            <table:table-cell table:style-name="ce17" table:formula="of:=([.C141]+[.C142])/2" office:value-type="float" office:value="-30.245">
              <text:p>-30.2</text:p>
            </table:table-cell>
            <table:table-cell table:style-name="ce17" table:formula="of:=([.D141]+[.D142])/2" office:value-type="float" office:value="-24.99">
              <text:p>-25.0</text:p>
            </table:table-cell>
            <table:table-cell table:style-name="ce17" table:formula="of:=([.E141]+[.E142])/2" office:value-type="float" office:value="-20.185">
              <text:p>-20.2</text:p>
            </table:table-cell>
            <table:table-cell table:style-name="ce17" table:formula="of:=([.F141]+[.F142])/2" office:value-type="float" office:value="0">
              <text:p>0.0</text:p>
            </table:table-cell>
            <table:table-cell table:style-name="ce55" table:formula="of:=([.G141]+[.G142])/2" office:value-type="float" office:value="0">
              <text:p>0.0</text:p>
            </table:table-cell>
            <table:table-cell table:style-name="ce17" table:formula="of:=([.H141]+[.H142])/2" office:value-type="float" office:value="0">
              <text:p>0.0</text:p>
            </table:table-cell>
            <table:table-cell table:style-name="ce17" table:formula="of:=([.I141]+[.I142])/2" office:value-type="float" office:value="-29.795">
              <text:p>-29.8</text:p>
            </table:table-cell>
            <table:table-cell table:style-name="ce17" table:formula="of:=([.J141]+[.J142])/2" office:value-type="float" office:value="-25.435">
              <text:p>-25.4</text:p>
            </table:table-cell>
            <table:table-cell table:style-name="ce17" table:formula="of:=([.K141]+[.K142])/2" office:value-type="float" office:value="-24.565">
              <text:p>-24.6</text:p>
            </table:table-cell>
            <table:table-cell table:style-name="ce17" table:formula="of:=([.L141]+[.L142])/2" office:value-type="float" office:value="0">
              <text:p>0.0</text:p>
            </table:table-cell>
            <table:table-cell table:style-name="ce55" table:formula="of:=([.M141]+[.M142])/2" office:value-type="float" office:value="0">
              <text:p>0.0</text:p>
            </table:table-cell>
            <table:table-cell table:number-columns-repeated="1011"/>
          </table:table-row>
          <table:table-row table:style-name="ro4">
            <table:table-cell table:style-name="ce7" office:value-type="string">
              <text:p>Games</text:p>
            </table:table-cell>
            <table:table-cell table:style-name="ce18"/>
            <table:table-cell table:style-name="ce18" office:value-type="float" office:value="486000">
              <text:p>486000</text:p>
            </table:table-cell>
            <table:table-cell table:style-name="ce18" office:value-type="float" office:value="650000">
              <text:p>650000</text:p>
            </table:table-cell>
            <table:table-cell table:style-name="ce18" office:value-type="float" office:value="588000">
              <text:p>588000</text:p>
            </table:table-cell>
            <table:table-cell table:style-name="ce18"/>
            <table:table-cell table:style-name="ce56"/>
            <table:table-cell table:style-name="ce18"/>
            <table:table-cell table:number-columns-repeated="3" table:style-name="ce18" office:value-type="float" office:value="200000">
              <text:p>200000</text:p>
            </table:table-cell>
            <table:table-cell table:style-name="ce18"/>
            <table:table-cell table:style-name="ce56"/>
            <table:table-cell table:number-columns-repeated="1011"/>
          </table:table-row>
          <table:table-row table:style-name="ro4">
            <table:table-cell table:number-columns-repeated="1024"/>
          </table:table-row>
        </table:table-row-group>
        <table:table-row table:style-name="ro4" table:number-rows-repeated="2">
          <table:table-cell table:number-columns-repeated="1024"/>
        </table:table-row>
        <table:table-row table:style-name="ro5">
          <table:table-cell table:style-name="ce3" office:value-type="string">
            <text:p>12x10x6x4</text:p>
          </table:table-cell>
          <table:table-cell table:number-columns-repeated="1023"/>
        </table:table-row>
        <table:table-row-group>
          <table:table-row table:style-name="ro4">
            <table:table-cell table:style-name="ce8" office:value-type="string">
              <text:p>This series compares different methods of bucketizing on rounds 0, 1 and 2. All tests are done in one seat-permutation session of 200K games each (RNG seed 1)</text:p>
            </table:table-cell>
            <table:table-cell table:number-columns-repeated="1023"/>
          </table:table-row>
          <table:table-row table:style-name="ro4">
            <table:table-cell office:value-type="string">
              <text:p>A better bucket resolution is required to compare new 2d metrics</text:p>
            </table:table-cell>
            <table:table-cell table:number-columns-repeated="1023"/>
          </table:table-row>
          <table:table-row table:style-name="ro4">
            <table:table-cell table:number-columns-repeated="1024"/>
          </table:table-row>
          <table:table-row table:style-name="ro4">
            <table:table-cell table:style-name="ce9" office:value-type="string">
              <text:p>Test ID</text:p>
            </table:table-cell>
            <table:table-cell table:style-name="ce20" office:value-type="float" office:value="1">
              <text:p>1</text:p>
            </table:table-cell>
            <table:table-cell table:style-name="ce28" office:value-type="string">
              <text:p>Alias</text:p>
            </table:table-cell>
            <table:table-cell table:style-name="ce41" office:value-type="string">
              <text:p>Champ</text:p>
            </table:table-cell>
            <table:table-cell table:style-name="ce44"/>
            <table:table-cell table:number-columns-repeated="1019"/>
          </table:table-row>
          <table:table-row table:style-name="ro4">
            <table:table-cell table:style-name="ce5" office:value-type="string">
              <text:p>CA</text:p>
            </table:table-cell>
            <table:table-cell table:style-name="ce21" office:value-type="string">
              <text:p>pf: norm sd3, rest: norm sd3. mc: 28G, ct: 7,5M, pct: 3733</text:p>
            </table:table-cell>
            <table:table-cell table:style-name="ce21" table:number-columns-repeated="2"/>
            <table:table-cell table:style-name="ce45"/>
            <table:table-cell office:value-type="string">
              <text:p>Additional tests (long+many random sessions)</text:p>
            </table:table-cell>
            <table:table-cell/>
            <table:table-cell office:value-type="string">
              <text:p>std200</text:p>
            </table:table-cell>
            <table:table-cell table:number-columns-repeated="1016"/>
          </table:table-row>
          <table:table-row table:style-name="ro4">
            <table:table-cell table:style-name="ce5" office:value-type="string">
              <text:p>Epsilon</text:p>
            </table:table-cell>
            <table:table-cell table:style-name="ce15" office:value-type="float" office:value="0.05">
              <text:p>0.050</text:p>
            </table:table-cell>
            <table:table-cell table:style-name="ce15" office:value-type="float" office:value="0.025">
              <text:p>0.025</text:p>
            </table:table-cell>
            <table:table-cell table:style-name="ce15" office:value-type="float" office:value="0.01">
              <text:p>0.010</text:p>
            </table:table-cell>
            <table:table-cell table:style-name="ce46" office:value-type="float" office:value="0.005">
              <text:p>0.005</text:p>
            </table:table-cell>
            <table:table-cell table:style-name="ce15" office:value-type="float" office:value="0.01">
              <text:p>0.010</text:p>
            </table:table-cell>
            <table:table-cell table:style-name="ce46" office:value-type="float" office:value="0.005">
              <text:p>0.005</text:p>
            </table:table-cell>
            <table:table-cell table:style-name="ce15" office:value-type="float" office:value="0.01">
              <text:p>0.010</text:p>
            </table:table-cell>
            <table:table-cell table:style-name="ce46" office:value-type="float" office:value="0.005">
              <text:p>0.005</text:p>
            </table:table-cell>
            <table:table-cell table:number-columns-repeated="1015"/>
          </table:table-row>
          <table:table-row table:style-name="ro4">
            <table:table-cell table:style-name="ce5" office:value-type="string">
              <text:p>0</text:p>
            </table:table-cell>
            <table:table-cell table:style-name="ce22"/>
            <table:table-cell table:style-name="ce22" office:value-type="float" office:value="102.49">
              <text:p>102.49</text:p>
            </table:table-cell>
            <table:table-cell table:style-name="ce22" office:value-type="float" office:value="114.79">
              <text:p>114.79</text:p>
            </table:table-cell>
            <table:table-cell table:style-name="ce47" office:value-type="float" office:value="109.53">
              <text:p>109.53</text:p>
            </table:table-cell>
            <table:table-cell table:style-name="ce22" office:value-type="float" office:value="108.47">
              <text:p>108.47</text:p>
            </table:table-cell>
            <table:table-cell table:style-name="ce47" office:value-type="float" office:value="92.03">
              <text:p>92.03</text:p>
            </table:table-cell>
            <table:table-cell table:style-name="ce22" office:value-type="float" office:value="58.89">
              <text:p>58.89</text:p>
            </table:table-cell>
            <table:table-cell table:style-name="ce47" office:value-type="float" office:value="67">
              <text:p>67.00</text:p>
            </table:table-cell>
            <table:table-cell table:number-columns-repeated="1015"/>
          </table:table-row>
          <table:table-row table:style-name="ro4">
            <table:table-cell table:style-name="ce6" office:value-type="string">
              <text:p>1</text:p>
            </table:table-cell>
            <table:table-cell table:style-name="ce22"/>
            <table:table-cell table:style-name="ce22" office:value-type="float" office:value="-105.4">
              <text:p>-105.40</text:p>
            </table:table-cell>
            <table:table-cell table:style-name="ce22" office:value-type="float" office:value="-98.15">
              <text:p>-98.15</text:p>
            </table:table-cell>
            <table:table-cell table:style-name="ce47" office:value-type="float" office:value="-95.3">
              <text:p>-95.30</text:p>
            </table:table-cell>
            <table:table-cell table:style-name="ce22" office:value-type="float" office:value="-94">
              <text:p>-94.00</text:p>
            </table:table-cell>
            <table:table-cell table:style-name="ce47" office:value-type="float" office:value="-81.24">
              <text:p>-81.24</text:p>
            </table:table-cell>
            <table:table-cell table:style-name="ce22" office:value-type="float" office:value="-48.3">
              <text:p>-48.30</text:p>
            </table:table-cell>
            <table:table-cell table:style-name="ce47" office:value-type="float" office:value="-57.08">
              <text:p>-57.08</text:p>
            </table:table-cell>
            <table:table-cell table:number-columns-repeated="1015"/>
          </table:table-row>
          <table:table-row table:style-name="ro5">
            <table:table-cell table:style-name="ce6" office:value-type="string">
              <text:p>Total</text:p>
            </table:table-cell>
            <table:table-cell table:style-name="ce23" table:formula="of:=([.B155]+[.B156])/2" office:value-type="float" office:value="0">
              <text:p>0.00</text:p>
            </table:table-cell>
            <table:table-cell table:style-name="ce23" table:formula="of:=([.C155]+[.C156])/2" office:value-type="float" office:value="-1.45500000000001">
              <text:p>-1.46</text:p>
            </table:table-cell>
            <table:table-cell table:style-name="ce42" table:formula="of:=([.D155]+[.D156])/2" office:value-type="float" office:value="8.32">
              <text:p>8.32</text:p>
            </table:table-cell>
            <table:table-cell table:style-name="ce48" table:formula="of:=([.E155]+[.E156])/2" office:value-type="float" office:value="7.115">
              <text:p>7.12</text:p>
            </table:table-cell>
            <table:table-cell table:style-name="ce42" table:formula="of:=([.F155]+[.F156])/2" office:value-type="float" office:value="7.235">
              <text:p>7.24</text:p>
            </table:table-cell>
            <table:table-cell table:style-name="ce48" table:formula="of:=([.G155]+[.G156])/2" office:value-type="float" office:value="5.395">
              <text:p>5.40</text:p>
            </table:table-cell>
            <table:table-cell table:style-name="ce42" table:formula="of:=([.H155]+[.H156])/2" office:value-type="float" office:value="5.295">
              <text:p>5.30</text:p>
            </table:table-cell>
            <table:table-cell table:style-name="ce48" table:formula="of:=([.I155]+[.I156])/2" office:value-type="float" office:value="4.96">
              <text:p>4.96</text:p>
            </table:table-cell>
            <table:table-cell table:number-columns-repeated="1015"/>
          </table:table-row>
          <table:table-row table:style-name="ro4">
            <table:table-cell table:style-name="ce7" office:value-type="string">
              <text:p>Games</text:p>
            </table:table-cell>
            <table:table-cell table:style-name="ce24"/>
            <table:table-cell table:number-columns-repeated="2" table:style-name="ce37" office:value-type="float" office:value="200000">
              <text:p>200000</text:p>
            </table:table-cell>
            <table:table-cell table:style-name="ce49" office:value-type="float" office:value="200000">
              <text:p>200000</text:p>
            </table:table-cell>
            <table:table-cell table:style-name="ce37" office:value-type="float" office:value="467000">
              <text:p>467000</text:p>
            </table:table-cell>
            <table:table-cell table:style-name="ce49" office:value-type="float" office:value="398000">
              <text:p>398000</text:p>
            </table:table-cell>
            <table:table-cell table:style-name="ce37" office:value-type="float" office:value="467000">
              <text:p>467000</text:p>
            </table:table-cell>
            <table:table-cell table:style-name="ce49" office:value-type="float" office:value="398000">
              <text:p>398000</text:p>
            </table:table-cell>
            <table:table-cell table:number-columns-repeated="1015"/>
          </table:table-row>
          <table:table-row table:style-name="ro4">
            <table:table-cell table:style-name="ce10"/>
            <table:table-cell table:style-name="ce25"/>
            <table:table-cell table:style-name="ce38" table:number-columns-repeated="3"/>
            <table:table-cell table:number-columns-repeated="1019"/>
          </table:table-row>
          <table:table-row table:style-name="ro4">
            <table:table-cell table:style-name="ce9" office:value-type="string">
              <text:p>Test ID</text:p>
            </table:table-cell>
            <table:table-cell table:style-name="ce20" office:value-type="float" office:value="2">
              <text:p>2</text:p>
            </table:table-cell>
            <table:table-cell table:style-name="ce28" office:value-type="string">
              <text:p>Alias</text:p>
            </table:table-cell>
            <table:table-cell table:style-name="ce41" office:value-type="string">
              <text:p>PlusPlus1</text:p>
            </table:table-cell>
            <table:table-cell table:style-name="ce44"/>
            <table:table-cell table:number-columns-repeated="1019"/>
          </table:table-row>
          <table:table-row table:style-name="ro4">
            <table:table-cell table:style-name="ce5" office:value-type="string">
              <text:p>CA</text:p>
            </table:table-cell>
            <table:table-cell table:style-name="ce26" office:value-type="string">
              <text:p>pf: norm sd+1, rest: norm sd+1. mc: 25G, ct: 7,5M, pct: 3733</text:p>
            </table:table-cell>
            <table:table-cell table:style-name="ce21" table:number-columns-repeated="2"/>
            <table:table-cell table:style-name="ce45"/>
            <table:table-cell table:number-columns-repeated="1019"/>
          </table:table-row>
          <table:table-row table:style-name="ro4">
            <table:table-cell table:style-name="ce5" office:value-type="string">
              <text:p>Epsilon</text:p>
            </table:table-cell>
            <table:table-cell table:style-name="ce15" office:value-type="float" office:value="0.05">
              <text:p>0.050</text:p>
            </table:table-cell>
            <table:table-cell table:style-name="ce15" office:value-type="float" office:value="0.025">
              <text:p>0.025</text:p>
            </table:table-cell>
            <table:table-cell table:style-name="ce15" office:value-type="float" office:value="0.01">
              <text:p>0.010</text:p>
            </table:table-cell>
            <table:table-cell table:style-name="ce46" office:value-type="float" office:value="0.005">
              <text:p>0.005</text:p>
            </table:table-cell>
            <table:table-cell table:number-columns-repeated="1019"/>
          </table:table-row>
          <table:table-row table:style-name="ro4">
            <table:table-cell table:style-name="ce5" office:value-type="string">
              <text:p>0</text:p>
            </table:table-cell>
            <table:table-cell table:style-name="ce22"/>
            <table:table-cell table:style-name="ce22" office:value-type="float" office:value="87.5">
              <text:p>87.50</text:p>
            </table:table-cell>
            <table:table-cell table:style-name="ce22" office:value-type="float" office:value="92.83">
              <text:p>92.83</text:p>
            </table:table-cell>
            <table:table-cell table:style-name="ce47"/>
            <table:table-cell table:number-columns-repeated="1019"/>
          </table:table-row>
          <table:table-row table:style-name="ro4">
            <table:table-cell table:style-name="ce6" office:value-type="string">
              <text:p>1</text:p>
            </table:table-cell>
            <table:table-cell table:style-name="ce22"/>
            <table:table-cell table:style-name="ce22" office:value-type="float" office:value="-97.39">
              <text:p>-97.39</text:p>
            </table:table-cell>
            <table:table-cell table:style-name="ce22" office:value-type="float" office:value="-98.24">
              <text:p>-98.24</text:p>
            </table:table-cell>
            <table:table-cell table:style-name="ce47"/>
            <table:table-cell table:number-columns-repeated="1019"/>
          </table:table-row>
          <table:table-row table:style-name="ro4">
            <table:table-cell table:style-name="ce6" office:value-type="string">
              <text:p>Total</text:p>
            </table:table-cell>
            <table:table-cell table:style-name="ce23" table:formula="of:=([.B163]+[.B164])/2" office:value-type="float" office:value="0">
              <text:p>0.00</text:p>
            </table:table-cell>
            <table:table-cell table:style-name="ce23" table:formula="of:=([.C163]+[.C164])/2" office:value-type="float" office:value="-4.945">
              <text:p>-4.95</text:p>
            </table:table-cell>
            <table:table-cell table:style-name="ce23" table:formula="of:=([.D163]+[.D164])/2" office:value-type="float" office:value="-2.705">
              <text:p>-2.71</text:p>
            </table:table-cell>
            <table:table-cell table:style-name="ce50" table:formula="of:=([.E163]+[.E164])/2" office:value-type="float" office:value="0">
              <text:p>0.00</text:p>
            </table:table-cell>
            <table:table-cell table:number-columns-repeated="1019"/>
          </table:table-row>
          <table:table-row table:style-name="ro4">
            <table:table-cell table:style-name="ce7" office:value-type="string">
              <text:p>Games</text:p>
            </table:table-cell>
            <table:table-cell table:style-name="ce24"/>
            <table:table-cell table:number-columns-repeated="2" table:style-name="ce37" office:value-type="float" office:value="200000">
              <text:p>200000</text:p>
            </table:table-cell>
            <table:table-cell table:style-name="ce49"/>
            <table:table-cell table:number-columns-repeated="1019"/>
          </table:table-row>
          <table:table-row table:style-name="ro4">
            <table:table-cell table:style-name="ce10"/>
            <table:table-cell table:style-name="ce25"/>
            <table:table-cell table:style-name="ce38" table:number-columns-repeated="3"/>
            <table:table-cell table:number-columns-repeated="1019"/>
          </table:table-row>
          <table:table-row table:style-name="ro4">
            <table:table-cell table:style-name="ce9" office:value-type="string">
              <text:p>Test ID</text:p>
            </table:table-cell>
            <table:table-cell table:style-name="ce20" office:value-type="float" office:value="3">
              <text:p>3</text:p>
            </table:table-cell>
            <table:table-cell table:style-name="ce28" office:value-type="string">
              <text:p>Alias</text:p>
            </table:table-cell>
            <table:table-cell table:style-name="ce41" office:value-type="string">
              <text:p>Halfblood</text:p>
            </table:table-cell>
            <table:table-cell table:style-name="ce44"/>
            <table:table-cell office:value-type="string">
              <text:p>To compare the SD3 and SD+1 postflop. This bucketizer uses preflop from the test 1 and SD+1n as in the test 2.</text:p>
            </table:table-cell>
            <table:table-cell table:number-columns-repeated="1018"/>
          </table:table-row>
          <table:table-row table:style-name="ro4">
            <table:table-cell table:style-name="ce5" office:value-type="string">
              <text:p>CA</text:p>
            </table:table-cell>
            <table:table-cell table:style-name="ce27" office:value-type="string">
              <text:p>pf: norm sd3, rest: norm sd+1. mc: 31G, ct: 7,4M, pct: 3733</text:p>
            </table:table-cell>
            <table:table-cell table:style-name="ce21" table:number-columns-repeated="2"/>
            <table:table-cell table:style-name="ce45"/>
            <table:table-cell table:number-columns-repeated="1019"/>
          </table:table-row>
          <table:table-row table:style-name="ro4">
            <table:table-cell table:style-name="ce5" office:value-type="string">
              <text:p>Epsilon</text:p>
            </table:table-cell>
            <table:table-cell table:style-name="ce15" office:value-type="float" office:value="0.05">
              <text:p>0.050</text:p>
            </table:table-cell>
            <table:table-cell table:style-name="ce15" office:value-type="float" office:value="0.025">
              <text:p>0.025</text:p>
            </table:table-cell>
            <table:table-cell table:style-name="ce15" office:value-type="float" office:value="0.01">
              <text:p>0.010</text:p>
            </table:table-cell>
            <table:table-cell table:style-name="ce46" office:value-type="float" office:value="0.005">
              <text:p>0.005</text:p>
            </table:table-cell>
            <table:table-cell office:value-type="string">
              <text:p>The results are definitely worse as in the test 1.</text:p>
            </table:table-cell>
            <table:table-cell table:number-columns-repeated="1018"/>
          </table:table-row>
          <table:table-row table:style-name="ro4">
            <table:table-cell table:style-name="ce5" office:value-type="string">
              <text:p>0</text:p>
            </table:table-cell>
            <table:table-cell table:style-name="ce22"/>
            <table:table-cell table:style-name="ce22" office:value-type="float" office:value="91.35">
              <text:p>91.35</text:p>
            </table:table-cell>
            <table:table-cell table:style-name="ce22" office:value-type="float" office:value="99.96">
              <text:p>99.96</text:p>
            </table:table-cell>
            <table:table-cell table:style-name="ce47"/>
            <table:table-cell table:number-columns-repeated="1019"/>
          </table:table-row>
          <table:table-row table:style-name="ro4">
            <table:table-cell table:style-name="ce6" office:value-type="string">
              <text:p>1</text:p>
            </table:table-cell>
            <table:table-cell table:style-name="ce22"/>
            <table:table-cell table:style-name="ce22" office:value-type="float" office:value="-99.77">
              <text:p>-99.77</text:p>
            </table:table-cell>
            <table:table-cell table:style-name="ce22" office:value-type="float" office:value="-98.9">
              <text:p>-98.90</text:p>
            </table:table-cell>
            <table:table-cell table:style-name="ce47"/>
            <table:table-cell table:number-columns-repeated="1019"/>
          </table:table-row>
          <table:table-row table:style-name="ro4">
            <table:table-cell table:style-name="ce6" office:value-type="string">
              <text:p>Total</text:p>
            </table:table-cell>
            <table:table-cell table:style-name="ce23" table:formula="of:=([.B171]+[.B172])/2" office:value-type="float" office:value="0">
              <text:p>0.00</text:p>
            </table:table-cell>
            <table:table-cell table:style-name="ce23" table:formula="of:=([.C171]+[.C172])/2" office:value-type="float" office:value="-4.21">
              <text:p>-4.21</text:p>
            </table:table-cell>
            <table:table-cell table:style-name="ce23" table:formula="of:=([.D171]+[.D172])/2" office:value-type="float" office:value="0.529999999999994">
              <text:p>0.53</text:p>
            </table:table-cell>
            <table:table-cell table:style-name="ce50" table:formula="of:=([.E171]+[.E172])/2" office:value-type="float" office:value="0">
              <text:p>0.00</text:p>
            </table:table-cell>
            <table:table-cell table:number-columns-repeated="1019"/>
          </table:table-row>
          <table:table-row table:style-name="ro4">
            <table:table-cell table:style-name="ce7" office:value-type="string">
              <text:p>Games</text:p>
            </table:table-cell>
            <table:table-cell table:style-name="ce24"/>
            <table:table-cell table:number-columns-repeated="2" table:style-name="ce37" office:value-type="float" office:value="200000">
              <text:p>200000</text:p>
            </table:table-cell>
            <table:table-cell table:style-name="ce49"/>
            <table:table-cell table:number-columns-repeated="1019"/>
          </table:table-row>
          <table:table-row table:style-name="ro4">
            <table:table-cell table:number-columns-repeated="1024"/>
          </table:table-row>
          <table:table-row table:style-name="ro4">
            <table:table-cell table:style-name="ce9" office:value-type="string">
              <text:p>Test ID</text:p>
            </table:table-cell>
            <table:table-cell table:style-name="ce28" office:value-type="float" office:value="4">
              <text:p>4</text:p>
            </table:table-cell>
            <table:table-cell table:style-name="ce28" office:value-type="string">
              <text:p>Alias</text:p>
            </table:table-cell>
            <table:table-cell table:style-name="ce41" office:value-type="string">
              <text:p>Unnorm</text:p>
            </table:table-cell>
            <table:table-cell table:style-name="ce44"/>
            <table:table-cell table:number-columns-repeated="1019"/>
          </table:table-row>
          <table:table-row table:style-name="ro4">
            <table:table-cell table:style-name="ce5" office:value-type="string">
              <text:p>CA</text:p>
            </table:table-cell>
            <table:table-cell table:style-name="ce27" office:value-type="string">
              <text:p>pf: norm sd3, rest: unnorm sd3. mc: 27G, ct: 7,4M, pct: 3733</text:p>
            </table:table-cell>
            <table:table-cell table:style-name="ce21" table:number-columns-repeated="2"/>
            <table:table-cell table:style-name="ce45"/>
            <table:table-cell table:number-columns-repeated="1019"/>
          </table:table-row>
          <table:table-row table:style-name="ro4">
            <table:table-cell table:style-name="ce5" office:value-type="string">
              <text:p>Epsilon</text:p>
            </table:table-cell>
            <table:table-cell table:style-name="ce15" office:value-type="float" office:value="0.05">
              <text:p>0.050</text:p>
            </table:table-cell>
            <table:table-cell table:style-name="ce15" office:value-type="float" office:value="0.025">
              <text:p>0.025</text:p>
            </table:table-cell>
            <table:table-cell table:style-name="ce15" office:value-type="float" office:value="0.01">
              <text:p>0.010</text:p>
            </table:table-cell>
            <table:table-cell table:style-name="ce46" office:value-type="float" office:value="0.005">
              <text:p>0.005</text:p>
            </table:table-cell>
            <table:table-cell office:value-type="string">
              <text:p>Try an unnormalized SD3 postflop. The result is definitely worse as in test 1 with the same preflop, </text:p>
            </table:table-cell>
            <table:table-cell table:number-columns-repeated="1018"/>
          </table:table-row>
          <table:table-row table:style-name="ro4">
            <table:table-cell table:style-name="ce5" office:value-type="string">
              <text:p>0</text:p>
            </table:table-cell>
            <table:table-cell table:style-name="ce22"/>
            <table:table-cell table:style-name="ce22" office:value-type="float" office:value="86.83">
              <text:p>86.83</text:p>
            </table:table-cell>
            <table:table-cell table:style-name="ce22"/>
            <table:table-cell table:style-name="ce47"/>
            <table:table-cell office:value-type="string">
              <text:p>therefore no further tests will be done.</text:p>
            </table:table-cell>
            <table:table-cell table:number-columns-repeated="1018"/>
          </table:table-row>
          <table:table-row table:style-name="ro4">
            <table:table-cell table:style-name="ce6" office:value-type="string">
              <text:p>1</text:p>
            </table:table-cell>
            <table:table-cell table:style-name="ce22"/>
            <table:table-cell table:style-name="ce22" office:value-type="float" office:value="-103.32">
              <text:p>-103.32</text:p>
            </table:table-cell>
            <table:table-cell table:style-name="ce22"/>
            <table:table-cell table:style-name="ce47"/>
            <table:table-cell table:number-columns-repeated="1019"/>
          </table:table-row>
          <table:table-row table:style-name="ro4">
            <table:table-cell table:style-name="ce6" office:value-type="string">
              <text:p>Total</text:p>
            </table:table-cell>
            <table:table-cell table:style-name="ce23" table:formula="of:=([.B179]+[.B180])/2" office:value-type="float" office:value="0">
              <text:p>0.00</text:p>
            </table:table-cell>
            <table:table-cell table:style-name="ce23" table:formula="of:=([.C179]+[.C180])/2" office:value-type="float" office:value="-8.245">
              <text:p>-8.25</text:p>
            </table:table-cell>
            <table:table-cell table:style-name="ce23" table:formula="of:=([.D179]+[.D180])/2" office:value-type="float" office:value="0">
              <text:p>0.00</text:p>
            </table:table-cell>
            <table:table-cell table:style-name="ce50" table:formula="of:=([.E179]+[.E180])/2" office:value-type="float" office:value="0">
              <text:p>0.00</text:p>
            </table:table-cell>
            <table:table-cell table:number-columns-repeated="1019"/>
          </table:table-row>
          <table:table-row table:style-name="ro4">
            <table:table-cell table:style-name="ce7" office:value-type="string">
              <text:p>Games</text:p>
            </table:table-cell>
            <table:table-cell table:style-name="ce24"/>
            <table:table-cell table:style-name="ce37" office:value-type="float" office:value="200000">
              <text:p>200000</text:p>
            </table:table-cell>
            <table:table-cell table:style-name="ce37"/>
            <table:table-cell table:style-name="ce49"/>
            <table:table-cell table:number-columns-repeated="1019"/>
          </table:table-row>
          <table:table-row table:style-name="ro4">
            <table:table-cell table:number-columns-repeated="1024"/>
          </table:table-row>
          <table:table-row table:style-name="ro4">
            <table:table-cell table:style-name="ce2" office:value-type="string">
              <text:p>Cross-tests</text:p>
            </table:table-cell>
            <table:table-cell office:value-type="string">
              <text:p>Done to see how champ-5 and champ-10 perform against each other and the other strategies.</text:p>
            </table:table-cell>
            <table:table-cell table:number-columns-repeated="1022"/>
          </table:table-row>
          <table:table-row table:style-name="ro4">
            <table:table-cell table:style-name="ce11"/>
            <table:table-cell table:style-name="ce11" office:value-type="string">
              <text:p>Champ-10</text:p>
            </table:table-cell>
            <table:table-cell table:style-name="ce11" office:value-type="string">
              <text:p>Champ-5</text:p>
            </table:table-cell>
            <table:table-cell table:style-name="ce11" office:value-type="string">
              <text:p>Halfblood-10</text:p>
            </table:table-cell>
            <table:table-cell table:style-name="ce11" office:value-type="string">
              <text:p>Unnorm-25</text:p>
            </table:table-cell>
            <table:table-cell table:style-name="ce11" office:value-type="string">
              <text:p>PlusPlus1-10</text:p>
            </table:table-cell>
            <table:table-cell table:style-name="ce11" office:value-type="string">
              <text:p>Fo2</text:p>
            </table:table-cell>
            <table:table-cell table:number-columns-repeated="1017"/>
          </table:table-row>
          <table:table-row table:style-name="ro4">
            <table:table-cell table:style-name="ce11" office:value-type="string">
              <text:p>Champ-10</text:p>
            </table:table-cell>
            <table:table-cell table:style-name="ce29"/>
            <table:table-cell table:style-name="ce11" office:value-type="float" office:value="-1.42">
              <text:p>-1.42</text:p>
            </table:table-cell>
            <table:table-cell table:style-name="ce11" office:value-type="float" office:value="1.68">
              <text:p>1.68</text:p>
            </table:table-cell>
            <table:table-cell table:style-name="ce11" office:value-type="float" office:value="11.53">
              <text:p>11.53</text:p>
            </table:table-cell>
            <table:table-cell table:style-name="ce11" office:value-type="float" office:value="5.82">
              <text:p>5.82</text:p>
            </table:table-cell>
            <table:table-cell table:style-name="ce11" office:value-type="float" office:value="8.32">
              <text:p>8.32</text:p>
            </table:table-cell>
            <table:table-cell table:number-columns-repeated="1017"/>
          </table:table-row>
          <table:table-row table:style-name="ro4">
            <table:table-cell table:style-name="ce11" office:value-type="string">
              <text:p>Champ-5</text:p>
            </table:table-cell>
            <table:table-cell table:style-name="ce11" table:formula="of:=-[.C186]" office:value-type="float" office:value="1.42">
              <text:p>1.42</text:p>
            </table:table-cell>
            <table:table-cell table:style-name="ce29"/>
            <table:table-cell table:style-name="ce11" office:value-type="float" office:value="4.01">
              <text:p>4.01</text:p>
            </table:table-cell>
            <table:table-cell table:style-name="ce11" office:value-type="float" office:value="10.06">
              <text:p>10.06</text:p>
            </table:table-cell>
            <table:table-cell table:style-name="ce11" office:value-type="float" office:value="9.48">
              <text:p>9.48</text:p>
            </table:table-cell>
            <table:table-cell table:style-name="ce11" office:value-type="float" office:value="7.12">
              <text:p>7.12</text:p>
            </table:table-cell>
            <table:table-cell table:number-columns-repeated="1017"/>
          </table:table-row>
          <table:table-row table:style-name="ro4">
            <table:table-cell table:style-name="ce11" office:value-type="string">
              <text:p>Halfblood-10</text:p>
            </table:table-cell>
            <table:table-cell table:style-name="ce11" table:formula="of:=-[.D186]" office:value-type="float" office:value="-1.68">
              <text:p>-1.68</text:p>
            </table:table-cell>
            <table:table-cell table:style-name="ce11" table:formula="of:=-[.D187]" office:value-type="float" office:value="-4.01">
              <text:p>-4.01</text:p>
            </table:table-cell>
            <table:table-cell table:style-name="ce29"/>
            <table:table-cell table:style-name="ce11" table:number-columns-repeated="2"/>
            <table:table-cell table:style-name="ce11" office:value-type="float" office:value="0.53">
              <text:p>0.53</text:p>
            </table:table-cell>
            <table:table-cell table:number-columns-repeated="1017"/>
          </table:table-row>
          <table:table-row table:style-name="ro4">
            <table:table-cell table:style-name="ce11" office:value-type="string">
              <text:p>Unnorm-25</text:p>
            </table:table-cell>
            <table:table-cell table:style-name="ce11" table:formula="of:=-[.E186]" office:value-type="float" office:value="-11.53">
              <text:p>-11.53</text:p>
            </table:table-cell>
            <table:table-cell table:style-name="ce11" table:formula="of:=-[.E187]" office:value-type="float" office:value="-10.06">
              <text:p>-10.06</text:p>
            </table:table-cell>
            <table:table-cell table:style-name="ce11"/>
            <table:table-cell table:style-name="ce29"/>
            <table:table-cell table:style-name="ce11"/>
            <table:table-cell table:style-name="ce11" office:value-type="float" office:value="-8.25">
              <text:p>-8.25</text:p>
            </table:table-cell>
            <table:table-cell table:number-columns-repeated="1017"/>
          </table:table-row>
          <table:table-row table:style-name="ro4">
            <table:table-cell table:style-name="ce11" office:value-type="string">
              <text:p>PlusPlus1-10</text:p>
            </table:table-cell>
            <table:table-cell table:style-name="ce11" table:formula="of:=-[.F186]" office:value-type="float" office:value="-5.82">
              <text:p>-5.82</text:p>
            </table:table-cell>
            <table:table-cell table:style-name="ce11" table:formula="of:=-[.F187]" office:value-type="float" office:value="-9.48">
              <text:p>-9.48</text:p>
            </table:table-cell>
            <table:table-cell table:style-name="ce11" table:number-columns-repeated="2"/>
            <table:table-cell table:style-name="ce29"/>
            <table:table-cell table:style-name="ce11" office:value-type="float" office:value="-2.71">
              <text:p>-2.71</text:p>
            </table:table-cell>
            <table:table-cell table:number-columns-repeated="1017"/>
          </table:table-row>
          <table:table-row table:style-name="ro4">
            <table:table-cell table:style-name="ce11" office:value-type="string">
              <text:p>Fo2</text:p>
            </table:table-cell>
            <table:table-cell table:style-name="ce11" table:formula="of:=-[.G186]" office:value-type="float" office:value="-8.32">
              <text:p>-8.32</text:p>
            </table:table-cell>
            <table:table-cell table:style-name="ce11" table:formula="of:=-[.G187]" office:value-type="float" office:value="-7.12">
              <text:p>-7.12</text:p>
            </table:table-cell>
            <table:table-cell table:style-name="ce11" table:formula="of:=-[.G188]" office:value-type="float" office:value="-0.53">
              <text:p>-0.53</text:p>
            </table:table-cell>
            <table:table-cell table:style-name="ce11" table:formula="of:=-[.G189]" office:value-type="float" office:value="8.25">
              <text:p>8.25</text:p>
            </table:table-cell>
            <table:table-cell table:style-name="ce11" table:formula="of:=-[.G190]" office:value-type="float" office:value="2.71">
              <text:p>2.71</text:p>
            </table:table-cell>
            <table:table-cell table:style-name="ce29"/>
            <table:table-cell table:number-columns-repeated="1017"/>
          </table:table-row>
          <table:table-row table:style-name="ro4">
            <table:table-cell table:number-columns-repeated="1024"/>
          </table:table-row>
        </table:table-row-group>
        <table:table-row table:style-name="ro4" table:number-rows-repeated="2">
          <table:table-cell table:number-columns-repeated="1024"/>
        </table:table-row>
        <table:table-row table:style-name="ro5">
          <table:table-cell table:style-name="ce3" office:value-type="string">
            <text:p>12x10x8x8 aka Horse</text:p>
          </table:table-cell>
          <table:table-cell table:number-columns-repeated="1023"/>
        </table:table-row>
        <table:table-row-group>
          <table:table-row table:style-name="ro4">
            <table:table-cell table:number-columns-repeated="1024"/>
          </table:table-row>
          <table:table-row table:style-name="ro4">
            <table:table-cell office:value-type="string">
              <text:p>In all tests the same CA hssd3nkma-12x10x8x8 is used. Strategies were created for different blinds sizes.</text:p>
            </table:table-cell>
            <table:table-cell table:number-columns-repeated="1023"/>
          </table:table-row>
          <table:table-row table:style-name="ro4">
            <table:table-cell office:value-type="string">
              <text:p>At the moment there is no other way to test agents for non-standard games as to play a game vs. an opponent</text:p>
            </table:table-cell>
            <table:table-cell table:number-columns-repeated="1023"/>
          </table:table-row>
          <table:table-row table:style-name="ro4">
            <table:table-cell office:value-type="string">
              <text:p>for a standard game in 2 games: the standard one and the game of the agent under test.</text:p>
            </table:table-cell>
            <table:table-cell table:number-columns-repeated="1023"/>
          </table:table-row>
          <table:table-row table:style-name="ro4">
            <table:table-cell office:value-type="string">
              <text:p>Test Std200 is used for all games.</text:p>
            </table:table-cell>
            <table:table-cell table:number-columns-repeated="1023"/>
          </table:table-row>
          <table:table-row table:style-name="ro4">
            <table:table-cell table:number-columns-repeated="1024"/>
          </table:table-row>
          <table:table-row table:style-name="ro4">
            <table:table-cell table:style-name="ce2" office:value-type="string">
              <text:p>Ct:</text:p>
            </table:table-cell>
            <table:table-cell office:value-type="string">
              <text:p>leaves: 41M, MC: 225G</text:p>
            </table:table-cell>
            <table:table-cell table:number-columns-repeated="1022"/>
          </table:table-row>
          <table:table-row table:style-name="ro4">
            <table:table-cell table:number-columns-repeated="1024"/>
          </table:table-row>
          <table:table-row table:style-name="ro4">
            <table:table-cell table:style-name="ce12" office:value-type="string">
              <text:p>Strategy:</text:p>
            </table:table-cell>
            <table:table-cell table:style-name="ce30" office:value-type="string">
              <text:p>hssd3nkma-12x10x8x8-0.500</text:p>
            </table:table-cell>
            <table:table-cell table:style-name="ce39" table:number-columns-repeated="2"/>
            <table:table-cell table:style-name="ce51"/>
            <table:table-cell table:number-columns-repeated="2"/>
            <table:table-cell office:value-type="string">
              <text:p>Replayed with RelProbabIgnoreLevel = 0.005</text:p>
            </table:table-cell>
            <table:table-cell table:number-columns-repeated="1016"/>
          </table:table-row>
          <table:table-row table:style-name="ro4">
            <table:table-cell table:style-name="ce12" office:value-type="string">
              <text:p>Epsilon</text:p>
            </table:table-cell>
            <table:table-cell table:style-name="ce31" office:value-type="float" office:value="40">
              <text:p>40</text:p>
            </table:table-cell>
            <table:table-cell table:style-name="ce31" office:value-type="float" office:value="20">
              <text:p>20</text:p>
            </table:table-cell>
            <table:table-cell table:style-name="ce31" office:value-type="float" office:value="10">
              <text:p>10</text:p>
            </table:table-cell>
            <table:table-cell table:style-name="ce31" office:value-type="float" office:value="5">
              <text:p>5</text:p>
            </table:table-cell>
            <table:table-cell/>
            <table:table-cell table:style-name="ce12" office:value-type="string">
              <text:p>Epsilon</text:p>
            </table:table-cell>
            <table:table-cell table:style-name="ce31" office:value-type="float" office:value="5">
              <text:p>5</text:p>
            </table:table-cell>
            <table:table-cell table:number-columns-repeated="1016"/>
          </table:table-row>
          <table:table-row table:style-name="ro4">
            <table:table-cell table:style-name="ce12" office:value-type="string">
              <text:p>Fo2</text:p>
            </table:table-cell>
            <table:table-cell table:style-name="ce32"/>
            <table:table-cell table:style-name="ce32" office:value-type="float" office:value="2.25">
              <text:p>2.25</text:p>
            </table:table-cell>
            <table:table-cell table:style-name="ce32" office:value-type="float" office:value="10.5">
              <text:p>10.50</text:p>
            </table:table-cell>
            <table:table-cell table:style-name="ce32" office:value-type="float" office:value="9.23">
              <text:p>9.23</text:p>
            </table:table-cell>
            <table:table-cell/>
            <table:table-cell table:style-name="ce12" office:value-type="string">
              <text:p>Fo2</text:p>
            </table:table-cell>
            <table:table-cell table:style-name="ce32" office:value-type="float" office:value="2.62">
              <text:p>2.62</text:p>
            </table:table-cell>
            <table:table-cell table:number-columns-repeated="1016"/>
          </table:table-row>
          <table:table-row table:style-name="ro4">
            <table:table-cell table:style-name="ce12" office:value-type="string">
              <text:p>Champ-5</text:p>
            </table:table-cell>
            <table:table-cell table:style-name="ce32"/>
            <table:table-cell table:style-name="ce32" office:value-type="float" office:value="-3.89">
              <text:p>-3.89</text:p>
            </table:table-cell>
            <table:table-cell table:style-name="ce32" office:value-type="float" office:value="5.11">
              <text:p>5.11</text:p>
            </table:table-cell>
            <table:table-cell table:style-name="ce32" office:value-type="float" office:value="6.65">
              <text:p>6.65</text:p>
            </table:table-cell>
            <table:table-cell/>
            <table:table-cell table:style-name="ce12" office:value-type="string">
              <text:p>Champ-5</text:p>
            </table:table-cell>
            <table:table-cell table:style-name="ce32" office:value-type="float" office:value="11.17">
              <text:p>11.17</text:p>
            </table:table-cell>
            <table:table-cell table:number-columns-repeated="1016"/>
          </table:table-row>
          <table:table-row table:style-name="ro4" table:number-rows-repeated="2">
            <table:table-cell table:number-columns-repeated="1024"/>
          </table:table-row>
          <table:table-row table:style-name="ro4">
            <table:table-cell table:style-name="ce13" office:value-type="string">
              <text:p>Strategy:</text:p>
            </table:table-cell>
            <table:table-cell table:style-name="ce33" office:value-type="string">
              <text:p>hssd3nkma-12x10x8x8-0.333</text:p>
            </table:table-cell>
            <table:table-cell table:style-name="ce40" table:number-columns-repeated="6"/>
            <table:table-cell table:style-name="ce68"/>
            <table:table-cell table:number-columns-repeated="1015"/>
          </table:table-row>
          <table:table-row table:style-name="ro4">
            <table:table-cell table:style-name="ce13" office:value-type="string">
              <text:p>Epsilon/Game</text:p>
            </table:table-cell>
            <table:table-cell table:style-name="ce34" office:value-type="string">
              <text:p>40/0.500</text:p>
            </table:table-cell>
            <table:table-cell table:style-name="ce34" office:value-type="string">
              <text:p>40/0.333</text:p>
            </table:table-cell>
            <table:table-cell table:style-name="ce34" office:value-type="string">
              <text:p>20/0.500</text:p>
            </table:table-cell>
            <table:table-cell table:style-name="ce34" office:value-type="string">
              <text:p>20/0.333</text:p>
            </table:table-cell>
            <table:table-cell table:style-name="ce34" office:value-type="string">
              <text:p>10/0.500</text:p>
            </table:table-cell>
            <table:table-cell table:style-name="ce34" office:value-type="string">
              <text:p>10/0.333</text:p>
            </table:table-cell>
            <table:table-cell table:style-name="ce34" office:value-type="string">
              <text:p>5/0.500</text:p>
            </table:table-cell>
            <table:table-cell table:style-name="ce34" office:value-type="string">
              <text:p>5/0.333</text:p>
            </table:table-cell>
            <table:table-cell table:number-columns-repeated="1015"/>
          </table:table-row>
          <table:table-row table:style-name="ro4">
            <table:table-cell table:style-name="ce13" office:value-type="string">
              <text:p>Champ-10</text:p>
            </table:table-cell>
            <table:table-cell table:style-name="ce32" table:number-columns-repeated="8"/>
            <table:table-cell table:number-columns-repeated="1015"/>
          </table:table-row>
          <table:table-row table:style-name="ro4">
            <table:table-cell table:style-name="ce13" office:value-type="string">
              <text:p>Champ-5</text:p>
            </table:table-cell>
            <table:table-cell table:style-name="ce32" office:value-type="float" office:value="-0.02">
              <text:p>-0.02</text:p>
            </table:table-cell>
            <table:table-cell table:style-name="ce32" office:value-type="float" office:value="-7.62">
              <text:p>-7.62</text:p>
            </table:table-cell>
            <table:table-cell table:style-name="ce32" table:number-columns-repeated="6"/>
            <table:table-cell table:number-columns-repeated="1015"/>
          </table:table-row>
          <table:table-row table:style-name="ro4" table:number-rows-repeated="2">
            <table:table-cell table:number-columns-repeated="1024"/>
          </table:table-row>
        </table:table-row-group>
        <table:table-row table:style-name="ro4">
          <table:table-cell table:number-columns-repeated="1024"/>
        </table:table-row>
        <table:table-row table:style-name="ro5">
          <table:table-cell table:style-name="ce3" office:value-type="string">
            <text:p>14x12x10x10 aka Big</text:p>
          </table:table-cell>
          <table:table-cell table:number-columns-repeated="1023"/>
        </table:table-row>
        <table:table-row-group>
          <table:table-row table:style-name="ro4">
            <table:table-cell table:number-columns-repeated="1024"/>
          </table:table-row>
          <table:table-row table:style-name="ro4">
            <table:table-cell table:style-name="ce2" office:value-type="string">
              <text:p>Ct:</text:p>
            </table:table-cell>
            <table:table-cell office:value-type="string">
              <text:p>Leaves: 102M, MC: 507G</text:p>
            </table:table-cell>
            <table:table-cell table:number-columns-repeated="1022"/>
          </table:table-row>
          <table:table-row table:style-name="ro4">
            <table:table-cell office:value-type="string">
              <text:p>Test Std200.</text:p>
            </table:table-cell>
            <table:table-cell table:number-columns-repeated="1023"/>
          </table:table-row>
          <table:table-row table:style-name="ro4">
            <table:table-cell table:style-name="ce12" office:value-type="string">
              <text:p>Strategy:</text:p>
            </table:table-cell>
            <table:table-cell table:style-name="ce31" office:value-type="string">
              <text:p>hssd3nkma-14x12x10x10-0.500</text:p>
            </table:table-cell>
            <table:table-cell table:style-name="ce31" table:number-columns-repeated="2"/>
            <table:table-cell/>
            <table:table-cell office:value-type="string">
              <text:p>Replayed with RelProbabIgnoreLevel = 0.005</text:p>
            </table:table-cell>
            <table:table-cell table:number-columns-repeated="1018"/>
          </table:table-row>
          <table:table-row table:style-name="ro4">
            <table:table-cell table:style-name="ce12" office:value-type="string">
              <text:p>Epsilon</text:p>
            </table:table-cell>
            <table:table-cell table:style-name="ce31" office:value-type="float" office:value="20">
              <text:p>20</text:p>
            </table:table-cell>
            <table:table-cell table:style-name="ce31" office:value-type="float" office:value="10">
              <text:p>10</text:p>
            </table:table-cell>
            <table:table-cell table:style-name="ce31" office:value-type="float" office:value="5">
              <text:p>5</text:p>
            </table:table-cell>
            <table:table-cell/>
            <table:table-cell table:style-name="ce12" office:value-type="string">
              <text:p>Epsilon</text:p>
            </table:table-cell>
            <table:table-cell table:style-name="ce31" office:value-type="float" office:value="10">
              <text:p>10</text:p>
            </table:table-cell>
            <table:table-cell table:style-name="ce31" office:value-type="float" office:value="5">
              <text:p>5</text:p>
            </table:table-cell>
            <table:table-cell table:number-columns-repeated="1016"/>
          </table:table-row>
          <table:table-row table:style-name="ro4">
            <table:table-cell table:style-name="ce12" office:value-type="string">
              <text:p>Fo2</text:p>
            </table:table-cell>
            <table:table-cell table:style-name="ce32" office:value-type="float" office:value="8.63">
              <text:p>8.63</text:p>
            </table:table-cell>
            <table:table-cell table:style-name="ce32" office:value-type="float" office:value="5.14">
              <text:p>5.14</text:p>
            </table:table-cell>
            <table:table-cell table:style-name="ce32"/>
            <table:table-cell/>
            <table:table-cell table:style-name="ce12" office:value-type="string">
              <text:p>Fo2</text:p>
            </table:table-cell>
            <table:table-cell table:style-name="ce32" office:value-type="float" office:value="11.14">
              <text:p>11.14</text:p>
            </table:table-cell>
            <table:table-cell table:style-name="ce32"/>
            <table:table-cell table:number-columns-repeated="1016"/>
          </table:table-row>
          <table:table-row table:style-name="ro4">
            <table:table-cell table:style-name="ce12" office:value-type="string">
              <text:p>Champ-10</text:p>
            </table:table-cell>
            <table:table-cell table:style-name="ce32" office:value-type="float" office:value="0.4">
              <text:p>0.40</text:p>
            </table:table-cell>
            <table:table-cell table:style-name="ce32" office:value-type="float" office:value="6.98">
              <text:p>6.98</text:p>
            </table:table-cell>
            <table:table-cell table:style-name="ce32"/>
            <table:table-cell/>
            <table:table-cell table:style-name="ce12" office:value-type="string">
              <text:p>Champ-10</text:p>
            </table:table-cell>
            <table:table-cell table:style-name="ce32" table:number-columns-repeated="2"/>
            <table:table-cell table:number-columns-repeated="1016"/>
          </table:table-row>
          <table:table-row table:style-name="ro4">
            <table:table-cell table:style-name="ce12" office:value-type="string">
              <text:p>Champ-5</text:p>
            </table:table-cell>
            <table:table-cell table:style-name="ce32" office:value-type="float" office:value="1.61">
              <text:p>1.61</text:p>
            </table:table-cell>
            <table:table-cell table:style-name="ce32" office:value-type="float" office:value="7.1">
              <text:p>7.10</text:p>
            </table:table-cell>
            <table:table-cell table:style-name="ce32"/>
            <table:table-cell/>
            <table:table-cell table:style-name="ce12" office:value-type="string">
              <text:p>Champ-5</text:p>
            </table:table-cell>
            <table:table-cell table:style-name="ce32" office:value-type="float" office:value="8.21">
              <text:p>8.21</text:p>
            </table:table-cell>
            <table:table-cell table:style-name="ce32"/>
            <table:table-cell table:number-columns-repeated="1016"/>
          </table:table-row>
          <table:table-row table:style-name="ro4">
            <table:table-cell table:style-name="ce12" office:value-type="string">
              <text:p>Horse-10</text:p>
            </table:table-cell>
            <table:table-cell table:style-name="ce32"/>
            <table:table-cell table:style-name="ce32" office:value-type="float" office:value="10.97">
              <text:p>10.97</text:p>
            </table:table-cell>
            <table:table-cell table:style-name="ce32"/>
            <table:table-cell/>
            <table:table-cell table:style-name="ce12" office:value-type="string">
              <text:p>Horse-10</text:p>
            </table:table-cell>
            <table:table-cell table:style-name="ce32" table:number-columns-repeated="2"/>
            <table:table-cell table:number-columns-repeated="1016"/>
          </table:table-row>
          <table:table-row table:style-name="ro4">
            <table:table-cell table:style-name="ce12" office:value-type="string">
              <text:p>Horse-5</text:p>
            </table:table-cell>
            <table:table-cell table:style-name="ce32"/>
            <table:table-cell table:style-name="ce32" office:value-type="float" office:value="5.17">
              <text:p>5.17</text:p>
            </table:table-cell>
            <table:table-cell table:style-name="ce32"/>
            <table:table-cell/>
            <table:table-cell table:style-name="ce12" office:value-type="string">
              <text:p>Horse-5</text:p>
            </table:table-cell>
            <table:table-cell table:style-name="ce32" office:value-type="float" office:value="2.82">
              <text:p>2.82</text:p>
            </table:table-cell>
            <table:table-cell table:style-name="ce32"/>
            <table:table-cell table:number-columns-repeated="1016"/>
          </table:table-row>
          <table:table-row table:style-name="ro4">
            <table:table-cell table:number-columns-repeated="1024"/>
          </table:table-row>
        </table:table-row-group>
        <table:table-row table:style-name="ro4">
          <table:table-cell table:number-columns-repeated="1024"/>
        </table:table-row>
        <table:table-row table:style-name="ro5">
          <table:table-cell table:style-name="ce3" office:value-type="string">
            <text:p>HsSd3AhvoKm-12x10x8x8</text:p>
          </table:table-cell>
          <table:table-cell table:number-columns-repeated="1023"/>
        </table:table-row>
        <table:table-row-group>
          <table:table-row table:style-name="ro4">
            <table:table-cell table:number-columns-repeated="1024"/>
          </table:table-row>
          <table:table-row table:style-name="ro4">
            <table:table-cell table:style-name="ce2" office:value-type="string">
              <text:p>Ct:</text:p>
            </table:table-cell>
            <table:table-cell office:value-type="string">
              <text:p>Leaves: 17M, MC: 203G</text:p>
            </table:table-cell>
            <table:table-cell table:number-columns-repeated="1022"/>
          </table:table-row>
          <table:table-row table:style-name="ro4">
            <table:table-cell office:value-type="string">
              <text:p>RelProbabIgnoreLevel=0.005</text:p>
            </table:table-cell>
            <table:table-cell table:number-columns-repeated="3"/>
            <table:table-cell office:value-type="string">
              <text:p>RelProbabIgnoreLevel=0.000</text:p>
            </table:table-cell>
            <table:table-cell table:number-columns-repeated="1019"/>
          </table:table-row>
          <table:table-row table:style-name="ro4">
            <table:table-cell table:style-name="ce12" office:value-type="string">
              <text:p>Epsilon</text:p>
            </table:table-cell>
            <table:table-cell table:style-name="ce35" office:value-type="float" office:value="8">
              <text:p>8</text:p>
            </table:table-cell>
            <table:table-cell table:style-name="ce12" office:value-type="float" office:value="5">
              <text:p>5</text:p>
            </table:table-cell>
            <table:table-cell/>
            <table:table-cell table:style-name="ce12" office:value-type="string">
              <text:p>Epsilon</text:p>
            </table:table-cell>
            <table:table-cell table:style-name="ce35" office:value-type="float" office:value="8">
              <text:p>8</text:p>
            </table:table-cell>
            <table:table-cell table:style-name="ce12" office:value-type="float" office:value="5">
              <text:p>5</text:p>
            </table:table-cell>
            <table:table-cell table:number-columns-repeated="1017"/>
          </table:table-row>
          <table:table-row table:style-name="ro4">
            <table:table-cell table:style-name="ce12" office:value-type="string">
              <text:p>Fo2</text:p>
            </table:table-cell>
            <table:table-cell table:style-name="ce32" table:number-columns-repeated="2"/>
            <table:table-cell/>
            <table:table-cell table:style-name="ce12" office:value-type="string">
              <text:p>Fo2</text:p>
            </table:table-cell>
            <table:table-cell table:style-name="ce32" table:number-columns-repeated="2"/>
            <table:table-cell table:number-columns-repeated="1017"/>
          </table:table-row>
          <table:table-row table:style-name="ro4">
            <table:table-cell table:style-name="ce12" office:value-type="string">
              <text:p>Champ-5</text:p>
            </table:table-cell>
            <table:table-cell table:style-name="ce32" table:number-columns-repeated="2"/>
            <table:table-cell/>
            <table:table-cell table:style-name="ce12" office:value-type="string">
              <text:p>Champ-5</text:p>
            </table:table-cell>
            <table:table-cell table:style-name="ce32" table:number-columns-repeated="2"/>
            <table:table-cell table:number-columns-repeated="1017"/>
          </table:table-row>
          <table:table-row table:style-name="ro4">
            <table:table-cell table:style-name="ce12" office:value-type="string">
              <text:p>Horse-5</text:p>
            </table:table-cell>
            <table:table-cell table:style-name="ce32" office:value-type="float" office:value="-4.59">
              <text:p>-4.59</text:p>
            </table:table-cell>
            <table:table-cell table:style-name="ce32"/>
            <table:table-cell/>
            <table:table-cell table:style-name="ce12" office:value-type="string">
              <text:p>Horse-5</text:p>
            </table:table-cell>
            <table:table-cell table:style-name="ce32" office:value-type="float" office:value="-6.87">
              <text:p>-6.87</text:p>
            </table:table-cell>
            <table:table-cell table:style-name="ce32"/>
            <table:table-cell table:number-columns-repeated="1017"/>
          </table:table-row>
          <table:table-row table:style-name="ro4">
            <table:table-cell table:style-name="ce12"/>
            <table:table-cell table:style-name="ce32" table:number-columns-repeated="2"/>
            <table:table-cell/>
            <table:table-cell table:style-name="ce12"/>
            <table:table-cell table:style-name="ce32" table:number-columns-repeated="2"/>
            <table:table-cell table:number-columns-repeated="1017"/>
          </table:table-row>
          <table:table-row table:style-name="ro4" table:number-rows-repeated="2">
            <table:table-cell table:number-columns-repeated="1024"/>
          </table:table-row>
        </table:table-row-group>
        <table:table-row table:style-name="ro4">
          <table:table-cell table:number-columns-repeated="1024"/>
        </table:table-row>
        <table:table-row table:style-name="ro5">
          <table:table-cell table:style-name="ce3" office:value-type="string">
            <text:p>12x10x8x8 aka Mustang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Strategies are generated with a bugfix for folding AA.</text:p>
          </table:table-cell>
          <table:table-cell table:number-columns-repeated="1023"/>
        </table:table-row>
        <table:table-row table:style-name="ro4">
          <table:table-cell office:value-type="string">
            <text:p>Test Std200 is used for all games.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2" office:value-type="string">
            <text:p>Ct:</text:p>
          </table:table-cell>
          <table:table-cell office:value-type="string">
            <text:p>leaves: 41M, MC: 225G</text:p>
          </table:table-cell>
          <table:table-cell table:number-columns-repeated="1022"/>
        </table:table-row>
        <table:table-row table:style-name="ro4">
          <table:table-cell office:value-type="string">
            <text:p>RelProbabIgnoreLevel for opponents 0.005</text:p>
          </table:table-cell>
          <table:table-cell table:number-columns-repeated="4"/>
          <table:table-cell office:value-type="string">
            <text:p>RelProbabIgnoreLevel for opponents 0</text:p>
          </table:table-cell>
          <table:table-cell table:number-columns-repeated="1018"/>
        </table:table-row>
        <table:table-row table:style-name="ro4">
          <table:table-cell table:style-name="ce12" office:value-type="string">
            <text:p>Epsilon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.5">
            <text:p>2.5</text:p>
          </table:table-cell>
          <table:table-cell/>
          <table:table-cell table:style-name="ce12" office:value-type="string">
            <text:p>Epsilon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.5">
            <text:p>2.5</text:p>
          </table:table-cell>
          <table:table-cell table:number-columns-repeated="1015"/>
        </table:table-row>
        <table:table-row table:style-name="ro4">
          <table:table-cell table:style-name="ce12" office:value-type="string">
            <text:p>Fo2</text:p>
          </table:table-cell>
          <table:table-cell table:style-name="ce11" table:number-columns-repeated="2"/>
          <table:table-cell table:style-name="ce11" office:value-type="float" office:value="6.57">
            <text:p>6.57</text:p>
          </table:table-cell>
          <table:table-cell/>
          <table:table-cell table:style-name="ce12" office:value-type="string">
            <text:p>Fo2</text:p>
          </table:table-cell>
          <table:table-cell table:style-name="ce11" table:number-columns-repeated="3"/>
          <table:table-cell table:number-columns-repeated="1015"/>
        </table:table-row>
        <table:table-row table:style-name="ro4">
          <table:table-cell table:style-name="ce12" office:value-type="string">
            <text:p>Champ-5</text:p>
          </table:table-cell>
          <table:table-cell table:style-name="ce11" table:number-columns-repeated="3"/>
          <table:table-cell/>
          <table:table-cell table:style-name="ce12" office:value-type="string">
            <text:p>Champ-5</text:p>
          </table:table-cell>
          <table:table-cell table:style-name="ce11" table:number-columns-repeated="3"/>
          <table:table-cell table:number-columns-repeated="1015"/>
        </table:table-row>
        <table:table-row table:style-name="ro4">
          <table:table-cell table:style-name="ce12" office:value-type="string">
            <text:p>Horse-5</text:p>
          </table:table-cell>
          <table:table-cell table:style-name="ce11" office:value-type="float" office:value="1.04">
            <text:p>1.04</text:p>
          </table:table-cell>
          <table:table-cell table:style-name="ce11" office:value-type="float" office:value="2.14">
            <text:p>2.14</text:p>
          </table:table-cell>
          <table:table-cell table:style-name="ce11" office:value-type="float" office:value="7.4">
            <text:p>7.4</text:p>
          </table:table-cell>
          <table:table-cell/>
          <table:table-cell table:style-name="ce12" office:value-type="string">
            <text:p>Horse-5</text:p>
          </table:table-cell>
          <table:table-cell table:style-name="ce11" office:value-type="float" office:value="-5.97">
            <text:p>-5.97</text:p>
          </table:table-cell>
          <table:table-cell table:style-name="ce11" office:value-type="float" office:value="3.02">
            <text:p>3.02</text:p>
          </table:table-cell>
          <table:table-cell table:style-name="ce11" office:value-type="float" office:value="-3.17">
            <text:p>-3.17</text:p>
          </table:table-cell>
          <table:table-cell table:number-columns-repeated="1015"/>
        </table:table-row>
        <table:table-row table:style-name="ro4">
          <table:table-cell table:style-name="ce12" office:value-type="string">
            <text:p>Big-10</text:p>
          </table:table-cell>
          <table:table-cell table:style-name="ce11" office:value-type="float" office:value="-2.8">
            <text:p>-2.8</text:p>
          </table:table-cell>
          <table:table-cell table:style-name="ce11" office:value-type="float" office:value="-0.02">
            <text:p>-0.02</text:p>
          </table:table-cell>
          <table:table-cell table:style-name="ce11" office:value-type="float" office:value="-2.33">
            <text:p>-2.33</text:p>
          </table:table-cell>
          <table:table-cell/>
          <table:table-cell table:style-name="ce12" office:value-type="string">
            <text:p>Big-10</text:p>
          </table:table-cell>
          <table:table-cell table:style-name="ce11" office:value-type="float" office:value="-0.57">
            <text:p>-0.57</text:p>
          </table:table-cell>
          <table:table-cell table:style-name="ce11" office:value-type="float" office:value="2.14">
            <text:p>2.14</text:p>
          </table:table-cell>
          <table:table-cell table:style-name="ce11" office:value-type="float" office:value="3.01">
            <text:p>3.01</text:p>
          </table:table-cell>
          <table:table-cell table:number-columns-repeated="1015"/>
        </table:table-row>
      </table:table>
      <table:table table:name="e 23x8x5x5" table:style-name="ta1" table:print="false">
        <table:table-column table:style-name="co7" table:default-cell-style-name="ce70"/>
        <table:table-column table:style-name="co8" table:default-cell-style-name="ce70"/>
        <table:table-column table:style-name="co3" table:default-cell-style-name="ce74"/>
        <table:table-column table:style-name="co3" table:default-cell-style-name="ce67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row table:style-name="ro3">
          <table:table-cell table:style-name="ce1" office:value-type="string">
            <text:p>EqFictiousPlay: forecast iteration count for given epsilon</text:p>
          </table:table-cell>
          <table:table-cell table:style-name="ce73"/>
          <table:table-cell table:style-name="Default" table:number-columns-repeated="2"/>
          <table:table-cell table:number-columns-repeated="4"/>
        </table:table-row>
        <table:table-row table:style-name="ro4">
          <table:table-cell table:style-name="Default"/>
          <table:table-cell table:style-name="ce73"/>
          <table:table-cell table:style-name="Default" table:number-columns-repeated="2"/>
          <table:table-cell table:number-columns-repeated="4"/>
        </table:table-row>
        <table:table-row table:style-name="ro4">
          <table:table-cell table:style-name="ce69" office:value-type="string">
            <text:p>Epsilon</text:p>
          </table:table-cell>
          <table:table-cell table:style-name="ce35" office:value-type="string">
            <text:p>Iterations</text:p>
          </table:table-cell>
          <table:table-cell table:style-name="ce35" office:value-type="string">
            <text:p>Log(e)</text:p>
          </table:table-cell>
          <table:table-cell table:style-name="ce75" office:value-type="string">
            <text:p>Log(it)</text:p>
          </table:table-cell>
          <table:table-cell/>
          <table:table-cell table:style-name="ce77" office:value-type="string">
            <text:p>Desired e:</text:p>
          </table:table-cell>
          <table:table-cell table:style-name="ce78" office:value-type="float" office:value="0.01">
            <text:p>0.010000</text:p>
          </table:table-cell>
          <table:table-cell/>
        </table:table-row>
        <table:table-row table:style-name="ro4">
          <table:table-cell office:value-type="float" office:value="0.667417990119131">
            <text:p>0.67</text:p>
          </table:table-cell>
          <table:table-cell office:value-type="float" office:value="7110">
            <text:p>7110</text:p>
          </table:table-cell>
          <table:table-cell table:formula="of:=LOG([.A4];10)" office:value-type="float" office:value="-0.175602091202102">
            <text:p>-0.176</text:p>
          </table:table-cell>
          <table:table-cell table:formula="of:=LOG([.B4];10)" office:value-type="float" office:value="3.85186960072977">
            <text:p>3.852</text:p>
          </table:table-cell>
          <table:table-cell/>
          <table:table-cell table:style-name="ce77" office:value-type="string">
            <text:p>Forecast it:</text:p>
          </table:table-cell>
          <table:table-cell table:style-name="ce79" table:formula="of:=10^FORECAST(LOG([.G3]);[.D4:.D13];[.C4:.C13])" office:value-type="float" office:value="474495.480883657">
            <text:p>474495</text:p>
          </table:table-cell>
          <table:table-cell table:style-name="ce80" office:value-type="string">
            <text:p>← Adjust range here!</text:p>
          </table:table-cell>
        </table:table-row>
        <table:table-row table:style-name="ro4">
          <table:table-cell office:value-type="float" office:value="0.600659205225835">
            <text:p>0.6</text:p>
          </table:table-cell>
          <table:table-cell office:value-type="float" office:value="7900">
            <text:p>7900</text:p>
          </table:table-cell>
          <table:table-cell table:formula="of:=LOG([.A5];10)" office:value-type="float" office:value="-0.221371862886896">
            <text:p>-0.221</text:p>
          </table:table-cell>
          <table:table-cell table:formula="of:=LOG([.B5];10)" office:value-type="float" office:value="3.89762709129044">
            <text:p>3.898</text:p>
          </table:table-cell>
          <table:table-cell/>
          <table:table-cell table:style-name="ce31" office:value-type="string">
            <text:p>It. done:</text:p>
          </table:table-cell>
          <table:table-cell table:style-name="ce11" office:value-type="float" office:value="4000">
            <text:p>4000</text:p>
          </table:table-cell>
          <table:table-cell/>
        </table:table-row>
        <table:table-row table:style-name="ro4">
          <table:table-cell office:value-type="float" office:value="0.540577608461651">
            <text:p>0.54</text:p>
          </table:table-cell>
          <table:table-cell office:value-type="float" office:value="8778">
            <text:p>8778</text:p>
          </table:table-cell>
          <table:table-cell table:formula="of:=LOG([.A6];10)" office:value-type="float" office:value="-0.267141947395979">
            <text:p>-0.267</text:p>
          </table:table-cell>
          <table:table-cell table:formula="of:=LOG([.B6];10)" office:value-type="float" office:value="3.94339557650895">
            <text:p>3.943</text:p>
          </table:table-cell>
          <table:table-cell/>
          <table:table-cell table:style-name="ce31" office:value-type="string">
            <text:p>It/s:</text:p>
          </table:table-cell>
          <table:table-cell table:style-name="ce11" office:value-type="float" office:value="0.5">
            <text:p>0.5</text:p>
          </table:table-cell>
          <table:table-cell/>
        </table:table-row>
        <table:table-row table:style-name="ro4">
          <table:table-cell office:value-type="float" office:value="0.486481309878343">
            <text:p>0.49</text:p>
          </table:table-cell>
          <table:table-cell office:value-type="float" office:value="9754">
            <text:p>9754</text:p>
          </table:table-cell>
          <table:table-cell table:formula="of:=LOG([.A7];10)" office:value-type="float" office:value="-0.312933840231443">
            <text:p>-0.313</text:p>
          </table:table-cell>
          <table:table-cell table:formula="of:=LOG([.B7];10)" office:value-type="float" office:value="3.98918275125555">
            <text:p>3.989</text:p>
          </table:table-cell>
          <table:table-cell/>
          <table:table-cell table:style-name="ce12" office:value-type="string">
            <text:p>Days left:</text:p>
          </table:table-cell>
          <table:table-cell table:style-name="ce12" table:formula="of:=([.G4]-[.G5])/[.G6]/24/3600" office:value-type="float" office:value="10.8910990945291">
            <text:p>10.89</text:p>
          </table:table-cell>
          <table:table-cell/>
        </table:table-row>
        <table:table-row table:style-name="ro4">
          <table:table-cell office:value-type="float" office:value="0.437828379306628">
            <text:p>0.44</text:p>
          </table:table-cell>
          <table:table-cell office:value-type="float" office:value="10838">
            <text:p>10838</text:p>
          </table:table-cell>
          <table:table-cell table:formula="of:=LOG([.A8];10)" office:value-type="float" office:value="-0.35869609161044">
            <text:p>-0.359</text:p>
          </table:table-cell>
          <table:table-cell table:formula="of:=LOG([.B8];10)" office:value-type="float" office:value="4.03494914667637">
            <text:p>4.035</text:p>
          </table:table-cell>
          <table:table-cell table:number-columns-repeated="4"/>
        </table:table-row>
        <table:table-row table:style-name="ro4">
          <table:table-cell office:value-type="float" office:value="0.394034073287431">
            <text:p>0.39</text:p>
          </table:table-cell>
          <table:table-cell office:value-type="float" office:value="12043">
            <text:p>12043</text:p>
          </table:table-cell>
          <table:table-cell table:formula="of:=LOG([.A9];10)" office:value-type="float" office:value="-0.404466221826998">
            <text:p>-0.404</text:p>
          </table:table-cell>
          <table:table-cell table:formula="of:=LOG([.B9];10)" office:value-type="float" office:value="4.08073468635314">
            <text:p>4.081</text:p>
          </table:table-cell>
          <table:table-cell table:number-columns-repeated="4"/>
        </table:table-row>
        <table:table-row table:style-name="ro4">
          <table:table-cell office:value-type="float" office:value="0.354623392768777">
            <text:p>0.35</text:p>
          </table:table-cell>
          <table:table-cell office:value-type="float" office:value="13381">
            <text:p>13381</text:p>
          </table:table-cell>
          <table:table-cell table:formula="of:=LOG([.A10];10)" office:value-type="float" office:value="-0.450232619509755">
            <text:p>-0.450</text:p>
          </table:table-cell>
          <table:table-cell table:formula="of:=LOG([.B10];10)" office:value-type="float" office:value="4.12648857070037">
            <text:p>4.126</text:p>
          </table:table-cell>
          <table:table-cell table:number-columns-repeated="4"/>
        </table:table-row>
        <table:table-row table:style-name="ro4">
          <table:table-cell office:value-type="float" office:value="0.31915041757463">
            <text:p>0.32</text:p>
          </table:table-cell>
          <table:table-cell office:value-type="float" office:value="14868">
            <text:p>14868</text:p>
          </table:table-cell>
          <table:table-cell table:formula="of:=LOG([.A11];10)" office:value-type="float" office:value="-0.496004583005321">
            <text:p>-0.496</text:p>
          </table:table-cell>
          <table:table-cell table:formula="of:=LOG([.B11];10)" office:value-type="float" office:value="4.17225255242369">
            <text:p>4.172</text:p>
          </table:table-cell>
          <table:table-cell table:number-columns-repeated="4"/>
        </table:table-row>
        <table:table-row table:style-name="ro4">
          <table:table-cell office:value-type="float" office:value="0.287228246203361">
            <text:p>0.29</text:p>
          </table:table-cell>
          <table:table-cell office:value-type="float" office:value="16521">
            <text:p>16521</text:p>
          </table:table-cell>
          <table:table-cell table:formula="of:=LOG([.A12];10)" office:value-type="float" office:value="-0.541772853541666">
            <text:p>-0.542</text:p>
          </table:table-cell>
          <table:table-cell table:formula="of:=LOG([.B12];10)" office:value-type="float" office:value="4.21803633120094">
            <text:p>4.218</text:p>
          </table:table-cell>
          <table:table-cell table:number-columns-repeated="4"/>
        </table:table-row>
        <table:table-row table:style-name="ro4">
          <table:table-cell office:value-type="float" office:value="0.258505406615336">
            <text:p>0.26</text:p>
          </table:table-cell>
          <table:table-cell office:value-type="float" office:value="18356">
            <text:p>18356</text:p>
          </table:table-cell>
          <table:table-cell table:formula="of:=LOG([.A13];10)" office:value-type="float" office:value="-0.58753036924837">
            <text:p>-0.588</text:p>
          </table:table-cell>
          <table:table-cell table:formula="of:=LOG([.B13];10)" office:value-type="float" office:value="4.26377804902262">
            <text:p>4.264</text:p>
          </table:table-cell>
          <table:table-cell table:style-name="ce76"/>
          <table:table-cell table:number-columns-repeated="3"/>
        </table:table-row>
        <table:table-row table:style-name="ro4">
          <table:table-cell table:style-name="ce71"/>
          <table:table-cell table:style-name="Default"/>
          <table:table-cell table:formula="of:=LOG([.A14];10)" office:value-type="float" office:value="0">
            <text:p>Err:502</text:p>
          </table:table-cell>
          <table:table-cell table:formula="of:=LOG([.B14];10)" office:value-type="float" office:value="0">
            <text:p>Err:502</text:p>
          </table:table-cell>
          <table:table-cell table:style-name="ce73"/>
          <table:table-cell table:number-columns-repeated="3"/>
        </table:table-row>
        <table:table-row table:style-name="ro4">
          <table:table-cell table:style-name="ce71"/>
          <table:table-cell table:style-name="Default"/>
          <table:table-cell table:formula="of:=LOG([.A15];10)" office:value-type="float" office:value="0">
            <text:p>Err:502</text:p>
          </table:table-cell>
          <table:table-cell table:formula="of:=LOG([.B15];10)" office:value-type="float" office:value="0">
            <text:p>Err:502</text:p>
          </table:table-cell>
          <table:table-cell table:style-name="ce73"/>
          <table:table-cell>
            <draw:frame table:end-cell-address="'e 23x8x5x5'.M31" table:end-x="0.0449in" table:end-y="0.0461in" draw:z-index="0" draw:style-name="gr1" svg:width="6.0764in" svg:height="2.7555in" svg:x="0.5217in" svg:y="0.1354in">
              <draw:object draw:notify-on-update-of-ranges="'e 23x8x5x5'.A4:'e 23x8x5x5'.A17 'e 23x8x5x5'.B3:'e 23x8x5x5'.B3 'e 23x8x5x5'.B4:'e 23x8x5x5'.B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4">
          <table:table-cell table:style-name="ce71"/>
          <table:table-cell table:style-name="Default"/>
          <table:table-cell table:formula="of:=LOG([.A16];10)" office:value-type="float" office:value="0">
            <text:p>Err:502</text:p>
          </table:table-cell>
          <table:table-cell table:formula="of:=LOG([.B16];10)" office:value-type="float" office:value="0">
            <text:p>Err:502</text:p>
          </table:table-cell>
          <table:table-cell table:style-name="ce73"/>
          <table:table-cell table:number-columns-repeated="3"/>
        </table:table-row>
        <table:table-row table:style-name="ro4">
          <table:table-cell table:style-name="ce71"/>
          <table:table-cell table:style-name="Default"/>
          <table:table-cell table:formula="of:=LOG([.A17];10)" office:value-type="float" office:value="0">
            <text:p>Err:502</text:p>
          </table:table-cell>
          <table:table-cell table:formula="of:=LOG([.B17];10)" office:value-type="float" office:value="0">
            <text:p>Err:502</text:p>
          </table:table-cell>
          <table:table-cell table:style-name="ce73"/>
          <table:table-cell table:number-columns-repeated="3"/>
        </table:table-row>
        <table:table-row table:style-name="ro4">
          <table:table-cell table:style-name="ce71"/>
          <table:table-cell table:style-name="Default"/>
          <table:table-cell table:formula="of:=LOG([.A18];10)" office:value-type="float" office:value="0">
            <text:p>Err:502</text:p>
          </table:table-cell>
          <table:table-cell table:formula="of:=LOG([.B18];10)" office:value-type="float" office:value="0">
            <text:p>Err:502</text:p>
          </table:table-cell>
          <table:table-cell table:style-name="ce73"/>
          <table:table-cell table:number-columns-repeated="3"/>
        </table:table-row>
        <table:table-row table:style-name="ro4">
          <table:table-cell table:style-name="ce71"/>
          <table:table-cell table:style-name="Default"/>
          <table:table-cell table:formula="of:=LOG([.A19];10)" office:value-type="float" office:value="0">
            <text:p>Err:502</text:p>
          </table:table-cell>
          <table:table-cell table:formula="of:=LOG([.B19];10)" office:value-type="float" office:value="0">
            <text:p>Err:502</text:p>
          </table:table-cell>
          <table:table-cell table:style-name="ce73"/>
          <table:table-cell table:number-columns-repeated="3"/>
        </table:table-row>
        <table:table-row table:style-name="ro4">
          <table:table-cell table:style-name="ce71"/>
          <table:table-cell table:style-name="Default"/>
          <table:table-cell table:formula="of:=LOG([.A20];10)" office:value-type="float" office:value="0">
            <text:p>Err:502</text:p>
          </table:table-cell>
          <table:table-cell table:formula="of:=LOG([.B20];10)" office:value-type="float" office:value="0">
            <text:p>Err:502</text:p>
          </table:table-cell>
          <table:table-cell table:style-name="ce73"/>
          <table:table-cell table:number-columns-repeated="3"/>
        </table:table-row>
        <table:table-row table:style-name="ro4">
          <table:table-cell table:style-name="ce71"/>
          <table:table-cell table:style-name="Default"/>
          <table:table-cell table:formula="of:=LOG([.A21];10)" office:value-type="float" office:value="0">
            <text:p>Err:502</text:p>
          </table:table-cell>
          <table:table-cell table:formula="of:=LOG([.B21];10)" office:value-type="float" office:value="0">
            <text:p>Err:502</text:p>
          </table:table-cell>
          <table:table-cell table:style-name="ce73"/>
          <table:table-cell table:number-columns-repeated="3"/>
        </table:table-row>
        <table:table-row table:style-name="ro4">
          <table:table-cell table:style-name="ce72"/>
          <table:table-cell table:style-name="ce36"/>
          <table:table-cell table:formula="of:=LOG([.A22];10)" office:value-type="float" office:value="0">
            <text:p>Err:502</text:p>
          </table:table-cell>
          <table:table-cell table:formula="of:=LOG([.B22];10)" office:value-type="float" office:value="0">
            <text:p>Err:502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1" number:min-integer-digits="1"/>
    </number:number-style>
    <number:number-style style:name="N122">
      <number:number number:decimal-places="6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6">05/26/2012</text:date>, <text:time>21:4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van Alles</meta:initial-creator>
    <meta:creation-date>2011-05-30T11:30:04.54</meta:creation-date>
    <dc:date>2012-05-26T21:44:24.59</dc:date>
    <meta:editing-duration>P1DT2H8M7S</meta:editing-duration>
    <meta:editing-cycles>229</meta:editing-cycles>
    <meta:generator>OpenOffice.org/3.3$Win32 OpenOffice.org_project/330m20$Build-9567</meta:generator>
    <dc:creator>Ivan Alles</dc:creator>
    <meta:document-statistic meta:table-count="3" meta:cell-count="11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435cm" svg:height="6.662cm" xlink:href=".." chart:class="chart:line" chart:style-name="ch1">
        <chart:legend chart:legend-position="end" svg:x="13.313cm" svg:y="3.023cm" chart:style-name="ch2"/>
        <chart:plot-area chart:style-name="ch3" table:cell-range-address="'e 23x8x5x5'.A3:'e 23x8x5x5'.B17" chart:data-source-has-labels="both" svg:x="0.308cm" svg:y="0.133cm" svg:width="12.698cm" svg:height="6.263cm">
          <chart:axis chart:dimension="x" chart:name="primary-x" chart:style-name="ch4">
            <chart:categories table:cell-range-address="'e 23x8x5x5'.A4:'e 23x8x5x5'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 23x8x5x5'.B4:'e 23x8x5x5'.B17" chart:label-cell-address="'e 23x8x5x5'.B3:'e 23x8x5x5'.B3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 23x8x5x5'.B3:'e 23x8x5x5'.B3">Iterations</text:p>
              </table:table-cell>
            </table:table-row>
          </table:table-header-rows>
          <table:table-rows>
            <table:table-row>
              <table:table-cell office:value-type="string">
                <text:p text:id="'e 23x8x5x5'.A4:'e 23x8x5x5'.A17">0,67</text:p>
              </table:table-cell>
              <table:table-cell office:value-type="float" office:value="7110">
                <text:p text:id="'e 23x8x5x5'.B4:'e 23x8x5x5'.B17">7110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string">
                <text:p>0,54</text:p>
              </table:table-cell>
              <table:table-cell office:value-type="float" office:value="8778">
                <text:p>8778</text:p>
              </table:table-cell>
            </table:table-row>
            <table:table-row>
              <table:table-cell office:value-type="string">
                <text:p>0,49</text:p>
              </table:table-cell>
              <table:table-cell office:value-type="float" office:value="9754">
                <text:p>9754</text:p>
              </table:table-cell>
            </table:table-row>
            <table:table-row>
              <table:table-cell office:value-type="string">
                <text:p>0,44</text:p>
              </table:table-cell>
              <table:table-cell office:value-type="float" office:value="10838">
                <text:p>10838</text:p>
              </table:table-cell>
            </table:table-row>
            <table:table-row>
              <table:table-cell office:value-type="string">
                <text:p>0,39</text:p>
              </table:table-cell>
              <table:table-cell office:value-type="float" office:value="12043">
                <text:p>12043</text:p>
              </table:table-cell>
            </table:table-row>
            <table:table-row>
              <table:table-cell office:value-type="string">
                <text:p>0,35</text:p>
              </table:table-cell>
              <table:table-cell office:value-type="float" office:value="13381">
                <text:p>13381</text:p>
              </table:table-cell>
            </table:table-row>
            <table:table-row>
              <table:table-cell office:value-type="string">
                <text:p>0,32</text:p>
              </table:table-cell>
              <table:table-cell office:value-type="float" office:value="14868">
                <text:p>14868</text:p>
              </table:table-cell>
            </table:table-row>
            <table:table-row>
              <table:table-cell office:value-type="string">
                <text:p>0,29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string">
                <text:p>0,26</text:p>
              </table:table-cell>
              <table:table-cell office:value-type="float" office:value="18356">
                <text:p>18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